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2"/>1 <text:s text:c="9"/>11 <text:s text:c="8"/>21 <text:s text:c="8"/>31 <text:s text:c="8"/>41 <text:s text:c="7"/>50 <text:s text:c="7"/></text:p>
      <text:p text:style-name="Preformatted_20_Text"><text:s text:c="2"/>| <text:s text:c="9"/>| <text:s text:c="9"/>| <text:s text:c="9"/>| <text:s text:c="9"/>| <text:s text:c="7"/>|</text:p>
      <text:p text:style-name="Preformatted_20_Text"><text:s text:c="2"/>ccctaaccct aaccctagcc ctagccctag ccctagccct agccctagcc <text:s text:c="5"/>50 P01 <text:s text:c="4"/></text:p>
      <text:p text:style-name="Preformatted_20_Text"><text:s text:c="2"/>ccctaaccct aaccctaacc ctaaccctaa ccctaaccct aa-cctaacc <text:s text:c="5"/>49 AP008984_1</text:p>
      <text:p text:style-name="Preformatted_20_Text"/>
      <text:p text:style-name="Preformatted_20_Text"/>
      <text:p text:style-name="Preformatted_20_Text"/>
      <text:p text:style-name="Preformatted_20_Text"><text:s text:c="2"/>ctagccctag ccccccctaa ccctaaccct attccgtcgt ccaagacggc <text:s text:c="4"/>100 P01 <text:s text:c="4"/></text:p>
      <text:p text:style-name="Preformatted_20_Text"><text:s text:c="2"/>ctagccctag ----ccctaa ccctaaccct attccgtcgt ccaagacggc <text:s text:c="5"/>95 AP008984_1</text:p>
      <text:p text:style-name="Preformatted_20_Text"/>
      <text:p text:style-name="Preformatted_20_Text"/>
      <text:p text:style-name="Preformatted_20_Text"/>
      <text:p text:style-name="Preformatted_20_Text"><text:s text:c="2"/>gtgaaacagc cccaagtagg gtgtccgcac cacacgacgg tcatttgctg <text:s text:c="4"/>150 P01 <text:s text:c="4"/></text:p>
      <text:p text:style-name="Preformatted_20_Text"><text:s text:c="2"/>gtgaaacagc cccaagtagg gtgtccgcac cacacgacgg tcatttgctg <text:s text:c="4"/>145 AP008984_1</text:p>
      <text:p text:style-name="Preformatted_20_Text"/>
      <text:p text:style-name="Preformatted_20_Text"/>
      <text:p text:style-name="Preformatted_20_Text"/>
      <text:p text:style-name="Preformatted_20_Text"><text:s text:c="2"/>ggtgggagga gcctaaatgg ccttaaaact ggcttctgca gccatggtgg <text:s text:c="4"/>200 P01 <text:s text:c="4"/></text:p>
      <text:p text:style-name="Preformatted_20_Text"><text:s text:c="2"/>ggtgggagga gcctaaatgg ctttaaaact ggcttctgca gccatggtgg <text:s text:c="4"/>195 AP008984_1</text:p>
      <text:p text:style-name="Preformatted_20_Text"/>
      <text:p text:style-name="Preformatted_20_Text"/>
      <text:p text:style-name="Preformatted_20_Text"/>
      <text:p text:style-name="Preformatted_20_Text"><text:s text:c="2"/>acacttccaa ccctacctgg agcatcaaaa ctcatcaaaa cctctacaaa <text:s text:c="4"/>250 P01 <text:s text:c="4"/></text:p>
      <text:p text:style-name="Preformatted_20_Text"><text:s text:c="2"/>acacttccaa ccctacctgg agcatcaaaa ctcatcaaaa cctctacaaa <text:s text:c="4"/>245 AP008984_1</text:p>
      <text:p text:style-name="Preformatted_20_Text"/>
      <text:p text:style-name="Preformatted_20_Text"/>
      <text:p text:style-name="Preformatted_20_Text"/>
      <text:p text:style-name="Preformatted_20_Text"><text:s text:c="2"/>aacagccgct tctactcaaa cctaccgtct caagccctaa ctggactcaa <text:s text:c="4"/>300 P01 <text:s text:c="4"/></text:p>
      <text:p text:style-name="Preformatted_20_Text"><text:s text:c="2"/>aacagccgct tctactcaaa cctaccgtct caagccctaa ctggactcaa <text:s text:c="4"/>295 AP008984_1</text:p>
      <text:p text:style-name="Preformatted_20_Text"/>
      <text:p text:style-name="Preformatted_20_Text"/>
      <text:p text:style-name="Preformatted_20_Text"/>
      <text:p text:style-name="Preformatted_20_Text"><text:s text:c="2"/>ccctaccact tctagcccta attctgctca accctaccac ttctagccct <text:s text:c="4"/>350 P01 <text:s text:c="4"/></text:p>
      <text:p text:style-name="Preformatted_20_Text"><text:s text:c="2"/>ccctaccact tctagcccta attctgctca accctaccac ttctagccct <text:s text:c="4"/>345 AP008984_1</text:p>
      <text:p text:style-name="Preformatted_20_Text"/>
      <text:p text:style-name="Preformatted_20_Text"/>
      <text:p text:style-name="Preformatted_20_Text"/>
      <text:p text:style-name="Preformatted_20_Text"><text:s text:c="2"/>aaaaatcatg ctggtcaagg cctactgcga cttcatgcga cgcctggacg <text:s text:c="4"/>400 P01 <text:s text:c="4"/></text:p>
      <text:p text:style-name="Preformatted_20_Text"><text:s text:c="2"/>aaaaatcatg ctggtcaagg cctactgcga cttcatgcga cgcctggacg <text:s text:c="4"/>395 AP008984_1</text:p>
      <text:p text:style-name="Preformatted_20_Text"/>
      <text:p text:style-name="Preformatted_20_Text"/>
      <text:p text:style-name="Preformatted_20_Text"/>
      <text:p text:style-name="Preformatted_20_Text"><text:s text:c="2"/>acgccttgtg ggtctctggc ctcaaggaga gcgacgtggg gcacgtcagg <text:s text:c="4"/>450 P01 <text:s text:c="4"/></text:p>
      <text:p text:style-name="Preformatted_20_Text"><text:s text:c="2"/>acgccttgtg ggtctctggc ctcaaggaga gcgacgtggg gcacgtcagg <text:s text:c="4"/>445 AP008984_1</text:p>
      <text:p text:style-name="Preformatted_20_Text"/>
      <text:p text:style-name="Preformatted_20_Text"/>
      <text:p text:style-name="Preformatted_20_Text"/>
      <text:p text:style-name="Preformatted_20_Text"><text:s text:c="2"/>cactacaagg acaagaagat tctgtccaaa atgaccaagg tgaagcagtg <text:s text:c="4"/>500 P01 <text:s text:c="4"/></text:p>
      <text:p text:style-name="Preformatted_20_Text"><text:s text:c="2"/>cactacaagg acaagaagat tctgtccaaa atgaccaagg tgaagcagtg <text:s text:c="4"/>495 AP008984_1</text:p>
      <text:p text:style-name="Preformatted_20_Text"/>
      <text:p text:style-name="Preformatted_20_Text"/>
      <text:p text:style-name="Preformatted_20_Text"/>
      <text:p text:style-name="Preformatted_20_Text"><text:s text:c="2"/>tgcgctcagc aagaagtacc acgagtgtga gagggcagtg ggggacgtgt <text:s text:c="4"/>550 P01 <text:s text:c="4"/></text:p>
      <text:p text:style-name="Preformatted_20_Text"><text:s text:c="2"/>tgcgctcagc aagaagtacc acgagtgtga gagggcagtg ggggacgtgt <text:s text:c="4"/>545 AP008984_1</text:p>
      <text:p text:style-name="Preformatted_20_Text"/>
      <text:p text:style-name="Preformatted_20_Text"/>
      <text:p text:style-name="Preformatted_20_Text"/>
      <text:p text:style-name="Preformatted_20_Text"><text:s text:c="2"/>ttgagacagt gttccagggc ctgactctgg tcattttcgt gtgcatgctt <text:s text:c="4"/>600 P01 <text:s text:c="4"/></text:p>
      <text:p text:style-name="Preformatted_20_Text"><text:s text:c="2"/>ttgagacagt gttcaagggc ctgactctgg tcattttcgt gtgcatgctt <text:s text:c="4"/>595 AP008984_1</text:p>
      <text:p text:style-name="Preformatted_20_Text"/>
      <text:p text:style-name="Preformatted_20_Text"/>
      <text:p text:style-name="Preformatted_20_Text"/>
      <text:p text:style-name="Preformatted_20_Text"><text:s text:c="2"/>gtgtttttca actactgtgc ggcgagcgag cgtcgcgtgg ccagcaaggg <text:s text:c="4"/>650 P01 <text:s text:c="4"/></text:p>
      <text:p text:style-name="Preformatted_20_Text"><text:s text:c="2"/>gtgtttttca actactgtgc ggcgagcgag cgtcgcgtgg ccagcaaggg <text:s text:c="4"/>645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acccgtggtt aggtgctcag acggcgtgca gaagctcatg ggcgagtacc <text:s text:c="4"/>700 P01 <text:s text:c="4"/></text:p>
      <text:p text:style-name="Preformatted_20_Text"><text:s text:c="2"/>acccgtggtt aggtgctcag acggcgtgca gaagctcatg ggcgagtacc <text:s text:c="4"/>695 AP008984_1</text:p>
      <text:p text:style-name="Preformatted_20_Text"/>
      <text:p text:style-name="Preformatted_20_Text"/>
      <text:p text:style-name="Preformatted_20_Text"/>
      <text:p text:style-name="Preformatted_20_Text"><text:s text:c="2"/>ctgagcacag gactgctgat ttctgtcccc tggacgcgga ctgcgcctgg <text:s text:c="4"/>750 P01 <text:s text:c="4"/></text:p>
      <text:p text:style-name="Preformatted_20_Text"><text:s text:c="2"/>ctgagcacag gactgctgat ttctgtcccc tggacgcgga ctgcgcctgg <text:s text:c="4"/>745 AP008984_1</text:p>
      <text:p text:style-name="Preformatted_20_Text"/>
      <text:p text:style-name="Preformatted_20_Text"/>
      <text:p text:style-name="Preformatted_20_Text"/>
      <text:p text:style-name="Preformatted_20_Text"><text:s text:c="2"/>tacaagggcc cacacgccgg cgtgatcccc atctaccacc ctctggccct <text:s text:c="4"/>800 P01 <text:s text:c="4"/></text:p>
      <text:p text:style-name="Preformatted_20_Text"><text:s text:c="2"/>tacaagggcc cacacgccgg cgtgatcccc atctaccacc ctctggccct <text:s text:c="4"/>795 AP008984_1</text:p>
      <text:p text:style-name="Preformatted_20_Text"/>
      <text:p text:style-name="Preformatted_20_Text"/>
      <text:p text:style-name="Preformatted_20_Text"/>
      <text:p text:style-name="Preformatted_20_Text"><text:s text:c="2"/>ctactacaac gactctgacg aggtgagatg cttcccaggc ttcacactgc <text:s text:c="4"/>850 P01 <text:s text:c="4"/></text:p>
      <text:p text:style-name="Preformatted_20_Text"><text:s text:c="2"/>ctactacaac gactctgacg aggtgagatg cttcccaggc ttcacactgc <text:s text:c="4"/>845 AP008984_1</text:p>
      <text:p text:style-name="Preformatted_20_Text"/>
      <text:p text:style-name="Preformatted_20_Text"/>
      <text:p text:style-name="Preformatted_20_Text"/>
      <text:p text:style-name="Preformatted_20_Text"><text:s text:c="2"/>tgcccgtgga ggcccctgcc tacatcccca agacgctgga cgcctaccca <text:s text:c="4"/>900 P01 <text:s text:c="4"/></text:p>
      <text:p text:style-name="Preformatted_20_Text"><text:s text:c="2"/>tgcccgtgga ggcccctgcc tacatcccca agacgctgga cgcctaccca <text:s text:c="4"/>895 AP008984_1</text:p>
      <text:p text:style-name="Preformatted_20_Text"/>
      <text:p text:style-name="Preformatted_20_Text"/>
      <text:p text:style-name="Preformatted_20_Text"/>
      <text:p text:style-name="Preformatted_20_Text"><text:s text:c="2"/>gagctgtgtc agatgatggc agcgcacgca gggatgtgtg agatggactg <text:s text:c="4"/>950 P01 <text:s text:c="4"/></text:p>
      <text:p text:style-name="Preformatted_20_Text"><text:s text:c="2"/>gagctgtgtc agatgatggc agcgcacgca gggatgtgtg agatggactg <text:s text:c="4"/>945 AP008984_1</text:p>
      <text:p text:style-name="Preformatted_20_Text"/>
      <text:p text:style-name="Preformatted_20_Text"/>
      <text:p text:style-name="Preformatted_20_Text"/>
      <text:p text:style-name="Preformatted_20_Text"><text:s text:c="2"/>tcccagggcc aggatcacct ctctgaacag aaggagcctg cagctgacct <text:s text:c="3"/>1000 P01 <text:s text:c="4"/></text:p>
      <text:p text:style-name="Preformatted_20_Text"><text:s text:c="2"/>tcccagggcc aggatcacct ctctgaacag aaggagcctg cagctgacct <text:s text:c="4"/>995 AP008984_1</text:p>
      <text:p text:style-name="Preformatted_20_Text"/>
      <text:p text:style-name="Preformatted_20_Text"/>
      <text:p text:style-name="Preformatted_20_Text"/>
      <text:p text:style-name="Preformatted_20_Text"><text:s text:c="2"/>tctccaacaa gaacgggttc gagatgaaga ccctggtccc ttcatgggct <text:s text:c="3"/>1050 P01 <text:s text:c="4"/></text:p>
      <text:p text:style-name="Preformatted_20_Text"><text:s text:c="2"/>tctccaacaa gaacgggttc gagatgaaga ccctggtccc ttcatgggct <text:s text:c="3"/>1045 AP008984_1</text:p>
      <text:p text:style-name="Preformatted_20_Text"/>
      <text:p text:style-name="Preformatted_20_Text"/>
      <text:p text:style-name="Preformatted_20_Text"/>
      <text:p text:style-name="Preformatted_20_Text"><text:s text:c="2"/>catgactacg cacacgacgt cgtgctaccc aactttgact acgctatggt <text:s text:c="3"/>1100 P01 <text:s text:c="4"/></text:p>
      <text:p text:style-name="Preformatted_20_Text"><text:s text:c="2"/>catgactacg cacacgacgt cgtgctaccc aactttgact acgctatggt <text:s text:c="3"/>1095 AP008984_1</text:p>
      <text:p text:style-name="Preformatted_20_Text"/>
      <text:p text:style-name="Preformatted_20_Text"/>
      <text:p text:style-name="Preformatted_20_Text"/>
      <text:p text:style-name="Preformatted_20_Text"><text:s text:c="2"/>gcttgtgcac agggcctacc tgtcattgta attgttatca t--------- <text:s text:c="3"/>1141 P01 <text:s text:c="4"/></text:p>
      <text:p text:style-name="Preformatted_20_Text"><text:s text:c="2"/>gcttgtgcac agggcctacc tgtcattgta attgttatca ttgtgatgta <text:s text:c="3"/>1145 AP008984_1</text:p>
      <text:p text:style-name="Preformatted_20_Text"/>
      <text:p text:style-name="Preformatted_20_Text"/>
      <text:p text:style-name="Preformatted_20_Text"/>
      <text:p text:style-name="Preformatted_20_Text"><text:s text:c="2"/>---tgttatt gtatgtgtat acgcatgatt ttcaataaaa agttgaactc <text:s text:c="3"/>1188 P01 <text:s text:c="4"/></text:p>
      <text:p text:style-name="Preformatted_20_Text"><text:s text:c="2"/>ttgtgttatt gtatgtgtat acgcatgatt ttcaataaaa agttgaactc <text:s text:c="3"/>1195 AP008984_1</text:p>
      <text:p text:style-name="Preformatted_20_Text"/>
      <text:p text:style-name="Preformatted_20_Text"/>
      <text:p text:style-name="Preformatted_20_Text"/>
      <text:p text:style-name="Preformatted_20_Text"><text:s text:c="2"/>tatctatctc tcatgtggtt tatggtttaa agtttttttt atatatagta <text:s text:c="3"/>1238 P01 <text:s text:c="4"/></text:p>
      <text:p text:style-name="Preformatted_20_Text"><text:s text:c="2"/>tatctatctc tcatgtggtt tatggtttaa ag-ttttttt atatatagta <text:s text:c="3"/>1244 AP008984_1</text:p>
      <text:p text:style-name="Preformatted_20_Text"/>
      <text:p text:style-name="Preformatted_20_Text"/>
      <text:p text:style-name="Preformatted_20_Text"/>
      <text:p text:style-name="Preformatted_20_Text"><text:s text:c="2"/>ccttcattta tgtacatgaa gtgtgtatgc actaagttta tttaatgaac <text:s text:c="3"/>1288 P01 <text:s text:c="4"/></text:p>
      <text:p text:style-name="Preformatted_20_Text"><text:soft-page-break/><text:s text:c="2"/>ccttcattta tgtacatgaa gtgtgtatgc actaagttta tttaatgaac <text:s text:c="3"/>1294 AP008984_1</text:p>
      <text:p text:style-name="Preformatted_20_Text"/>
      <text:p text:style-name="Preformatted_20_Text"/>
      <text:p text:style-name="Preformatted_20_Text"/>
      <text:p text:style-name="Preformatted_20_Text"><text:s text:c="2"/>atgatgttta tgacttcatt tatgtacatg aagtgcacta agtttatgac <text:s text:c="3"/>1338 P01 <text:s text:c="4"/></text:p>
      <text:p text:style-name="Preformatted_20_Text"><text:s text:c="2"/>atgatgttta tgacttcatt tatgtacatg aagtgcacta agtttatgac <text:s text:c="3"/>1344 AP008984_1</text:p>
      <text:p text:style-name="Preformatted_20_Text"/>
      <text:p text:style-name="Preformatted_20_Text"/>
      <text:p text:style-name="Preformatted_20_Text"/>
      <text:p text:style-name="Preformatted_20_Text"><text:s text:c="2"/>ttcatttatg tacatgaagt gcactaagtt tatgacttga cctcgtttat <text:s text:c="3"/>1388 P01 <text:s text:c="4"/></text:p>
      <text:p text:style-name="Preformatted_20_Text"><text:s text:c="2"/>ttcatttatg tacatgaagt gcactaagtt tatgacttga cctcgtttat <text:s text:c="3"/>1394 AP008984_1</text:p>
      <text:p text:style-name="Preformatted_20_Text"/>
      <text:p text:style-name="Preformatted_20_Text"/>
      <text:p text:style-name="Preformatted_20_Text"/>
      <text:p text:style-name="Preformatted_20_Text"><text:s text:c="2"/>gtacatgagg tttctaagtt taagaccttt aagttttatt attatattgt <text:s text:c="3"/>1438 P01 <text:s text:c="4"/></text:p>
      <text:p text:style-name="Preformatted_20_Text"><text:s text:c="2"/>gtacatgagg tttctaagtt taagaccttt aagttttatt attatattgt <text:s text:c="3"/>1444 AP008984_1</text:p>
      <text:p text:style-name="Preformatted_20_Text"/>
      <text:p text:style-name="Preformatted_20_Text"/>
      <text:p text:style-name="Preformatted_20_Text"/>
      <text:p text:style-name="Preformatted_20_Text"><text:s text:c="2"/>tataccattg aaccattgac cattgatgac cattgatgac atgagaaaga <text:s text:c="3"/>1488 P01 <text:s text:c="4"/></text:p>
      <text:p text:style-name="Preformatted_20_Text"><text:s text:c="2"/>tataccattg aaccattgac cattgatgac cattgatgac atgagaaaga <text:s text:c="3"/>1494 AP008984_1</text:p>
      <text:p text:style-name="Preformatted_20_Text"/>
      <text:p text:style-name="Preformatted_20_Text"/>
      <text:p text:style-name="Preformatted_20_Text"/>
      <text:p text:style-name="Preformatted_20_Text"><text:s text:c="2"/>aataagttta agggttttta ttgagtatat tcgcatcaat catcatacac <text:s text:c="3"/>1538 P01 <text:s text:c="4"/></text:p>
      <text:p text:style-name="Preformatted_20_Text"><text:s text:c="2"/>aataagttta agggttttta ttgagtatat tcgcatcaat catcatacac <text:s text:c="3"/>1544 AP008984_1</text:p>
      <text:p text:style-name="Preformatted_20_Text"/>
      <text:p text:style-name="Preformatted_20_Text"/>
      <text:p text:style-name="Preformatted_20_Text"/>
      <text:p text:style-name="Preformatted_20_Text"><text:s text:c="2"/>attcaacaat aacagtaaaa cattaaacag tttaagaatc agcaaggacg <text:s text:c="3"/>1588 P01 <text:s text:c="4"/></text:p>
      <text:p text:style-name="Preformatted_20_Text"><text:s text:c="2"/>attcaacaat aacagtaaaa cattaaacag tttaagaatc agcaaggacg <text:s text:c="3"/>1594 AP008984_1</text:p>
      <text:p text:style-name="Preformatted_20_Text"/>
      <text:p text:style-name="Preformatted_20_Text"/>
      <text:p text:style-name="Preformatted_20_Text"/>
      <text:p text:style-name="Preformatted_20_Text"><text:s text:c="2"/>atctcagcat ccaggtcagc cagggttctc tcccgactct tgatggggac <text:s text:c="3"/>1638 P01 <text:s text:c="4"/></text:p>
      <text:p text:style-name="Preformatted_20_Text"><text:s text:c="2"/>atctcagcat ccaggtcagc cagggttctc tcccgactct tgatggggac <text:s text:c="3"/>1644 AP008984_1</text:p>
      <text:p text:style-name="Preformatted_20_Text"/>
      <text:p text:style-name="Preformatted_20_Text"/>
      <text:p text:style-name="Preformatted_20_Text"/>
      <text:p text:style-name="Preformatted_20_Text"><text:s text:c="2"/>aggtgaggtg attcttctaa gtgccttctt gtctccctct cccaccatcc <text:s text:c="3"/>1688 P01 <text:s text:c="4"/></text:p>
      <text:p text:style-name="Preformatted_20_Text"><text:s text:c="2"/>aggtgaggtg attcttctaa gtgccttctt gtctccctct cccaccatcc <text:s text:c="3"/>1694 AP008984_1</text:p>
      <text:p text:style-name="Preformatted_20_Text"/>
      <text:p text:style-name="Preformatted_20_Text"/>
      <text:p text:style-name="Preformatted_20_Text"/>
      <text:p text:style-name="Preformatted_20_Text"><text:s text:c="2"/>actccacgtc gcatctgacc ctcacatcag cgtatctgcg gctgccatac <text:s text:c="3"/>1738 P01 <text:s text:c="4"/></text:p>
      <text:p text:style-name="Preformatted_20_Text"><text:s text:c="2"/>actccacgtc gcatctgacc ctcacatcag cgtatctgcg gctgccatac <text:s text:c="3"/>1744 AP008984_1</text:p>
      <text:p text:style-name="Preformatted_20_Text"/>
      <text:p text:style-name="Preformatted_20_Text"/>
      <text:p text:style-name="Preformatted_20_Text"/>
      <text:p text:style-name="Preformatted_20_Text"><text:s text:c="2"/>ccggtgcagg tcagcttgcc ctcagtgaag gtgttgcgtt ggactttggt <text:s text:c="3"/>1788 P01 <text:s text:c="4"/></text:p>
      <text:p text:style-name="Preformatted_20_Text"><text:s text:c="2"/>ccggtgcagg tcagcttgcc ctcagtgaag gtgttgcgtt ggactttggt <text:s text:c="3"/>1794 AP008984_1</text:p>
      <text:p text:style-name="Preformatted_20_Text"/>
      <text:p text:style-name="Preformatted_20_Text"/>
      <text:p text:style-name="Preformatted_20_Text"/>
      <text:p text:style-name="Preformatted_20_Text"><text:s text:c="2"/>caggtcaatg tagcagcggc gtgagttgcc agtcaccatc ttgccatact <text:s text:c="3"/>1838 P01 <text:s text:c="4"/></text:p>
      <text:p text:style-name="Preformatted_20_Text"><text:s text:c="2"/>caggtcaatg tagcagcggc gtgagttgcc agtcaccatc ttgccatact <text:s text:c="3"/>1844 AP008984_1</text:p>
      <text:p text:style-name="Preformatted_20_Text"/>
      <text:p text:style-name="Preformatted_20_Text"/>
      <text:p text:style-name="Preformatted_20_Text"/>
      <text:p text:style-name="Preformatted_20_Text"><text:s text:c="2"/>tgctcacctc agaggagatg ttgtgctcag ccaggggagc cattgggtcc <text:s text:c="3"/>1888 P01 <text:s text:c="4"/></text:p>
      <text:p text:style-name="Preformatted_20_Text"><text:s text:c="2"/>tgctcacctc agaggagatg ttgtgctcag ccaggggagc cattgggtcc <text:s text:c="3"/>1894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agcatcacca ggagttcaag gtgggcagcc aggcacatgt tgtgtcccag <text:s text:c="3"/>1938 P01 <text:s text:c="4"/></text:p>
      <text:p text:style-name="Preformatted_20_Text"><text:s text:c="2"/>agcatcacca ggagttcaag gtgggcagcc aggcacatgt tgtgtcccag <text:s text:c="3"/>1944 AP008984_1</text:p>
      <text:p text:style-name="Preformatted_20_Text"/>
      <text:p text:style-name="Preformatted_20_Text"/>
      <text:p text:style-name="Preformatted_20_Text"/>
      <text:p text:style-name="Preformatted_20_Text"><text:s text:c="2"/>ctggatgatc ttgggtgccc tgtggtttct gttgaagtta gtggccatct <text:s text:c="3"/>1988 P01 <text:s text:c="4"/></text:p>
      <text:p text:style-name="Preformatted_20_Text"><text:s text:c="2"/>ctggatgatc ttgggtgccc tgtggtttct gttgaagtta gtggccatct <text:s text:c="3"/>1994 AP008984_1</text:p>
      <text:p text:style-name="Preformatted_20_Text"/>
      <text:p text:style-name="Preformatted_20_Text"/>
      <text:p text:style-name="Preformatted_20_Text"/>
      <text:p text:style-name="Preformatted_20_Text"><text:s text:c="2"/>ggatcatggt ctggctgagg actggagcgt ctctcttctc aatcagcttg <text:s text:c="3"/>2038 P01 <text:s text:c="4"/></text:p>
      <text:p text:style-name="Preformatted_20_Text"><text:s text:c="2"/>ggatcatggt ctggctgagg actggagcgt ctctcttctc aatcagcttg <text:s text:c="3"/>2044 AP008984_1</text:p>
      <text:p text:style-name="Preformatted_20_Text"/>
      <text:p text:style-name="Preformatted_20_Text"/>
      <text:p text:style-name="Preformatted_20_Text"/>
      <text:p text:style-name="Preformatted_20_Text"><text:s text:c="2"/>atcttgtgga ctctgacctg tctgagtgtg aaggggtgca tgaagaagag <text:s text:c="3"/>2088 P01 <text:s text:c="4"/></text:p>
      <text:p text:style-name="Preformatted_20_Text"><text:s text:c="2"/>atcttgtgga ctctgacctg tctgagtgtg aaggggtgca tgaagaagag <text:s text:c="3"/>2094 AP008984_1</text:p>
      <text:p text:style-name="Preformatted_20_Text"/>
      <text:p text:style-name="Preformatted_20_Text"/>
      <text:p text:style-name="Preformatted_20_Text"/>
      <text:p text:style-name="Preformatted_20_Text"><text:s text:c="2"/>gtcatcatca tactggaacc tgcttgtgat gcctccagtg gtggcatagg <text:s text:c="3"/>2138 P01 <text:s text:c="4"/></text:p>
      <text:p text:style-name="Preformatted_20_Text"><text:s text:c="2"/>gtcatcatca tactggaacc tgcttgtgat gcctccagtg gtggcatagg <text:s text:c="3"/>2144 AP008984_1</text:p>
      <text:p text:style-name="Preformatted_20_Text"/>
      <text:p text:style-name="Preformatted_20_Text"/>
      <text:p text:style-name="Preformatted_20_Text"/>
      <text:p text:style-name="Preformatted_20_Text"><text:s text:c="2"/>tgcgcagagc tttgatctgg tcagggatgt ctttcacagt catggtggag <text:s text:c="3"/>2188 P01 <text:s text:c="4"/></text:p>
      <text:p text:style-name="Preformatted_20_Text"><text:s text:c="2"/>tgcgcagagc tttgatctgg tcagggatgt ctttcacagt catggtggag <text:s text:c="3"/>2194 AP008984_1</text:p>
      <text:p text:style-name="Preformatted_20_Text"/>
      <text:p text:style-name="Preformatted_20_Text"/>
      <text:p text:style-name="Preformatted_20_Text"/>
      <text:p text:style-name="Preformatted_20_Text"><text:s text:c="2"/>cagtcaaagg cgacgccagt cgcaagacgc atgacggcgt gggccccaat <text:s text:c="3"/>2238 P01 <text:s text:c="4"/></text:p>
      <text:p text:style-name="Preformatted_20_Text"><text:s text:c="2"/>cagtcaaagg cgacgccagt cgcaagacgc atgacggcgt gggccccaat <text:s text:c="3"/>2244 AP008984_1</text:p>
      <text:p text:style-name="Preformatted_20_Text"/>
      <text:p text:style-name="Preformatted_20_Text"/>
      <text:p text:style-name="Preformatted_20_Text"/>
      <text:p text:style-name="Preformatted_20_Text"><text:s text:c="2"/>ctccaccagc agcttgccca tctgccactg cttctttatg tcagggttgt <text:s text:c="3"/>2288 P01 <text:s text:c="4"/></text:p>
      <text:p text:style-name="Preformatted_20_Text"><text:s text:c="2"/>ctccaccagc agcttgccca tctgccactg cttctttatg tcagggttgt <text:s text:c="3"/>2294 AP008984_1</text:p>
      <text:p text:style-name="Preformatted_20_Text"/>
      <text:p text:style-name="Preformatted_20_Text"/>
      <text:p text:style-name="Preformatted_20_Text"/>
      <text:p text:style-name="Preformatted_20_Text"><text:s text:c="2"/>aggtgttggg agggtggttg aaggcatagt cgtggacaga gggcatgtgc <text:s text:c="3"/>2338 P01 <text:s text:c="4"/></text:p>
      <text:p text:style-name="Preformatted_20_Text"><text:s text:c="2"/>aggtgttggg agggtggttg aaggcatagt cgtggacaga gggcatgtgc <text:s text:c="3"/>2344 AP008984_1</text:p>
      <text:p text:style-name="Preformatted_20_Text"/>
      <text:p text:style-name="Preformatted_20_Text"/>
      <text:p text:style-name="Preformatted_20_Text"/>
      <text:p text:style-name="Preformatted_20_Text"><text:s text:c="2"/>acagaggcct cagtggcagg ggatatctca gaatcatcgc aggatgcaaa <text:s text:c="3"/>2388 P01 <text:s text:c="4"/></text:p>
      <text:p text:style-name="Preformatted_20_Text"><text:s text:c="2"/>acagaggcct cagtggcagg ggatatctca gaatcatcgc aggatgcaaa <text:s text:c="3"/>2394 AP008984_1</text:p>
      <text:p text:style-name="Preformatted_20_Text"/>
      <text:p text:style-name="Preformatted_20_Text"/>
      <text:p text:style-name="Preformatted_20_Text"/>
      <text:p text:style-name="Preformatted_20_Text"><text:s text:c="2"/>gatgtcgtcc agcatgaggg agctgtctct ggtcaggtgc tcgaaccaga <text:s text:c="3"/>2438 P01 <text:s text:c="4"/></text:p>
      <text:p text:style-name="Preformatted_20_Text"><text:s text:c="2"/>gatgtcgtcc agcatgaggg agctgtctct ggtcaggtgc tcgaaccaga <text:s text:c="3"/>2444 AP008984_1</text:p>
      <text:p text:style-name="Preformatted_20_Text"/>
      <text:p text:style-name="Preformatted_20_Text"/>
      <text:p text:style-name="Preformatted_20_Text"/>
      <text:p text:style-name="Preformatted_20_Text"><text:s text:c="2"/>tgtctgtcca ggactcgtag ctgcccagcc agttgaagcg ttcggtggat <text:s text:c="3"/>2488 P01 <text:s text:c="4"/></text:p>
      <text:p text:style-name="Preformatted_20_Text"><text:s text:c="2"/>tgtctgtcca ggactcgtag ctgcccagcc agttgaagcg ttcggtggat <text:s text:c="3"/>2494 AP008984_1</text:p>
      <text:p text:style-name="Preformatted_20_Text"/>
      <text:p text:style-name="Preformatted_20_Text"/>
      <text:p text:style-name="Preformatted_20_Text"/>
      <text:p text:style-name="Preformatted_20_Text"><text:s text:c="2"/>gagaagatgg gtctgccaag gaagatgcac acctgcatgg cgctggctgt <text:s text:c="3"/>2538 P01 <text:s text:c="4"/></text:p>
      <text:p text:style-name="Preformatted_20_Text"><text:s text:c="2"/>gagaagatgg gtctgccaag gaagatgcac acctgcatgg cgctggctgt <text:s text:c="3"/>2544 AP008984_1</text:p>
      <text:p text:style-name="Preformatted_20_Text"/>
      <text:p text:style-name="Preformatted_20_Text"/>
      <text:p text:style-name="Preformatted_20_Text"><text:soft-page-break/></text:p>
      <text:p text:style-name="Preformatted_20_Text"><text:s text:c="2"/>ggtcatcctg gtcccacaag agtaccggta tgtgccatct ggtctctcag <text:s text:c="3"/>2588 P01 <text:s text:c="4"/></text:p>
      <text:p text:style-name="Preformatted_20_Text"><text:s text:c="2"/>ggtcatcctg gtcccacaag agtaccggta tgtgccatct ggtctctcag <text:s text:c="3"/>2594 AP008984_1</text:p>
      <text:p text:style-name="Preformatted_20_Text"/>
      <text:p text:style-name="Preformatted_20_Text"/>
      <text:p text:style-name="Preformatted_20_Text"/>
      <text:p text:style-name="Preformatted_20_Text"><text:s text:c="2"/>tctcaatcac cacggcggct ctcatcagga tcaggccgat ggctctcagc <text:s text:c="3"/>2638 P01 <text:s text:c="4"/></text:p>
      <text:p text:style-name="Preformatted_20_Text"><text:s text:c="2"/>tctcaatcac cacggcggct ctcatcagga tcaggccgat ggctctcagc <text:s text:c="3"/>2644 AP008984_1</text:p>
      <text:p text:style-name="Preformatted_20_Text"/>
      <text:p text:style-name="Preformatted_20_Text"/>
      <text:p text:style-name="Preformatted_20_Text"/>
      <text:p text:style-name="Preformatted_20_Text"><text:s text:c="2"/>tgcaggtagt ctctctcacg cctctttctc acctcagcca tgtcaaatgt <text:s text:c="3"/>2688 P01 <text:s text:c="4"/></text:p>
      <text:p text:style-name="Preformatted_20_Text"><text:s text:c="2"/>tgcaggtagt ctctctcacg cctctttctc acctcagcca tgtcaaatgt <text:s text:c="3"/>2694 AP008984_1</text:p>
      <text:p text:style-name="Preformatted_20_Text"/>
      <text:p text:style-name="Preformatted_20_Text"/>
      <text:p text:style-name="Preformatted_20_Text"/>
      <text:p text:style-name="Preformatted_20_Text"><text:s text:c="2"/>ctcttgggca ggcacaggtg caggaacaat gtgttcatct tcatcatacc <text:s text:c="3"/>2738 P01 <text:s text:c="4"/></text:p>
      <text:p text:style-name="Preformatted_20_Text"><text:s text:c="2"/>ctcttgggca ggcacaggtg caggaacaat gtgttcatct tcatcatacc <text:s text:c="3"/>2744 AP008984_1</text:p>
      <text:p text:style-name="Preformatted_20_Text"/>
      <text:p text:style-name="Preformatted_20_Text"/>
      <text:p text:style-name="Preformatted_20_Text"/>
      <text:p text:style-name="Preformatted_20_Text"><text:s text:c="2"/>cgagcctgag gatgtttctc agcatgggca gctcatcatc caccatctca <text:s text:c="3"/>2788 P01 <text:s text:c="4"/></text:p>
      <text:p text:style-name="Preformatted_20_Text"><text:s text:c="2"/>cgagcctgag gatgtttctc aacatgggca gctcatcatc caccatctca <text:s text:c="3"/>2794 AP008984_1</text:p>
      <text:p text:style-name="Preformatted_20_Text"/>
      <text:p text:style-name="Preformatted_20_Text"/>
      <text:p text:style-name="Preformatted_20_Text"/>
      <text:p text:style-name="Preformatted_20_Text"><text:s text:c="2"/>gcacgcacct tctccaggaa gacgtccttc tcgtcatctg gcttctgaga <text:s text:c="3"/>2838 P01 <text:s text:c="4"/></text:p>
      <text:p text:style-name="Preformatted_20_Text"><text:s text:c="2"/>gcacgcacct tctccaggaa gacgtccttc tcgtcatctg gcttctgaga <text:s text:c="3"/>2844 AP008984_1</text:p>
      <text:p text:style-name="Preformatted_20_Text"/>
      <text:p text:style-name="Preformatted_20_Text"/>
      <text:p text:style-name="Preformatted_20_Text"/>
      <text:p text:style-name="Preformatted_20_Text"><text:s text:c="2"/>gtaggagcct gcaatgctgt agatggcata gcccagatca tagagttctt <text:s text:c="3"/>2888 P01 <text:s text:c="4"/></text:p>
      <text:p text:style-name="Preformatted_20_Text"><text:s text:c="2"/>gtaggagcct gcaatgctgt agatggcata gcccagatca tagagttctt <text:s text:c="3"/>2894 AP008984_1</text:p>
      <text:p text:style-name="Preformatted_20_Text"/>
      <text:p text:style-name="Preformatted_20_Text"/>
      <text:p text:style-name="Preformatted_20_Text"/>
      <text:p text:style-name="Preformatted_20_Text"><text:s text:c="2"/>tggctctcac cgtcctgggc ttgtgcttct ggaagatctc aagcagctca <text:s text:c="3"/>2938 P01 <text:s text:c="4"/></text:p>
      <text:p text:style-name="Preformatted_20_Text"><text:s text:c="2"/>tggctctcac cgtcctgggc ttgtgcttct ggaagatctc aagcagctca <text:s text:c="3"/>2944 AP008984_1</text:p>
      <text:p text:style-name="Preformatted_20_Text"/>
      <text:p text:style-name="Preformatted_20_Text"/>
      <text:p text:style-name="Preformatted_20_Text"/>
      <text:p text:style-name="Preformatted_20_Text"><text:s text:c="2"/>gtgtgtgtga ggtacttctt ctgcatcagc tcatttacca ggagacgctg <text:s text:c="3"/>2988 P01 <text:s text:c="4"/></text:p>
      <text:p text:style-name="Preformatted_20_Text"><text:s text:c="2"/>gtgtgtgtga ggtacttctt ctgcatcagc tcatttacca ggagacgctg <text:s text:c="3"/>2994 AP008984_1</text:p>
      <text:p text:style-name="Preformatted_20_Text"/>
      <text:p text:style-name="Preformatted_20_Text"/>
      <text:p text:style-name="Preformatted_20_Text"/>
      <text:p text:style-name="Preformatted_20_Text"><text:s text:c="2"/>tgcctctacg gcgtccttct cgacgtagta gtacttgtgc agatcagcag <text:s text:c="3"/>3038 P01 <text:s text:c="4"/></text:p>
      <text:p text:style-name="Preformatted_20_Text"><text:s text:c="2"/>tgcctctacg gcgtccttct cgacgtagta gtacttgtgc agatcagcag <text:s text:c="3"/>3044 AP008984_1</text:p>
      <text:p text:style-name="Preformatted_20_Text"/>
      <text:p text:style-name="Preformatted_20_Text"/>
      <text:p text:style-name="Preformatted_20_Text"/>
      <text:p text:style-name="Preformatted_20_Text"><text:s text:c="2"/>ggttcagctt ctccaacacc ttacgcaggt cttcaggacg cagcaccctc <text:s text:c="3"/>3088 P01 <text:s text:c="4"/></text:p>
      <text:p text:style-name="Preformatted_20_Text"><text:s text:c="2"/>ggttcagctt ctccaacacc ttacgcaggt cttcaggacg cagcaccctc <text:s text:c="3"/>3094 AP008984_1</text:p>
      <text:p text:style-name="Preformatted_20_Text"/>
      <text:p text:style-name="Preformatted_20_Text"/>
      <text:p text:style-name="Preformatted_20_Text"/>
      <text:p text:style-name="Preformatted_20_Text"><text:s text:c="2"/>agagacacct caaagtctgt gacattcagc tcagggatgt agggcttaaa <text:s text:c="3"/>3138 P01 <text:s text:c="4"/></text:p>
      <text:p text:style-name="Preformatted_20_Text"><text:s text:c="2"/>agagacacct caaagtctgt gacattcagc tcagggatgt agggcttaaa <text:s text:c="3"/>3144 AP008984_1</text:p>
      <text:p text:style-name="Preformatted_20_Text"/>
      <text:p text:style-name="Preformatted_20_Text"/>
      <text:p text:style-name="Preformatted_20_Text"/>
      <text:p text:style-name="Preformatted_20_Text"><text:s text:c="2"/>gtcaatgtca gggatgccgg tgataggcac accagcgacg cctggaacgc <text:s text:c="3"/>3188 P01 <text:s text:c="4"/></text:p>
      <text:p text:style-name="Preformatted_20_Text"><text:s text:c="2"/>gtcaatgtca gggatgccgg tgataggcac accagcgacg cctggaacgc <text:s text:c="3"/>3194 AP008984_1</text:p>
      <text:p text:style-name="Preformatted_20_Text"/>
      <text:p text:style-name="Preformatted_20_Text"><text:soft-page-break/></text:p>
      <text:p text:style-name="Preformatted_20_Text"/>
      <text:p text:style-name="Preformatted_20_Text"><text:s text:c="2"/>cgtcttcaaa ggtgagacgc ttgggagaca tggtaggagc aacttgagac <text:s text:c="3"/>3238 P01 <text:s text:c="4"/></text:p>
      <text:p text:style-name="Preformatted_20_Text"><text:s text:c="2"/>cgtcttcaaa ggtgagacgc ttgggagaca tggtaggagc aacttgagac <text:s text:c="3"/>3244 AP008984_1</text:p>
      <text:p text:style-name="Preformatted_20_Text"/>
      <text:p text:style-name="Preformatted_20_Text"/>
      <text:p text:style-name="Preformatted_20_Text"/>
      <text:p text:style-name="Preformatted_20_Text"><text:s text:c="2"/>tcaccatcgt cagaggcggc agaagaagag gcagcagagg caggacgctt <text:s text:c="3"/>3288 P01 <text:s text:c="4"/></text:p>
      <text:p text:style-name="Preformatted_20_Text"><text:s text:c="2"/>tcaccatcgt cagaggcggc agaagaagag gcagcagagg caggacgctt <text:s text:c="3"/>3294 AP008984_1</text:p>
      <text:p text:style-name="Preformatted_20_Text"/>
      <text:p text:style-name="Preformatted_20_Text"/>
      <text:p text:style-name="Preformatted_20_Text"/>
      <text:p text:style-name="Preformatted_20_Text"><text:s text:c="2"/>ggcaccacgt ctggacttct tggttgcctt ctttttggga gccttgggag <text:s text:c="3"/>3338 P01 <text:s text:c="4"/></text:p>
      <text:p text:style-name="Preformatted_20_Text"><text:s text:c="2"/>ggcaccacgt ctggacttct tggttgcctt ctttttggga gccttgggag <text:s text:c="3"/>3344 AP008984_1</text:p>
      <text:p text:style-name="Preformatted_20_Text"/>
      <text:p text:style-name="Preformatted_20_Text"/>
      <text:p text:style-name="Preformatted_20_Text"/>
      <text:p text:style-name="Preformatted_20_Text"><text:s text:c="2"/>ttggtggagg agtagagggt gcaggtgagg caggtgcagc agcatcaact <text:s text:c="3"/>3388 P01 <text:s text:c="4"/></text:p>
      <text:p text:style-name="Preformatted_20_Text"><text:s text:c="2"/>ttggtggagg agtagagggt gcaggtgagg caggtgcagc agcatcaact <text:s text:c="3"/>3394 AP008984_1</text:p>
      <text:p text:style-name="Preformatted_20_Text"/>
      <text:p text:style-name="Preformatted_20_Text"/>
      <text:p text:style-name="Preformatted_20_Text"/>
      <text:p text:style-name="Preformatted_20_Text"><text:s text:c="2"/>tgcatctctt caggtgcagc agcagcaacg ttctcagcaa agttctccat <text:s text:c="3"/>3438 P01 <text:s text:c="4"/></text:p>
      <text:p text:style-name="Preformatted_20_Text"><text:s text:c="2"/>tgcatctctt caggtgcagc agcagcaacg ttctcagcaa agttctccat <text:s text:c="3"/>3444 AP008984_1</text:p>
      <text:p text:style-name="Preformatted_20_Text"/>
      <text:p text:style-name="Preformatted_20_Text"/>
      <text:p text:style-name="Preformatted_20_Text"/>
      <text:p text:style-name="Preformatted_20_Text"><text:s text:c="2"/>tgtagttggt agagtttggt agttggttgt gtttggaaga gtttgagtag <text:s text:c="3"/>3488 P01 <text:s text:c="4"/></text:p>
      <text:p text:style-name="Preformatted_20_Text"><text:s text:c="2"/>tgtagttggt agagtttggt agttggttgt gtttggaaga gtttgagtag <text:s text:c="3"/>3494 AP008984_1</text:p>
      <text:p text:style-name="Preformatted_20_Text"/>
      <text:p text:style-name="Preformatted_20_Text"/>
      <text:p text:style-name="Preformatted_20_Text"/>
      <text:p text:style-name="Preformatted_20_Text"><text:s text:c="2"/>tttgacgcac ggtcaagcag cagtaaccga tgtgttgtga cactttcaat <text:s text:c="3"/>3538 P01 <text:s text:c="4"/></text:p>
      <text:p text:style-name="Preformatted_20_Text"><text:s text:c="2"/>tttgacgcac ggtcaagcag cagtaaccga tgtgttgtga cactttcaat <text:s text:c="3"/>3544 AP008984_1</text:p>
      <text:p text:style-name="Preformatted_20_Text"/>
      <text:p text:style-name="Preformatted_20_Text"/>
      <text:p text:style-name="Preformatted_20_Text"/>
      <text:p text:style-name="Preformatted_20_Text"><text:s text:c="2"/>tgtcattacc catttatacc actggatgtt gcgcaagttt cccgcaacag <text:s text:c="3"/>3588 P01 <text:s text:c="4"/></text:p>
      <text:p text:style-name="Preformatted_20_Text"><text:s text:c="2"/>tgtcattacc catttatacc actggatgtt gcgcaagttt cccgcaacag <text:s text:c="3"/>3594 AP008984_1</text:p>
      <text:p text:style-name="Preformatted_20_Text"/>
      <text:p text:style-name="Preformatted_20_Text"/>
      <text:p text:style-name="Preformatted_20_Text"/>
      <text:p text:style-name="Preformatted_20_Text"><text:s text:c="2"/>tctaggcgcg gcagtgcggt gacgtatgac agttgatgac taatgtcata <text:s text:c="3"/>3638 P01 <text:s text:c="4"/></text:p>
      <text:p text:style-name="Preformatted_20_Text"><text:s text:c="2"/>tctaggcgcg gcagtgcggt gacgtatgac agttgatgac taatgtcata <text:s text:c="3"/>3644 AP008984_1</text:p>
      <text:p text:style-name="Preformatted_20_Text"/>
      <text:p text:style-name="Preformatted_20_Text"/>
      <text:p text:style-name="Preformatted_20_Text"/>
      <text:p text:style-name="Preformatted_20_Text"><text:s text:c="2"/>acccattttc cgataacact catgactcat gacacaccct ttcggtaaca <text:s text:c="3"/>3688 P01 <text:s text:c="4"/></text:p>
      <text:p text:style-name="Preformatted_20_Text"><text:s text:c="2"/>acccattttc cgataacact catgactcat gacacaccct ttcggtaaca <text:s text:c="3"/>3694 AP008984_1</text:p>
      <text:p text:style-name="Preformatted_20_Text"/>
      <text:p text:style-name="Preformatted_20_Text"/>
      <text:p text:style-name="Preformatted_20_Text"/>
      <text:p text:style-name="Preformatted_20_Text"><text:s text:c="2"/>cctgtgactc atgacacaac cttgttgcca tgactcaccc gcgaggtagg <text:s text:c="3"/>3738 P01 <text:s text:c="4"/></text:p>
      <text:p text:style-name="Preformatted_20_Text"><text:s text:c="2"/>cctgtgactc atgacacaac cttgttgcca tgactcaccc gcgaggtagg <text:s text:c="3"/>3744 AP008984_1</text:p>
      <text:p text:style-name="Preformatted_20_Text"/>
      <text:p text:style-name="Preformatted_20_Text"/>
      <text:p text:style-name="Preformatted_20_Text"/>
      <text:p text:style-name="Preformatted_20_Text"><text:s text:c="2"/>tttcggtatc aaccaaaccg gtatagcaga tttcgcaatg accaagcccc <text:s text:c="3"/>3788 P01 <text:s text:c="4"/></text:p>
      <text:p text:style-name="Preformatted_20_Text"><text:s text:c="2"/>tttcggtatc aaccaaaccg gtatagcaga tttcgcaatg accaagcccc <text:s text:c="3"/>3794 AP008984_1</text:p>
      <text:p text:style-name="Preformatted_20_Text"/>
      <text:p text:style-name="Preformatted_20_Text"/>
      <text:p text:style-name="Preformatted_20_Text"/>
      <text:p text:style-name="Preformatted_20_Text"><text:s text:c="2"/>tttcgggttg tacctttata aggtggcgca gcgggccact cctcattcat <text:s text:c="3"/>3838 P01 <text:s text:c="4"/></text:p>
      <text:p text:style-name="Preformatted_20_Text"><text:s text:c="2"/>tttcgggttg tacctttata aggtggcgca gcgggccact cctcattcat <text:s text:c="3"/>3844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tctgatagac tgccgcgaag cactctgctc cccaagtctc cgttcatttc <text:s text:c="3"/>3888 P01 <text:s text:c="4"/></text:p>
      <text:p text:style-name="Preformatted_20_Text"><text:s text:c="2"/>tctgatagac tgccgcgaag cactctgctc cccaagtctc cgttcatttc <text:s text:c="3"/>3894 AP008984_1</text:p>
      <text:p text:style-name="Preformatted_20_Text"/>
      <text:p text:style-name="Preformatted_20_Text"/>
      <text:p text:style-name="Preformatted_20_Text"/>
      <text:p text:style-name="Preformatted_20_Text"><text:s text:c="2"/>tattgacact ttgtcatttt ttgcaaaacc tttgaccacc caccgtctga <text:s text:c="3"/>3938 P01 <text:s text:c="4"/></text:p>
      <text:p text:style-name="Preformatted_20_Text"><text:s text:c="2"/>tattgacact ttgtcatttt ttgcaaaacc tttgaccacc caccgtctga <text:s text:c="3"/>3944 AP008984_1</text:p>
      <text:p text:style-name="Preformatted_20_Text"/>
      <text:p text:style-name="Preformatted_20_Text"/>
      <text:p text:style-name="Preformatted_20_Text"/>
      <text:p text:style-name="Preformatted_20_Text"><text:s text:c="2"/>ccatgtcttc tgaggtccct gttgttgctg tacctgaggc tggtgcaccc <text:s text:c="3"/>3988 P01 <text:s text:c="4"/></text:p>
      <text:p text:style-name="Preformatted_20_Text"><text:s text:c="2"/>ccatgtcttc tgaggtccct gttgttgctg tacctgaggc tggtgcaccc <text:s text:c="3"/>3994 AP008984_1</text:p>
      <text:p text:style-name="Preformatted_20_Text"/>
      <text:p text:style-name="Preformatted_20_Text"/>
      <text:p text:style-name="Preformatted_20_Text"/>
      <text:p text:style-name="Preformatted_20_Text"><text:s text:c="2"/>gcacctgtac ctgtacctac actcgcaccc gtacctgaac ctgaacaagt <text:s text:c="3"/>4038 P01 <text:s text:c="4"/></text:p>
      <text:p text:style-name="Preformatted_20_Text"><text:s text:c="2"/>gcacctgtac ctgtacctac actcgcaccc gtacctgaac ctgaacaagt <text:s text:c="3"/>4044 AP008984_1</text:p>
      <text:p text:style-name="Preformatted_20_Text"/>
      <text:p text:style-name="Preformatted_20_Text"/>
      <text:p text:style-name="Preformatted_20_Text"/>
      <text:p text:style-name="Preformatted_20_Text"><text:s text:c="2"/>tcccatcgag gtaaggctct ttacttttgt gtggtggttg gctgtgactt <text:s text:c="3"/>4088 P01 <text:s text:c="4"/></text:p>
      <text:p text:style-name="Preformatted_20_Text"><text:s text:c="2"/>tcccatcgag gtaaggctct ttacttttgt gtggtggttg gctgtgactt <text:s text:c="3"/>4094 AP008984_1</text:p>
      <text:p text:style-name="Preformatted_20_Text"/>
      <text:p text:style-name="Preformatted_20_Text"/>
      <text:p text:style-name="Preformatted_20_Text"/>
      <text:p text:style-name="Preformatted_20_Text"><text:s text:c="2"/>gttagaggag tatagaatgg gtactaatgg tgtcttgtgc ttgtgtgttt <text:s text:c="3"/>4138 P01 <text:s text:c="4"/></text:p>
      <text:p text:style-name="Preformatted_20_Text"><text:s text:c="2"/>gttagaggag tatagaatgg gtactaatgg tgtcttgtgc ttgtgtgttt <text:s text:c="3"/>4144 AP008984_1</text:p>
      <text:p text:style-name="Preformatted_20_Text"/>
      <text:p text:style-name="Preformatted_20_Text"/>
      <text:p text:style-name="Preformatted_20_Text"/>
      <text:p text:style-name="Preformatted_20_Text"><text:s text:c="2"/>agagtgatgt cgagcaagac gtagaagtag acgctcagac gtcctactct <text:s text:c="3"/>4188 P01 <text:s text:c="4"/></text:p>
      <text:p text:style-name="Preformatted_20_Text"><text:s text:c="2"/>agagtgatgt cgagcaagac gtagaagtag acgctcagac gtcctactct <text:s text:c="3"/>4194 AP008984_1</text:p>
      <text:p text:style-name="Preformatted_20_Text"/>
      <text:p text:style-name="Preformatted_20_Text"/>
      <text:p text:style-name="Preformatted_20_Text"/>
      <text:p text:style-name="Preformatted_20_Text"><text:s text:c="2"/>cctgctgcta ctactgttgt taagcgtaaa cgcaaacttg atgatatgaa <text:s text:c="3"/>4238 P01 <text:s text:c="4"/></text:p>
      <text:p text:style-name="Preformatted_20_Text"><text:s text:c="2"/>cctgctgcta ctactgttgt taagcgtaaa cgcaaacttg atgatatgaa <text:s text:c="3"/>4244 AP008984_1</text:p>
      <text:p text:style-name="Preformatted_20_Text"/>
      <text:p text:style-name="Preformatted_20_Text"/>
      <text:p text:style-name="Preformatted_20_Text"/>
      <text:p text:style-name="Preformatted_20_Text"><text:s text:c="2"/>gagtaagaaa agtgacaaga gtgcagagaa agttttgcta aaggctgtct <text:s text:c="3"/>4288 P01 <text:s text:c="4"/></text:p>
      <text:p text:style-name="Preformatted_20_Text"><text:s text:c="2"/>gagtaagaaa agtgacaaga gtgcagagaa agttttgcta aaggctgtct <text:s text:c="3"/>4294 AP008984_1</text:p>
      <text:p text:style-name="Preformatted_20_Text"/>
      <text:p text:style-name="Preformatted_20_Text"/>
      <text:p text:style-name="Preformatted_20_Text"/>
      <text:p text:style-name="Preformatted_20_Text"><text:s text:c="2"/>atgtcaagag taaactgagc cagatgattg aagatgataa gaagaagagt <text:s text:c="3"/>4338 P01 <text:s text:c="4"/></text:p>
      <text:p text:style-name="Preformatted_20_Text"><text:s text:c="2"/>atgtcaagag taaactgagc cagatgattg aagatgataa gaagaagagt <text:s text:c="3"/>4344 AP008984_1</text:p>
      <text:p text:style-name="Preformatted_20_Text"/>
      <text:p text:style-name="Preformatted_20_Text"/>
      <text:p text:style-name="Preformatted_20_Text"/>
      <text:p text:style-name="Preformatted_20_Text"><text:s text:c="2"/>ggcaagtgtc cctatggctg ggactctgat gattctgaat ctcatgtgtg <text:s text:c="3"/>4388 P01 <text:s text:c="4"/></text:p>
      <text:p text:style-name="Preformatted_20_Text"><text:s text:c="2"/>ggcaagtgtc cctatggctg ggactctgat gattctgaat ctcatgtgtg <text:s text:c="3"/>4394 AP008984_1</text:p>
      <text:p text:style-name="Preformatted_20_Text"/>
      <text:p text:style-name="Preformatted_20_Text"/>
      <text:p text:style-name="Preformatted_20_Text"/>
      <text:p text:style-name="Preformatted_20_Text"><text:s text:c="2"/>gtctgatggc aatggctttg actctgaggc tgtcatcaac tctgacatgt <text:s text:c="3"/>4438 P01 <text:s text:c="4"/></text:p>
      <text:p text:style-name="Preformatted_20_Text"><text:s text:c="2"/>gtctgatggc aatggctttg actctgaggc tgtcatcaac tctgacatgt <text:s text:c="3"/>4444 AP008984_1</text:p>
      <text:p text:style-name="Preformatted_20_Text"/>
      <text:p text:style-name="Preformatted_20_Text"/>
      <text:p text:style-name="Preformatted_20_Text"/>
      <text:p text:style-name="Preformatted_20_Text"><text:s text:c="2"/>ctgaagatga gatggaacag accctgacag accttgccaa tgaatctgat <text:s text:c="3"/>4488 P01 <text:s text:c="4"/></text:p>
      <text:p text:style-name="Preformatted_20_Text"><text:soft-page-break/><text:s text:c="2"/>ctgaagatga gatggaacag accctgacag accttgccaa tgaatctgat <text:s text:c="3"/>4494 AP008984_1</text:p>
      <text:p text:style-name="Preformatted_20_Text"/>
      <text:p text:style-name="Preformatted_20_Text"/>
      <text:p text:style-name="Preformatted_20_Text"/>
      <text:p text:style-name="Preformatted_20_Text"><text:s text:c="2"/>gactctgatt gctactgctt cgactgtgac gtgcgtagtg agtctgatag <text:s text:c="3"/>4538 P01 <text:s text:c="4"/></text:p>
      <text:p text:style-name="Preformatted_20_Text"><text:s text:c="2"/>gactctgatt gctactgctt cgactgtgac gtgcgtagtg agtctgatag <text:s text:c="3"/>4544 AP008984_1</text:p>
      <text:p text:style-name="Preformatted_20_Text"/>
      <text:p text:style-name="Preformatted_20_Text"/>
      <text:p text:style-name="Preformatted_20_Text"/>
      <text:p text:style-name="Preformatted_20_Text"><text:s text:c="2"/>cagcatcggc agcgttggtg acagtgatga tgatgaggag gagaaggaga <text:s text:c="3"/>4588 P01 <text:s text:c="4"/></text:p>
      <text:p text:style-name="Preformatted_20_Text"><text:s text:c="2"/>cagcatcggc agcgttggtg acagtgatga tgatgaggag gagaaggaga <text:s text:c="3"/>4594 AP008984_1</text:p>
      <text:p text:style-name="Preformatted_20_Text"/>
      <text:p text:style-name="Preformatted_20_Text"/>
      <text:p text:style-name="Preformatted_20_Text"/>
      <text:p text:style-name="Preformatted_20_Text"><text:s text:c="2"/>gaaagatgaa gctgctgaga aagctgagga gagacctggg catggacagc <text:s text:c="3"/>4638 P01 <text:s text:c="4"/></text:p>
      <text:p text:style-name="Preformatted_20_Text"><text:s text:c="2"/>gaaagatgaa gctgctgaga aagctgagga gagacctggg catggacagc <text:s text:c="3"/>4644 AP008984_1</text:p>
      <text:p text:style-name="Preformatted_20_Text"/>
      <text:p text:style-name="Preformatted_20_Text"/>
      <text:p text:style-name="Preformatted_20_Text"/>
      <text:p text:style-name="Preformatted_20_Text"><text:s text:c="2"/>actgactctg aggacgaggc acccaagaag aaaaagagac aggccttcaa <text:s text:c="3"/>4688 P01 <text:s text:c="4"/></text:p>
      <text:p text:style-name="Preformatted_20_Text"><text:s text:c="2"/>actgactctg aggacgaggc acccaagaag aaaaagagac aggccttcaa <text:s text:c="3"/>4694 AP008984_1</text:p>
      <text:p text:style-name="Preformatted_20_Text"/>
      <text:p text:style-name="Preformatted_20_Text"/>
      <text:p text:style-name="Preformatted_20_Text"/>
      <text:p text:style-name="Preformatted_20_Text"><text:s text:c="2"/>gcccctgaat gccagcagca gtgaatctga tgatctttct tgctctgaga <text:s text:c="3"/>4738 P01 <text:s text:c="4"/></text:p>
      <text:p text:style-name="Preformatted_20_Text"><text:s text:c="2"/>gcccctgaat gccagcagca gtgaatctga tgatctttct tgctctgaga <text:s text:c="3"/>4744 AP008984_1</text:p>
      <text:p text:style-name="Preformatted_20_Text"/>
      <text:p text:style-name="Preformatted_20_Text"/>
      <text:p text:style-name="Preformatted_20_Text"/>
      <text:p text:style-name="Preformatted_20_Text"><text:s text:c="2"/>gttcttctga tgatgatgat gtgtacctga gaactgccat gcacaagctg <text:s text:c="3"/>4788 P01 <text:s text:c="4"/></text:p>
      <text:p text:style-name="Preformatted_20_Text"><text:s text:c="2"/>gttcttctga tgatgatgat gtgtacctga gaactgccat gcacaagctg <text:s text:c="3"/>4794 AP008984_1</text:p>
      <text:p text:style-name="Preformatted_20_Text"/>
      <text:p text:style-name="Preformatted_20_Text"/>
      <text:p text:style-name="Preformatted_20_Text"/>
      <text:p text:style-name="Preformatted_20_Text"><text:s text:c="2"/>gaggctgagg aggagagaaa gaaagcatcc aaacaatcag gcaagagaac <text:s text:c="3"/>4838 P01 <text:s text:c="4"/></text:p>
      <text:p text:style-name="Preformatted_20_Text"><text:s text:c="2"/>gaggctgagg aggagagaaa gaaagcatcc aaacaatcag gcaagagaac <text:s text:c="3"/>4844 AP008984_1</text:p>
      <text:p text:style-name="Preformatted_20_Text"/>
      <text:p text:style-name="Preformatted_20_Text"/>
      <text:p text:style-name="Preformatted_20_Text"/>
      <text:p text:style-name="Preformatted_20_Text"><text:s text:c="2"/>agccaagcgc aacaacattg aaccctctac ctctgtacct gtaccacctg <text:s text:c="3"/>4888 P01 <text:s text:c="4"/></text:p>
      <text:p text:style-name="Preformatted_20_Text"><text:s text:c="2"/>agccaagcgc aacaacattg aaccctctac ctctgcacct gtaccacctg <text:s text:c="3"/>4894 AP008984_1</text:p>
      <text:p text:style-name="Preformatted_20_Text"/>
      <text:p text:style-name="Preformatted_20_Text"/>
      <text:p text:style-name="Preformatted_20_Text"/>
      <text:p text:style-name="Preformatted_20_Text"><text:s text:c="2"/>tacctgttga agagtatgac ccagcgagtc cagcgctcac gcctcaggta <text:s text:c="3"/>4938 P01 <text:s text:c="4"/></text:p>
      <text:p text:style-name="Preformatted_20_Text"><text:s text:c="2"/>tacctgttga agagtatgac ccagcgagtc cagcgctcac gcctcaggta <text:s text:c="3"/>4944 AP008984_1</text:p>
      <text:p text:style-name="Preformatted_20_Text"/>
      <text:p text:style-name="Preformatted_20_Text"/>
      <text:p text:style-name="Preformatted_20_Text"/>
      <text:p text:style-name="Preformatted_20_Text"><text:s text:c="2"/>gttaccgcaa cggtaccctc cacaccagca gcacacaaac ccaagtccaa <text:s text:c="3"/>4988 P01 <text:s text:c="4"/></text:p>
      <text:p text:style-name="Preformatted_20_Text"><text:s text:c="2"/>gttaccgcaa cggtaccctc cacaccagca gcacacaaac ccaagtccaa <text:s text:c="3"/>4994 AP008984_1</text:p>
      <text:p text:style-name="Preformatted_20_Text"/>
      <text:p text:style-name="Preformatted_20_Text"/>
      <text:p text:style-name="Preformatted_20_Text"/>
      <text:p text:style-name="Preformatted_20_Text"><text:s text:c="2"/>gtctgctaca aagagcaaga gatctgacaa ctctgcacct ggaccaagac <text:s text:c="3"/>5038 P01 <text:s text:c="4"/></text:p>
      <text:p text:style-name="Preformatted_20_Text"><text:s text:c="2"/>gtctgctaca aagagcaaga gatctgacaa ctctgcacct ggaccaagac <text:s text:c="3"/>5044 AP008984_1</text:p>
      <text:p text:style-name="Preformatted_20_Text"/>
      <text:p text:style-name="Preformatted_20_Text"/>
      <text:p text:style-name="Preformatted_20_Text"/>
      <text:p text:style-name="Preformatted_20_Text"><text:s text:c="2"/>cttcaagaac catggatccc agtccaacac ccaacaagag agagctactt <text:s text:c="3"/>5088 P01 <text:s text:c="4"/></text:p>
      <text:p text:style-name="Preformatted_20_Text"><text:s text:c="2"/>cttcaagaac catggatccc agtccaacac ccaacaagag agagctactt <text:s text:c="3"/>5094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gccatgtgtg aggggatggc tgagctgagc aaagagtctc acagagaggt <text:s text:c="3"/>5138 P01 <text:s text:c="4"/></text:p>
      <text:p text:style-name="Preformatted_20_Text"><text:s text:c="2"/>gccatgtgtg aggggatggc tgagctgagc aaagagtctc acagagaggt <text:s text:c="3"/>5144 AP008984_1</text:p>
      <text:p text:style-name="Preformatted_20_Text"/>
      <text:p text:style-name="Preformatted_20_Text"/>
      <text:p text:style-name="Preformatted_20_Text"/>
      <text:p text:style-name="Preformatted_20_Text"><text:s text:c="2"/>ggctgggctt ggtgctctgc tgagtagact gggtctcttc ttggtgtctg <text:s text:c="3"/>5188 P01 <text:s text:c="4"/></text:p>
      <text:p text:style-name="Preformatted_20_Text"><text:s text:c="2"/>ggctgggctt ggtgctctgc tgagtagact gggtctcttc ttggtgtctg <text:s text:c="3"/>5194 AP008984_1</text:p>
      <text:p text:style-name="Preformatted_20_Text"/>
      <text:p text:style-name="Preformatted_20_Text"/>
      <text:p text:style-name="Preformatted_20_Text"/>
      <text:p text:style-name="Preformatted_20_Text"><text:s text:c="2"/>gtagcagcgc ggacactgag ctgatgagtc tgaacagcct gcacagagcc <text:s text:c="3"/>5238 P01 <text:s text:c="4"/></text:p>
      <text:p text:style-name="Preformatted_20_Text"><text:s text:c="2"/>gtagcagcgc ggacactgag ctgatgagtc tgaacagcct gcacagagcc <text:s text:c="3"/>5244 AP008984_1</text:p>
      <text:p text:style-name="Preformatted_20_Text"/>
      <text:p text:style-name="Preformatted_20_Text"/>
      <text:p text:style-name="Preformatted_20_Text"/>
      <text:p text:style-name="Preformatted_20_Text"><text:s text:c="2"/>cttttcaggg ctcctctcta tcgtccaaga cgcagcgacc acaggtgtga <text:s text:c="3"/>5288 P01 <text:s text:c="4"/></text:p>
      <text:p text:style-name="Preformatted_20_Text"><text:s text:c="2"/>cttttcaggg ctcctctcta tcgtccaaga cgcagcgacc acaggtgtga <text:s text:c="3"/>5294 AP008984_1</text:p>
      <text:p text:style-name="Preformatted_20_Text"/>
      <text:p text:style-name="Preformatted_20_Text"/>
      <text:p text:style-name="Preformatted_20_Text"/>
      <text:p text:style-name="Preformatted_20_Text"><text:s text:c="2"/>gctgatgaga agtctgctga ggctgatgga gaacaagaag actgtgaagc <text:s text:c="3"/>5338 P01 <text:s text:c="4"/></text:p>
      <text:p text:style-name="Preformatted_20_Text"><text:s text:c="2"/>gctgatgaga agtctgctga ggctgatgga gaacaagaag actgtgaagc <text:s text:c="3"/>5344 AP008984_1</text:p>
      <text:p text:style-name="Preformatted_20_Text"/>
      <text:p text:style-name="Preformatted_20_Text"/>
      <text:p text:style-name="Preformatted_20_Text"/>
      <text:p text:style-name="Preformatted_20_Text"><text:s text:c="2"/>ccagatccta tgcccacatg atgctgttgg ctgatatgaa ggaggatgag <text:s text:c="3"/>5388 P01 <text:s text:c="4"/></text:p>
      <text:p text:style-name="Preformatted_20_Text"><text:s text:c="2"/>ccagatccta tgcccacatg atgctgttgg ctgatatgaa ggaggatgag <text:s text:c="3"/>5394 AP008984_1</text:p>
      <text:p text:style-name="Preformatted_20_Text"/>
      <text:p text:style-name="Preformatted_20_Text"/>
      <text:p text:style-name="Preformatted_20_Text"/>
      <text:p text:style-name="Preformatted_20_Text"><text:s text:c="2"/>gaggccatgg aggtggaaga gggagaggtg gacgaggagc aggcagtgct <text:s text:c="3"/>5438 P01 <text:s text:c="4"/></text:p>
      <text:p text:style-name="Preformatted_20_Text"><text:s text:c="2"/>gaggccatgg aggtggaaga gggagaggtg gacgaggagc aggcagtgct <text:s text:c="3"/>5444 AP008984_1</text:p>
      <text:p text:style-name="Preformatted_20_Text"/>
      <text:p text:style-name="Preformatted_20_Text"/>
      <text:p text:style-name="Preformatted_20_Text"/>
      <text:p text:style-name="Preformatted_20_Text"><text:s text:c="2"/>ggctgagctg gagaagatca tccttgagag aaatggctgt gatgatgaga <text:s text:c="3"/>5488 P01 <text:s text:c="4"/></text:p>
      <text:p text:style-name="Preformatted_20_Text"><text:s text:c="2"/>ggctgagctg gagaagatca tccttgagag aaatggctgt gatgatgaga <text:s text:c="3"/>5494 AP008984_1</text:p>
      <text:p text:style-name="Preformatted_20_Text"/>
      <text:p text:style-name="Preformatted_20_Text"/>
      <text:p text:style-name="Preformatted_20_Text"/>
      <text:p text:style-name="Preformatted_20_Text"><text:s text:c="2"/>gtgacaagaa aaagaaaaag aagaagaagg ctgctgctgc tgccaacctg <text:s text:c="3"/>5538 P01 <text:s text:c="4"/></text:p>
      <text:p text:style-name="Preformatted_20_Text"><text:s text:c="2"/>gtgacaagaa aaagaaaaag aagaagaagg ctgctgctgc tgccaacctg <text:s text:c="3"/>5544 AP008984_1</text:p>
      <text:p text:style-name="Preformatted_20_Text"/>
      <text:p text:style-name="Preformatted_20_Text"/>
      <text:p text:style-name="Preformatted_20_Text"/>
      <text:p text:style-name="Preformatted_20_Text"><text:s text:c="2"/>accaagccaa agaagcagag gaagggtctg actgactatc aagccgtcgc <text:s text:c="3"/>5588 P01 <text:s text:c="4"/></text:p>
      <text:p text:style-name="Preformatted_20_Text"><text:s text:c="2"/>accaagccaa agaagcagag gaagggtctg actgactatc aagccgtcgc <text:s text:c="3"/>5594 AP008984_1</text:p>
      <text:p text:style-name="Preformatted_20_Text"/>
      <text:p text:style-name="Preformatted_20_Text"/>
      <text:p text:style-name="Preformatted_20_Text"/>
      <text:p text:style-name="Preformatted_20_Text"><text:s text:c="2"/>actttgcctg tacaatctgg gctactacct gatgaggatg gccttcagag <text:s text:c="3"/>5638 P01 <text:s text:c="4"/></text:p>
      <text:p text:style-name="Preformatted_20_Text"><text:s text:c="2"/>actttgcctg tacaatctgg gctactacct gctgaggatg gccttcagag <text:s text:c="3"/>5644 AP008984_1</text:p>
      <text:p text:style-name="Preformatted_20_Text"/>
      <text:p text:style-name="Preformatted_20_Text"/>
      <text:p text:style-name="Preformatted_20_Text"/>
      <text:p text:style-name="Preformatted_20_Text"><text:s text:c="2"/>gtgagcgcat cacactgtct ctgcctctgg gtgacaaggc tcttgaagct <text:s text:c="3"/>5688 P01 <text:s text:c="4"/></text:p>
      <text:p text:style-name="Preformatted_20_Text"><text:s text:c="2"/>gtgagcgcat cacactgtct ctgcctctgg gtgacaaggc tcttgaagct <text:s text:c="3"/>5694 AP008984_1</text:p>
      <text:p text:style-name="Preformatted_20_Text"/>
      <text:p text:style-name="Preformatted_20_Text"/>
      <text:p text:style-name="Preformatted_20_Text"/>
      <text:p text:style-name="Preformatted_20_Text"><text:s text:c="2"/>gcctggggta tcatcgggtg tcctggctct gcacaccacc tggccatcac <text:s text:c="3"/>5738 P01 <text:s text:c="4"/></text:p>
      <text:p text:style-name="Preformatted_20_Text"><text:s text:c="2"/>gcctggggta tcatcgggtg tcctggctct gcacaccacc tggccatcac <text:s text:c="3"/>5744 AP008984_1</text:p>
      <text:p text:style-name="Preformatted_20_Text"/>
      <text:p text:style-name="Preformatted_20_Text"/>
      <text:p text:style-name="Preformatted_20_Text"><text:soft-page-break/></text:p>
      <text:p text:style-name="Preformatted_20_Text"><text:s text:c="2"/>ctgcagacgt ctcatggagc agctcaagcg tcccacagtc atgaaccact <text:s text:c="3"/>5788 P01 <text:s text:c="4"/></text:p>
      <text:p text:style-name="Preformatted_20_Text"><text:s text:c="2"/>ctgcagacgt ctcatggagc agctcaagcg tcccacagtc atgaaccact <text:s text:c="3"/>5794 AP008984_1</text:p>
      <text:p text:style-name="Preformatted_20_Text"/>
      <text:p text:style-name="Preformatted_20_Text"/>
      <text:p text:style-name="Preformatted_20_Text"/>
      <text:p text:style-name="Preformatted_20_Text"><text:s text:c="2"/>ctctgttcga agctgggcct caactgactg ctcccttctc cttctggaac <text:s text:c="3"/>5838 P01 <text:s text:c="4"/></text:p>
      <text:p text:style-name="Preformatted_20_Text"><text:s text:c="2"/>ctctgttcga agctgggcct caactgactg ctcccttctc cttctggaac <text:s text:c="3"/>5844 AP008984_1</text:p>
      <text:p text:style-name="Preformatted_20_Text"/>
      <text:p text:style-name="Preformatted_20_Text"/>
      <text:p text:style-name="Preformatted_20_Text"/>
      <text:p text:style-name="Preformatted_20_Text"><text:s text:c="2"/>ctgggcatcc acaacagagt cctgtaccgt gagcccccat gctgtgccaa <text:s text:c="3"/>5888 P01 <text:s text:c="4"/></text:p>
      <text:p text:style-name="Preformatted_20_Text"><text:s text:c="2"/>ctgggcatcc acaacagagt cctgtaccgt gagcccccat gctgtgccaa <text:s text:c="3"/>5894 AP008984_1</text:p>
      <text:p text:style-name="Preformatted_20_Text"/>
      <text:p text:style-name="Preformatted_20_Text"/>
      <text:p text:style-name="Preformatted_20_Text"/>
      <text:p text:style-name="Preformatted_20_Text"><text:s text:c="2"/>gaagacctgt ctggggtgcg tgaaccagcc tgacatctac accaacacca <text:s text:c="3"/>5938 P01 <text:s text:c="4"/></text:p>
      <text:p text:style-name="Preformatted_20_Text"><text:s text:c="2"/>gaagacctgt ctggggtgcg tgaaccagcc tgacatctac accaacacca <text:s text:c="3"/>5944 AP008984_1</text:p>
      <text:p text:style-name="Preformatted_20_Text"/>
      <text:p text:style-name="Preformatted_20_Text"/>
      <text:p text:style-name="Preformatted_20_Text"/>
      <text:p text:style-name="Preformatted_20_Text"><text:s text:c="2"/>aagagcacct ggatgaggac tttgagctga gcaactacac tggctgcgcc <text:s text:c="3"/>5988 P01 <text:s text:c="4"/></text:p>
      <text:p text:style-name="Preformatted_20_Text"><text:s text:c="2"/>aagagcacct ggatgaggac tttgagctga gcaactacac tggctgcgcc <text:s text:c="3"/>5994 AP008984_1</text:p>
      <text:p text:style-name="Preformatted_20_Text"/>
      <text:p text:style-name="Preformatted_20_Text"/>
      <text:p text:style-name="Preformatted_20_Text"/>
      <text:p text:style-name="Preformatted_20_Text"><text:s text:c="2"/>ttccctgagc cctgcacctc agacgcctgc agagacgccg tggcctgcac <text:s text:c="3"/>6038 P01 <text:s text:c="4"/></text:p>
      <text:p text:style-name="Preformatted_20_Text"><text:s text:c="2"/>ttccctgagc cctgcacctc agacgcctgc agagacgccg tggcctgcac <text:s text:c="3"/>6044 AP008984_1</text:p>
      <text:p text:style-name="Preformatted_20_Text"/>
      <text:p text:style-name="Preformatted_20_Text"/>
      <text:p text:style-name="Preformatted_20_Text"/>
      <text:p text:style-name="Preformatted_20_Text"><text:s text:c="2"/>ctgctctgac aaggtacctc acctccccat caagaccatc agacccaaca <text:s text:c="3"/>6088 P01 <text:s text:c="4"/></text:p>
      <text:p text:style-name="Preformatted_20_Text"><text:s text:c="2"/>ctgctctgac aaggtacctc acctccccat caagaccatc agacccaaca <text:s text:c="3"/>6094 AP008984_1</text:p>
      <text:p text:style-name="Preformatted_20_Text"/>
      <text:p text:style-name="Preformatted_20_Text"/>
      <text:p text:style-name="Preformatted_20_Text"/>
      <text:p text:style-name="Preformatted_20_Text"><text:s text:c="2"/>ccaaccacca gtggatggca ggcagagaga tgatcttcag gggctgggag <text:s text:c="3"/>6138 P01 <text:s text:c="4"/></text:p>
      <text:p text:style-name="Preformatted_20_Text"><text:s text:c="2"/>ccaaccacca gtggatggca ggcagagaga tgatcttcag gggctgggag <text:s text:c="3"/>6144 AP008984_1</text:p>
      <text:p text:style-name="Preformatted_20_Text"/>
      <text:p text:style-name="Preformatted_20_Text"/>
      <text:p text:style-name="Preformatted_20_Text"/>
      <text:p text:style-name="Preformatted_20_Text"><text:s text:c="2"/>tacatggcca agtacaccag tctgtatgct gctggctatt ccaagatccc <text:s text:c="3"/>6188 P01 <text:s text:c="4"/></text:p>
      <text:p text:style-name="Preformatted_20_Text"><text:s text:c="2"/>tacatggcca agtacaccag tctgtatgct gctggctatt ccaagatccc <text:s text:c="3"/>6194 AP008984_1</text:p>
      <text:p text:style-name="Preformatted_20_Text"/>
      <text:p text:style-name="Preformatted_20_Text"/>
      <text:p text:style-name="Preformatted_20_Text"/>
      <text:p text:style-name="Preformatted_20_Text"><text:s text:c="2"/>aggtcccttc cacccagata aagactgtct ggagagtgtg ctgcataaga <text:s text:c="3"/>6238 P01 <text:s text:c="4"/></text:p>
      <text:p text:style-name="Preformatted_20_Text"><text:s text:c="2"/>aggtcccttc cacccagata aagactgtct ggagagtgtg ctgcataaga <text:s text:c="3"/>6244 AP008984_1</text:p>
      <text:p text:style-name="Preformatted_20_Text"/>
      <text:p text:style-name="Preformatted_20_Text"/>
      <text:p text:style-name="Preformatted_20_Text"/>
      <text:p text:style-name="Preformatted_20_Text"><text:s text:c="2"/>tggactggcc cagcttcgtg gccactcacg ctgagttcga ggagaagcag <text:s text:c="3"/>6288 P01 <text:s text:c="4"/></text:p>
      <text:p text:style-name="Preformatted_20_Text"><text:s text:c="2"/>tggactggcc cagcttcgtg gccactcacg ctgagttcga ggagaagcag <text:s text:c="3"/>6294 AP008984_1</text:p>
      <text:p text:style-name="Preformatted_20_Text"/>
      <text:p text:style-name="Preformatted_20_Text"/>
      <text:p text:style-name="Preformatted_20_Text"/>
      <text:p text:style-name="Preformatted_20_Text"><text:s text:c="2"/>cacaaggatg cagaggctct gttcaagctg aaggcaggca ggcgcaaggt <text:s text:c="3"/>6338 P01 <text:s text:c="4"/></text:p>
      <text:p text:style-name="Preformatted_20_Text"><text:s text:c="2"/>cacaaggatg cagaggctct gttcaagctg aaggcaggca ggcgcaaggt <text:s text:c="3"/>6344 AP008984_1</text:p>
      <text:p text:style-name="Preformatted_20_Text"/>
      <text:p text:style-name="Preformatted_20_Text"/>
      <text:p text:style-name="Preformatted_20_Text"/>
      <text:p text:style-name="Preformatted_20_Text"><text:s text:c="2"/>gaccagtctg gtggccaaga gaaagctgag tgaggagatc aaggccatca <text:s text:c="3"/>6388 P01 <text:s text:c="4"/></text:p>
      <text:p text:style-name="Preformatted_20_Text"><text:s text:c="2"/>gaccagtctg gtggccaaga gaaagctgag tgaggagatc aaggccatca <text:s text:c="3"/>6394 AP008984_1</text:p>
      <text:p text:style-name="Preformatted_20_Text"/>
      <text:p text:style-name="Preformatted_20_Text"><text:soft-page-break/></text:p>
      <text:p text:style-name="Preformatted_20_Text"/>
      <text:p text:style-name="Preformatted_20_Text"><text:s text:c="2"/>agtactccat ggctgtggcc gaggaagagc aagagtccct gcgccgtctg <text:s text:c="3"/>6438 P01 <text:s text:c="4"/></text:p>
      <text:p text:style-name="Preformatted_20_Text"><text:s text:c="2"/>agtactccat ggctgtggcc gaggaagagc aagagtccct gcgccgtctg <text:s text:c="3"/>6444 AP008984_1</text:p>
      <text:p text:style-name="Preformatted_20_Text"/>
      <text:p text:style-name="Preformatted_20_Text"/>
      <text:p text:style-name="Preformatted_20_Text"/>
      <text:p text:style-name="Preformatted_20_Text"><text:s text:c="2"/>caccacgtct gggtgcgctg tcatcctgac agcaactacc ctttcactgt <text:s text:c="3"/>6488 P01 <text:s text:c="4"/></text:p>
      <text:p text:style-name="Preformatted_20_Text"><text:s text:c="2"/>caccacgtct gggtgcgctg tcatcctgac agcaactacc ctttcactgt <text:s text:c="3"/>6494 AP008984_1</text:p>
      <text:p text:style-name="Preformatted_20_Text"/>
      <text:p text:style-name="Preformatted_20_Text"/>
      <text:p text:style-name="Preformatted_20_Text"/>
      <text:p text:style-name="Preformatted_20_Text"><text:s text:c="2"/>gcccattccc tcaaagggtg agtctgagag agactgtgct gtgaagctgt <text:s text:c="3"/>6538 P01 <text:s text:c="4"/></text:p>
      <text:p text:style-name="Preformatted_20_Text"><text:s text:c="2"/>gcccattccc tcaaagggtg agtctgagag agactgtgct gtgaagctgt <text:s text:c="3"/>6544 AP008984_1</text:p>
      <text:p text:style-name="Preformatted_20_Text"/>
      <text:p text:style-name="Preformatted_20_Text"/>
      <text:p text:style-name="Preformatted_20_Text"/>
      <text:p text:style-name="Preformatted_20_Text"><text:s text:c="2"/>ttgttgaagc taggagcatg actgatgctg gctacctgct gtgtgtggct <text:s text:c="3"/>6588 P01 <text:s text:c="4"/></text:p>
      <text:p text:style-name="Preformatted_20_Text"><text:s text:c="2"/>ttgttgaagc taggagcatg actgatgctg gctacctgct gtgtgtggct <text:s text:c="3"/>6594 AP008984_1</text:p>
      <text:p text:style-name="Preformatted_20_Text"/>
      <text:p text:style-name="Preformatted_20_Text"/>
      <text:p text:style-name="Preformatted_20_Text"/>
      <text:p text:style-name="Preformatted_20_Text"><text:s text:c="2"/>gctcacatgg gcgtcctgct ggacttcaac aacatgtaca agtgggaccc <text:s text:c="3"/>6638 P01 <text:s text:c="4"/></text:p>
      <text:p text:style-name="Preformatted_20_Text"><text:s text:c="2"/>gctcacatgg gcgtcctgct ggacttcaac aacatgtaca agtgggaccc <text:s text:c="3"/>6644 AP008984_1</text:p>
      <text:p text:style-name="Preformatted_20_Text"/>
      <text:p text:style-name="Preformatted_20_Text"/>
      <text:p text:style-name="Preformatted_20_Text"/>
      <text:p text:style-name="Preformatted_20_Text"><text:s text:c="2"/>agagaggatg ctggatggtc agcccagctt catgacctgg ctcgacttca <text:s text:c="3"/>6688 P01 <text:s text:c="4"/></text:p>
      <text:p text:style-name="Preformatted_20_Text"><text:s text:c="2"/>agagaggatg ctggatggtc agcccagctt catgacctgg ctcgacttca <text:s text:c="3"/>6694 AP008984_1</text:p>
      <text:p text:style-name="Preformatted_20_Text"/>
      <text:p text:style-name="Preformatted_20_Text"/>
      <text:p text:style-name="Preformatted_20_Text"/>
      <text:p text:style-name="Preformatted_20_Text"><text:s text:c="2"/>gcaccaagct ggaggctgaa ctcaagagag tgcatctgca ccaccaaaag <text:s text:c="3"/>6738 P01 <text:s text:c="4"/></text:p>
      <text:p text:style-name="Preformatted_20_Text"><text:s text:c="2"/>gcaccaagct ggaggctgaa ctcaagagag tgcatctgca ccaccaaaag <text:s text:c="3"/>6744 AP008984_1</text:p>
      <text:p text:style-name="Preformatted_20_Text"/>
      <text:p text:style-name="Preformatted_20_Text"/>
      <text:p text:style-name="Preformatted_20_Text"/>
      <text:p text:style-name="Preformatted_20_Text"><text:s text:c="2"/>aaagactctg tcactcgctc tctgctgtac tgggacctga acatgggcta <text:s text:c="3"/>6788 P01 <text:s text:c="4"/></text:p>
      <text:p text:style-name="Preformatted_20_Text"><text:s text:c="2"/>aaagactctg tcactcgctc tctgctgtac tgggacctga acatgggcta <text:s text:c="3"/>6794 AP008984_1</text:p>
      <text:p text:style-name="Preformatted_20_Text"/>
      <text:p text:style-name="Preformatted_20_Text"/>
      <text:p text:style-name="Preformatted_20_Text"/>
      <text:p text:style-name="Preformatted_20_Text"><text:s text:c="2"/>cactggcccc tttgtgctgc cctacgccgg cacacaggag agcaccatga <text:s text:c="3"/>6838 P01 <text:s text:c="4"/></text:p>
      <text:p text:style-name="Preformatted_20_Text"><text:s text:c="2"/>cactggcccc tttgtgctgc cctacgccgg cacacaggag agcaccatga <text:s text:c="3"/>6844 AP008984_1</text:p>
      <text:p text:style-name="Preformatted_20_Text"/>
      <text:p text:style-name="Preformatted_20_Text"/>
      <text:p text:style-name="Preformatted_20_Text"/>
      <text:p text:style-name="Preformatted_20_Text"><text:s text:c="2"/>accctcagta gtactgtaac tgtttgattg tgtcgtttga ttctgtttga <text:s text:c="3"/>6888 P01 <text:s text:c="4"/></text:p>
      <text:p text:style-name="Preformatted_20_Text"><text:s text:c="2"/>accctcagta gtactgtaac tgtttgattg tgtcgtttga ttctgtttga <text:s text:c="3"/>6894 AP008984_1</text:p>
      <text:p text:style-name="Preformatted_20_Text"/>
      <text:p text:style-name="Preformatted_20_Text"/>
      <text:p text:style-name="Preformatted_20_Text"/>
      <text:p text:style-name="Preformatted_20_Text"><text:s text:c="2"/>ttctgtgtgt ttacttgatt tctgacttga tgtaatgttc atgagcttca <text:s text:c="3"/>6938 P01 <text:s text:c="4"/></text:p>
      <text:p text:style-name="Preformatted_20_Text"><text:s text:c="2"/>ttctgtgtgt ttacttgatt tctgacttga tgtaatgttc atgagcttca <text:s text:c="3"/>6944 AP008984_1</text:p>
      <text:p text:style-name="Preformatted_20_Text"/>
      <text:p text:style-name="Preformatted_20_Text"/>
      <text:p text:style-name="Preformatted_20_Text"/>
      <text:p text:style-name="Preformatted_20_Text"><text:s text:c="2"/>ataaaaacac tcaactgtat ttctttgtct gtcatgctta catggttacc <text:s text:c="3"/>6988 P01 <text:s text:c="4"/></text:p>
      <text:p text:style-name="Preformatted_20_Text"><text:s text:c="2"/>ataaaaacac tcaactgtat ttctttgtct gtcatgctta catggttacc <text:s text:c="3"/>6994 AP008984_1</text:p>
      <text:p text:style-name="Preformatted_20_Text"/>
      <text:p text:style-name="Preformatted_20_Text"/>
      <text:p text:style-name="Preformatted_20_Text"/>
      <text:p text:style-name="Preformatted_20_Text"><text:s text:c="2"/>taggtctcta atacttagac tctaatactt atagactact tagactctga <text:s text:c="3"/>7038 P01 <text:s text:c="4"/></text:p>
      <text:p text:style-name="Preformatted_20_Text"><text:s text:c="2"/>taggtctcta atacttagac tctaatactt atagactact tagactctga <text:s text:c="3"/>7044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accataaatg gtgcagcata acataaactg gtgagataaa ccagtcaaaa <text:s text:c="3"/>7088 P01 <text:s text:c="4"/></text:p>
      <text:p text:style-name="Preformatted_20_Text"><text:s text:c="2"/>accataaatg gtgcagcata acataaactg gtgagataaa ccagtc-aaa <text:s text:c="3"/>7093 AP008984_1</text:p>
      <text:p text:style-name="Preformatted_20_Text"/>
      <text:p text:style-name="Preformatted_20_Text"/>
      <text:p text:style-name="Preformatted_20_Text"/>
      <text:p text:style-name="Preformatted_20_Text"><text:s text:c="2"/>aaaacttgta ctcaatcaat atacagagag ctcagtggac tggttctctt <text:s text:c="3"/>7138 P01 <text:s text:c="4"/></text:p>
      <text:p text:style-name="Preformatted_20_Text"><text:s text:c="2"/>aaaacttgta ctcaatcaat atacagagag ctcagtggac tggttctctt <text:s text:c="3"/>7143 AP008984_1</text:p>
      <text:p text:style-name="Preformatted_20_Text"/>
      <text:p text:style-name="Preformatted_20_Text"/>
      <text:p text:style-name="Preformatted_20_Text"/>
      <text:p text:style-name="Preformatted_20_Text"><text:s text:c="2"/>tctttcactc tctgagctcc ttatattgtg acgtaacagg cgtggtgtgc <text:s text:c="3"/>7188 P01 <text:s text:c="4"/></text:p>
      <text:p text:style-name="Preformatted_20_Text"><text:s text:c="2"/>tctttcactc tctgagctcc ttatattgtg acgtaacagg cgtggtgtgc <text:s text:c="3"/>7193 AP008984_1</text:p>
      <text:p text:style-name="Preformatted_20_Text"/>
      <text:p text:style-name="Preformatted_20_Text"/>
      <text:p text:style-name="Preformatted_20_Text"/>
      <text:p text:style-name="Preformatted_20_Text"><text:s text:c="2"/>tgtgattggt ttggaggagg agcttagtgg tataaagggg gcatcatggc <text:s text:c="3"/>7238 P01 <text:s text:c="4"/></text:p>
      <text:p text:style-name="Preformatted_20_Text"><text:s text:c="2"/>tgtgattggt ttggaggagg agcttagtgg tataaagggg gcatcatggc <text:s text:c="3"/>7243 AP008984_1</text:p>
      <text:p text:style-name="Preformatted_20_Text"/>
      <text:p text:style-name="Preformatted_20_Text"/>
      <text:p text:style-name="Preformatted_20_Text"/>
      <text:p text:style-name="Preformatted_20_Text"><text:s text:c="2"/>tccactctgc atctcatctc aacgcaacaa ctcaacagca gcaaagaacc <text:s text:c="3"/>7288 P01 <text:s text:c="4"/></text:p>
      <text:p text:style-name="Preformatted_20_Text"><text:s text:c="2"/>tccactctgc atctcatctc aacgcaacaa ctcaacagca gcaaagaacc <text:s text:c="3"/>7293 AP008984_1</text:p>
      <text:p text:style-name="Preformatted_20_Text"/>
      <text:p text:style-name="Preformatted_20_Text"/>
      <text:p text:style-name="Preformatted_20_Text"/>
      <text:p text:style-name="Preformatted_20_Text"><text:s text:c="2"/>caaagaactc ttctaaaaac aaaacaccaa acatgttcaa gctactgatg <text:s text:c="3"/>7338 P01 <text:s text:c="4"/></text:p>
      <text:p text:style-name="Preformatted_20_Text"><text:s text:c="2"/>caaagacctc ttctaaaaac aaaacaccaa acatgttcaa gctactgatg <text:s text:c="3"/>7343 AP008984_1</text:p>
      <text:p text:style-name="Preformatted_20_Text"/>
      <text:p text:style-name="Preformatted_20_Text"/>
      <text:p text:style-name="Preformatted_20_Text"/>
      <text:p text:style-name="Preformatted_20_Text"><text:s text:c="2"/>ctggtgctgt gcagtgcatg cgcactgtgc aacaagccgc tcatgaaggt <text:s text:c="3"/>7388 P01 <text:s text:c="4"/></text:p>
      <text:p text:style-name="Preformatted_20_Text"><text:s text:c="2"/>ctggtgctgt gcagtgcatg cgcactgtgc aacaagccgc tcatgaaggt <text:s text:c="3"/>7393 AP008984_1</text:p>
      <text:p text:style-name="Preformatted_20_Text"/>
      <text:p text:style-name="Preformatted_20_Text"/>
      <text:p text:style-name="Preformatted_20_Text"/>
      <text:p text:style-name="Preformatted_20_Text"><text:s text:c="2"/>gcctgatgcg ccgccacccc aggtgcctcc tcctccccag atgcgtcgtg <text:s text:c="3"/>7438 P01 <text:s text:c="4"/></text:p>
      <text:p text:style-name="Preformatted_20_Text"><text:s text:c="2"/>gcctgatgcg ccgccacccc aggtgcctcc tcctccccag atgcgtcgtg <text:s text:c="3"/>7443 AP008984_1</text:p>
      <text:p text:style-name="Preformatted_20_Text"/>
      <text:p text:style-name="Preformatted_20_Text"/>
      <text:p text:style-name="Preformatted_20_Text"/>
      <text:p text:style-name="Preformatted_20_Text"><text:s text:c="2"/>cagtcgtgga cctggagcag atggtggctg atgcctatgc tctggacgtg <text:s text:c="3"/>7488 P01 <text:s text:c="4"/></text:p>
      <text:p text:style-name="Preformatted_20_Text"><text:s text:c="2"/>cagtcgtgga cctggagcag atggtggctg atgcctatgc tctggacgtg <text:s text:c="3"/>7493 AP008984_1</text:p>
      <text:p text:style-name="Preformatted_20_Text"/>
      <text:p text:style-name="Preformatted_20_Text"/>
      <text:p text:style-name="Preformatted_20_Text"/>
      <text:p text:style-name="Preformatted_20_Text"><text:s text:c="2"/>tctgagtggt actttcgtcc cacttatgag cacagatgtc ccaatggttt <text:s text:c="3"/>7538 P01 <text:s text:c="4"/></text:p>
      <text:p text:style-name="Preformatted_20_Text"><text:s text:c="2"/>tctgagtggt actttcgtcc cacttatgag cacagatgtc ccaatggttt <text:s text:c="3"/>7543 AP008984_1</text:p>
      <text:p text:style-name="Preformatted_20_Text"/>
      <text:p text:style-name="Preformatted_20_Text"/>
      <text:p text:style-name="Preformatted_20_Text"/>
      <text:p text:style-name="Preformatted_20_Text"><text:s text:c="2"/>tggttcctat ggctgggtag aggactttat ggtggccaca tgtgactctc <text:s text:c="3"/>7588 P01 <text:s text:c="4"/></text:p>
      <text:p text:style-name="Preformatted_20_Text"><text:s text:c="2"/>tggttcctat ggctgggtag aggactttat ggtggccaca tgtgactctc <text:s text:c="3"/>7593 AP008984_1</text:p>
      <text:p text:style-name="Preformatted_20_Text"/>
      <text:p text:style-name="Preformatted_20_Text"/>
      <text:p text:style-name="Preformatted_20_Text"/>
      <text:p text:style-name="Preformatted_20_Text"><text:s text:c="2"/>acagcaacaa gcagagagag ctgtatgggt tagatgctga taggaagatg <text:s text:c="3"/>7638 P01 <text:s text:c="4"/></text:p>
      <text:p text:style-name="Preformatted_20_Text"><text:s text:c="2"/>acagcaacaa gcagagagag ctgtatgggt tagatgctga taggaagatg <text:s text:c="3"/>7643 AP008984_1</text:p>
      <text:p text:style-name="Preformatted_20_Text"/>
      <text:p text:style-name="Preformatted_20_Text"/>
      <text:p text:style-name="Preformatted_20_Text"/>
      <text:p text:style-name="Preformatted_20_Text"><text:s text:c="2"/>acacacaagt ggtccatggt gatcagagag cacaacgagt caaggacagt <text:s text:c="3"/>7688 P01 <text:s text:c="4"/></text:p>
      <text:p text:style-name="Preformatted_20_Text"><text:soft-page-break/><text:s text:c="2"/>acacacaagt ggtccatggt gatcagagag cacaacgagt caaggacagt <text:s text:c="3"/>7693 AP008984_1</text:p>
      <text:p text:style-name="Preformatted_20_Text"/>
      <text:p text:style-name="Preformatted_20_Text"/>
      <text:p text:style-name="Preformatted_20_Text"/>
      <text:p text:style-name="Preformatted_20_Text"><text:s text:c="2"/>gtccgacttg tgcgacgtct gcaacccctg cgacaggttt gagtacctct <text:s text:c="3"/>7738 P01 <text:s text:c="4"/></text:p>
      <text:p text:style-name="Preformatted_20_Text"><text:s text:c="2"/>gtccgacttg tgcgacgtct gcaacccctg cgacaggttt gagtacctct <text:s text:c="3"/>7743 AP008984_1</text:p>
      <text:p text:style-name="Preformatted_20_Text"/>
      <text:p text:style-name="Preformatted_20_Text"/>
      <text:p text:style-name="Preformatted_20_Text"/>
      <text:p text:style-name="Preformatted_20_Text"><text:s text:c="2"/>caccagccgg cgtgtgctgc aagccatgct accctgggta ctacgccgtc <text:s text:c="3"/>7788 P01 <text:s text:c="4"/></text:p>
      <text:p text:style-name="Preformatted_20_Text"><text:s text:c="2"/>caccagccgg cgtgtgctgc aagccatgct accctgggta ctacgccgtc <text:s text:c="3"/>7793 AP008984_1</text:p>
      <text:p text:style-name="Preformatted_20_Text"/>
      <text:p text:style-name="Preformatted_20_Text"/>
      <text:p text:style-name="Preformatted_20_Text"/>
      <text:p text:style-name="Preformatted_20_Text"><text:s text:c="2"/>cagcactgcg ccactgccca cacagccagc gtgtgtgagg cctgtccagt <text:s text:c="3"/>7838 P01 <text:s text:c="4"/></text:p>
      <text:p text:style-name="Preformatted_20_Text"><text:s text:c="2"/>cagcactgcg ccactgccca cacagccagc gtgtgtgagg cctgtccagt <text:s text:c="3"/>7843 AP008984_1</text:p>
      <text:p text:style-name="Preformatted_20_Text"/>
      <text:p text:style-name="Preformatted_20_Text"/>
      <text:p text:style-name="Preformatted_20_Text"/>
      <text:p text:style-name="Preformatted_20_Text"><text:s text:c="2"/>gggcacctac aagagcaacg cacatgtggg caccaccagc cacctggagc <text:s text:c="3"/>7888 P01 <text:s text:c="4"/></text:p>
      <text:p text:style-name="Preformatted_20_Text"><text:s text:c="2"/>gggcacctac aagagcaacg cacatgtggg caccaccagc cacctggagc <text:s text:c="3"/>7893 AP008984_1</text:p>
      <text:p text:style-name="Preformatted_20_Text"/>
      <text:p text:style-name="Preformatted_20_Text"/>
      <text:p text:style-name="Preformatted_20_Text"/>
      <text:p text:style-name="Preformatted_20_Text"><text:s text:c="2"/>tgtgcatgga ccatcatgag tgtcccaaga acactcatcc cagagacggc <text:s text:c="3"/>7938 P01 <text:s text:c="4"/></text:p>
      <text:p text:style-name="Preformatted_20_Text"><text:s text:c="2"/>tgtgcatgga ccatcatgag tgtcccaaga acactcatcc cagagacggc <text:s text:c="3"/>7943 AP008984_1</text:p>
      <text:p text:style-name="Preformatted_20_Text"/>
      <text:p text:style-name="Preformatted_20_Text"/>
      <text:p text:style-name="Preformatted_20_Text"/>
      <text:p text:style-name="Preformatted_20_Text"><text:s text:c="2"/>gtgttcgagg ccagcgccgt gcaggacgtc ttctgcgacc cagaccacgg <text:s text:c="3"/>7988 P01 <text:s text:c="4"/></text:p>
      <text:p text:style-name="Preformatted_20_Text"><text:s text:c="2"/>gtgttcgagg ccagcgccgt gcaggacgtc ttctgcgacc cagaccacgg <text:s text:c="3"/>7993 AP008984_1</text:p>
      <text:p text:style-name="Preformatted_20_Text"/>
      <text:p text:style-name="Preformatted_20_Text"/>
      <text:p text:style-name="Preformatted_20_Text"/>
      <text:p text:style-name="Preformatted_20_Text"><text:s text:c="2"/>ctactactgt cctgccatac aggagggagc ctcttgcagc ctggtcagtg <text:s text:c="3"/>8038 P01 <text:s text:c="4"/></text:p>
      <text:p text:style-name="Preformatted_20_Text"><text:s text:c="2"/>ctactactgt cctgccatac aggagggagc ctcttgcagc ctggtcagtg <text:s text:c="3"/>8043 AP008984_1</text:p>
      <text:p text:style-name="Preformatted_20_Text"/>
      <text:p text:style-name="Preformatted_20_Text"/>
      <text:p text:style-name="Preformatted_20_Text"/>
      <text:p text:style-name="Preformatted_20_Text"><text:s text:c="2"/>gagccaaatg ggctggctgc taccctggtt cctacatctt caagttcccc <text:s text:c="3"/>8088 P01 <text:s text:c="4"/></text:p>
      <text:p text:style-name="Preformatted_20_Text"><text:s text:c="2"/>gagccaaatg ggctggctgc taccctggtt cctacatctt caagttcccc <text:s text:c="3"/>8093 AP008984_1</text:p>
      <text:p text:style-name="Preformatted_20_Text"/>
      <text:p text:style-name="Preformatted_20_Text"/>
      <text:p text:style-name="Preformatted_20_Text"/>
      <text:p text:style-name="Preformatted_20_Text"><text:s text:c="2"/>actagagagg cctctgcagt gtgtgccacc tgcgattcag agaaagaaca <text:s text:c="3"/>8138 P01 <text:s text:c="4"/></text:p>
      <text:p text:style-name="Preformatted_20_Text"><text:s text:c="2"/>actagagagg cctctgcagt gtgtgccacc tgcgattcag agaaagaaca <text:s text:c="3"/>8143 AP008984_1</text:p>
      <text:p text:style-name="Preformatted_20_Text"/>
      <text:p text:style-name="Preformatted_20_Text"/>
      <text:p text:style-name="Preformatted_20_Text"/>
      <text:p text:style-name="Preformatted_20_Text"><text:s text:c="2"/>catctacatc tccaagtctg gcctggccaa gtgcatcctc cacaccaagt <text:s text:c="3"/>8188 P01 <text:s text:c="4"/></text:p>
      <text:p text:style-name="Preformatted_20_Text"><text:s text:c="2"/>catctacatc tccaagtctg gcctggccaa gtgcatcctc cacaccaagt <text:s text:c="3"/>8193 AP008984_1</text:p>
      <text:p text:style-name="Preformatted_20_Text"/>
      <text:p text:style-name="Preformatted_20_Text"/>
      <text:p text:style-name="Preformatted_20_Text"/>
      <text:p text:style-name="Preformatted_20_Text"><text:s text:c="2"/>gcgagagggt ccaggagaag ggcagcctca acaaggacac catct--ctg <text:s text:c="3"/>8236 P01 <text:s text:c="4"/></text:p>
      <text:p text:style-name="Preformatted_20_Text"><text:s text:c="2"/>gcgagagggt ccaggagaag ggcagcctca acaaggacac catctgcctg <text:s text:c="3"/>8243 AP008984_1</text:p>
      <text:p text:style-name="Preformatted_20_Text"/>
      <text:p text:style-name="Preformatted_20_Text"/>
      <text:p text:style-name="Preformatted_20_Text"/>
      <text:p text:style-name="Preformatted_20_Text"><text:s text:c="2"/>cctggagctc aagcacgagg agctctagtt tgcttgcttt acttttgata <text:s text:c="3"/>8286 P01 <text:s text:c="4"/></text:p>
      <text:p text:style-name="Preformatted_20_Text"><text:s text:c="2"/>cctggagctc aagcacgagg agctctagtt tgcttgcttt acttttgata <text:s text:c="3"/>8293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ttttactgta ctgtttactg ttaatgtgta cttgtgtgta tatgtatact <text:s text:c="3"/>8336 P01 <text:s text:c="4"/></text:p>
      <text:p text:style-name="Preformatted_20_Text"><text:s text:c="2"/>ttttactgta ctgtttactg ttaatgtgta cttgtgtgta tatgtatact <text:s text:c="3"/>8343 AP008984_1</text:p>
      <text:p text:style-name="Preformatted_20_Text"/>
      <text:p text:style-name="Preformatted_20_Text"/>
      <text:p text:style-name="Preformatted_20_Text"/>
      <text:p text:style-name="Preformatted_20_Text"><text:s text:c="2"/>gttgatgatg ttaaaataaa aggttgaagc tatgcagtga gtgcagtcta <text:s text:c="3"/>8386 P01 <text:s text:c="4"/></text:p>
      <text:p text:style-name="Preformatted_20_Text"><text:s text:c="2"/>gttgatgatg ttaaaataaa aggttgaagc tatgcagtga gtgcagtcta <text:s text:c="3"/>8393 AP008984_1</text:p>
      <text:p text:style-name="Preformatted_20_Text"/>
      <text:p text:style-name="Preformatted_20_Text"/>
      <text:p text:style-name="Preformatted_20_Text"/>
      <text:p text:style-name="Preformatted_20_Text"><text:s text:c="2"/>tttttggcca ctaggcgctg atgcgcagcg cacctgtccg cagcctcgac <text:s text:c="3"/>8436 P01 <text:s text:c="4"/></text:p>
      <text:p text:style-name="Preformatted_20_Text"><text:s text:c="2"/>tttttggcca ctaggcgctg atgcgcagcg cacctgtccg cagcctcgac <text:s text:c="3"/>8443 AP008984_1</text:p>
      <text:p text:style-name="Preformatted_20_Text"/>
      <text:p text:style-name="Preformatted_20_Text"/>
      <text:p text:style-name="Preformatted_20_Text"/>
      <text:p text:style-name="Preformatted_20_Text"><text:s text:c="2"/>ccttcacacc ctgcacaccg ggccctttca gcataaaagg caggggcgag <text:s text:c="3"/>8486 P01 <text:s text:c="4"/></text:p>
      <text:p text:style-name="Preformatted_20_Text"><text:s text:c="2"/>ccttcacacc ctgcacaccg ggccctttca gcataaaagg caggggcgag <text:s text:c="3"/>8493 AP008984_1</text:p>
      <text:p text:style-name="Preformatted_20_Text"/>
      <text:p text:style-name="Preformatted_20_Text"/>
      <text:p text:style-name="Preformatted_20_Text"/>
      <text:p text:style-name="Preformatted_20_Text"><text:s text:c="2"/>tgcggatcca gcaagcacac agcaggactc gagagcaaga agaacaagaa <text:s text:c="3"/>8536 P01 <text:s text:c="4"/></text:p>
      <text:p text:style-name="Preformatted_20_Text"><text:s text:c="2"/>tgcggatcca gcaagcacac agcaggactc gagagcaaga agaacaagaa <text:s text:c="3"/>8543 AP008984_1</text:p>
      <text:p text:style-name="Preformatted_20_Text"/>
      <text:p text:style-name="Preformatted_20_Text"/>
      <text:p text:style-name="Preformatted_20_Text"/>
      <text:p text:style-name="Preformatted_20_Text"><text:s text:c="2"/>cacgccatgc ctgccacctt tggcaggcgc cctgacgggg atgaccaagt <text:s text:c="3"/>8586 P01 <text:s text:c="4"/></text:p>
      <text:p text:style-name="Preformatted_20_Text"><text:s text:c="2"/>cacgccatgc ctgccacctt tggcaggcgc cctgacgggg atgaccaagt <text:s text:c="3"/>8593 AP008984_1</text:p>
      <text:p text:style-name="Preformatted_20_Text"/>
      <text:p text:style-name="Preformatted_20_Text"/>
      <text:p text:style-name="Preformatted_20_Text"/>
      <text:p text:style-name="Preformatted_20_Text"><text:s text:c="2"/>gtacctggaa gaggacacgg atgacggggg attcagtggc agagca--ag <text:s text:c="3"/>8634 P01 <text:s text:c="4"/></text:p>
      <text:p text:style-name="Preformatted_20_Text"><text:s text:c="2"/>gtacctggaa gaggacacgg atgacggggg attcagtggc agagcaccag <text:s text:c="3"/>8643 AP008984_1</text:p>
      <text:p text:style-name="Preformatted_20_Text"/>
      <text:p text:style-name="Preformatted_20_Text"/>
      <text:p text:style-name="Preformatted_20_Text"/>
      <text:p text:style-name="Preformatted_20_Text"><text:s text:c="2"/>caccacccca ggtggccctg gccctggacc tggactttag ggacaggctt <text:s text:c="3"/>8684 P01 <text:s text:c="4"/></text:p>
      <text:p text:style-name="Preformatted_20_Text"><text:s text:c="2"/>caccacccca ggtggccctg gccctggacc tggactttag ggacaggctt <text:s text:c="3"/>8693 AP008984_1</text:p>
      <text:p text:style-name="Preformatted_20_Text"/>
      <text:p text:style-name="Preformatted_20_Text"/>
      <text:p text:style-name="Preformatted_20_Text"/>
      <text:p text:style-name="Preformatted_20_Text"><text:s text:c="2"/>actcagtttc ctcaccactc tgctgcagtc aggggtggcc tgagaggctg <text:s text:c="3"/>8734 P01 <text:s text:c="4"/></text:p>
      <text:p text:style-name="Preformatted_20_Text"><text:s text:c="2"/>actcagtttc ctcaccactc tgctgcagtc aggggtggcc tgagaggctg <text:s text:c="3"/>8743 AP008984_1</text:p>
      <text:p text:style-name="Preformatted_20_Text"/>
      <text:p text:style-name="Preformatted_20_Text"/>
      <text:p text:style-name="Preformatted_20_Text"/>
      <text:p text:style-name="Preformatted_20_Text"><text:s text:c="2"/>cctgggcaag gtactgagca tctccagggg caggctgctg atgggggtgg <text:s text:c="3"/>8784 P01 <text:s text:c="4"/></text:p>
      <text:p text:style-name="Preformatted_20_Text"><text:s text:c="2"/>cctgggcaag gtactgagca tctccagggg caggctgctg atgggggtgg <text:s text:c="3"/>8793 AP008984_1</text:p>
      <text:p text:style-name="Preformatted_20_Text"/>
      <text:p text:style-name="Preformatted_20_Text"/>
      <text:p text:style-name="Preformatted_20_Text"/>
      <text:p text:style-name="Preformatted_20_Text"><text:s text:c="2"/>tgggcctagg cctgctgctg gccttcatcg tgttcatggt ggagaagacg <text:s text:c="3"/>8834 P01 <text:s text:c="4"/></text:p>
      <text:p text:style-name="Preformatted_20_Text"><text:s text:c="2"/>tgggcctagg cctgctgctg gccttcatcg tgttcatggt ggagaagacg <text:s text:c="3"/>8843 AP008984_1</text:p>
      <text:p text:style-name="Preformatted_20_Text"/>
      <text:p text:style-name="Preformatted_20_Text"/>
      <text:p text:style-name="Preformatted_20_Text"/>
      <text:p text:style-name="Preformatted_20_Text"><text:s text:c="2"/>gactccaggc tgctggacga ggccaagtgt ccagaccagg cccgtgtgta <text:s text:c="3"/>8884 P01 <text:s text:c="4"/></text:p>
      <text:p text:style-name="Preformatted_20_Text"><text:s text:c="2"/>gactccaggc tgctggacga ggccaagtgt ccagaccagg cccgtgtgta <text:s text:c="3"/>8893 AP008984_1</text:p>
      <text:p text:style-name="Preformatted_20_Text"/>
      <text:p text:style-name="Preformatted_20_Text"/>
      <text:p text:style-name="Preformatted_20_Text"/>
      <text:p text:style-name="Preformatted_20_Text"><text:s text:c="2"/>ctaccctctg aggacgcaca ggcgcaagtt catcttcatg ttctgctgcc <text:s text:c="3"/>8934 P01 <text:s text:c="4"/></text:p>
      <text:p text:style-name="Preformatted_20_Text"><text:s text:c="2"/>ctaccctctg aggacgcaca ggcgcaagtt cagcttcatg ttctgctgcc <text:s text:c="3"/>8943 AP008984_1</text:p>
      <text:p text:style-name="Preformatted_20_Text"/>
      <text:p text:style-name="Preformatted_20_Text"/>
      <text:p text:style-name="Preformatted_20_Text"><text:soft-page-break/></text:p>
      <text:p text:style-name="Preformatted_20_Text"><text:s text:c="2"/>actgctgtgc cctcaagcag ccccacatct gctacgagga catgttcaag <text:s text:c="3"/>8984 P01 <text:s text:c="4"/></text:p>
      <text:p text:style-name="Preformatted_20_Text"><text:s text:c="2"/>actgctgtgc cctcaagcag ccccacatct gctacgagga catgttcaag <text:s text:c="3"/>8993 AP008984_1</text:p>
      <text:p text:style-name="Preformatted_20_Text"/>
      <text:p text:style-name="Preformatted_20_Text"/>
      <text:p text:style-name="Preformatted_20_Text"/>
      <text:p text:style-name="Preformatted_20_Text"><text:s text:c="2"/>tggcttgacc actggtacaa cgacacgctg tcccaagagg agcagatggg <text:s text:c="3"/>9034 P01 <text:s text:c="4"/></text:p>
      <text:p text:style-name="Preformatted_20_Text"><text:s text:c="2"/>tggcttgacc actggtacaa cgacacgctg tcccaagagg agcagatggg <text:s text:c="3"/>9043 AP008984_1</text:p>
      <text:p text:style-name="Preformatted_20_Text"/>
      <text:p text:style-name="Preformatted_20_Text"/>
      <text:p text:style-name="Preformatted_20_Text"/>
      <text:p text:style-name="Preformatted_20_Text"><text:s text:c="2"/>ctttgcccaa catgtgtggg cagccggcgt ggtgagaggc cacctggagc <text:s text:c="3"/>9084 P01 <text:s text:c="4"/></text:p>
      <text:p text:style-name="Preformatted_20_Text"><text:s text:c="2"/>ctttgcccaa catgtgtggg cagccggcgt ggtgagaggc cacctggagc <text:s text:c="3"/>9093 AP008984_1</text:p>
      <text:p text:style-name="Preformatted_20_Text"/>
      <text:p text:style-name="Preformatted_20_Text"/>
      <text:p text:style-name="Preformatted_20_Text"/>
      <text:p text:style-name="Preformatted_20_Text"><text:s text:c="2"/>gcaaggctgc tcccctgtct cagcaggacc aggactcttg gcctcagaac <text:s text:c="3"/>9134 P01 <text:s text:c="4"/></text:p>
      <text:p text:style-name="Preformatted_20_Text"><text:s text:c="2"/>gcaaggctgc tcccctgtct cagcaggacc aggactcttg gcctcagaac <text:s text:c="3"/>9143 AP008984_1</text:p>
      <text:p text:style-name="Preformatted_20_Text"/>
      <text:p text:style-name="Preformatted_20_Text"/>
      <text:p text:style-name="Preformatted_20_Text"/>
      <text:p text:style-name="Preformatted_20_Text"><text:s text:c="2"/>ctgcgccaga tggtcaaacg cacgcgctgg gttgagtggc tggtggggga <text:s text:c="3"/>9184 P01 <text:s text:c="4"/></text:p>
      <text:p text:style-name="Preformatted_20_Text"><text:s text:c="2"/>ctgcgccaga tggtcaaacg cacgcgctgg gttgagtggc tggtggggga <text:s text:c="3"/>9193 AP008984_1</text:p>
      <text:p text:style-name="Preformatted_20_Text"/>
      <text:p text:style-name="Preformatted_20_Text"/>
      <text:p text:style-name="Preformatted_20_Text"/>
      <text:p text:style-name="Preformatted_20_Text"><text:s text:c="2"/>gcactacacc aagagcctca accacacgct ggctggtaca gaggactacg <text:s text:c="3"/>9234 P01 <text:s text:c="4"/></text:p>
      <text:p text:style-name="Preformatted_20_Text"><text:s text:c="2"/>gcactacgcc aagagcctca accacacgct ggctggtaca gaggactacg <text:s text:c="3"/>9243 AP008984_1</text:p>
      <text:p text:style-name="Preformatted_20_Text"/>
      <text:p text:style-name="Preformatted_20_Text"/>
      <text:p text:style-name="Preformatted_20_Text"/>
      <text:p text:style-name="Preformatted_20_Text"><text:s text:c="2"/>agcacctgag caagcacacc atctttgacg actccgagca gctcaggccc <text:s text:c="3"/>9284 P01 <text:s text:c="4"/></text:p>
      <text:p text:style-name="Preformatted_20_Text"><text:s text:c="2"/>agcacctgag caagcacacc atctttgacg actccgagca gctcaggccc <text:s text:c="3"/>9293 AP008984_1</text:p>
      <text:p text:style-name="Preformatted_20_Text"/>
      <text:p text:style-name="Preformatted_20_Text"/>
      <text:p text:style-name="Preformatted_20_Text"/>
      <text:p text:style-name="Preformatted_20_Text"><text:s text:c="2"/>atcaacagca cgcacaacgg tactgccaag acctacaagc tggagacctt <text:s text:c="3"/>9334 P01 <text:s text:c="4"/></text:p>
      <text:p text:style-name="Preformatted_20_Text"><text:s text:c="2"/>atcaacagca cgcacaacgg tactgccaag acctacaagc tggagacctt <text:s text:c="3"/>9343 AP008984_1</text:p>
      <text:p text:style-name="Preformatted_20_Text"/>
      <text:p text:style-name="Preformatted_20_Text"/>
      <text:p text:style-name="Preformatted_20_Text"/>
      <text:p text:style-name="Preformatted_20_Text"><text:s text:c="2"/>ggtggtggac aatgtgtacg cagcggacga gctggtggcc ttcatggtgg <text:s text:c="3"/>9384 P01 <text:s text:c="4"/></text:p>
      <text:p text:style-name="Preformatted_20_Text"><text:s text:c="2"/>ggtggtggac aatgtgtacg cagcggacga gctggtggcc ttcatggtgg <text:s text:c="3"/>9393 AP008984_1</text:p>
      <text:p text:style-name="Preformatted_20_Text"/>
      <text:p text:style-name="Preformatted_20_Text"/>
      <text:p text:style-name="Preformatted_20_Text"/>
      <text:p text:style-name="Preformatted_20_Text"><text:s text:c="2"/>agtctgggca cgctcaggac actaccatgt tcaggatggc cttcaaccag <text:s text:c="3"/>9434 P01 <text:s text:c="4"/></text:p>
      <text:p text:style-name="Preformatted_20_Text"><text:s text:c="2"/>agtctgggca cgctcaggac actaccatgt tcaggatggc cttcaaccag <text:s text:c="3"/>9443 AP008984_1</text:p>
      <text:p text:style-name="Preformatted_20_Text"/>
      <text:p text:style-name="Preformatted_20_Text"/>
      <text:p text:style-name="Preformatted_20_Text"/>
      <text:p text:style-name="Preformatted_20_Text"><text:s text:c="2"/>tactacggcg cctacaacgt gtacgacgag ctgttccaca aggcgctgga <text:s text:c="3"/>9484 P01 <text:s text:c="4"/></text:p>
      <text:p text:style-name="Preformatted_20_Text"><text:s text:c="2"/>tactacggcg cctacaacgt gtacgacgag ctgttccaca aggcgctgga <text:s text:c="3"/>9493 AP008984_1</text:p>
      <text:p text:style-name="Preformatted_20_Text"/>
      <text:p text:style-name="Preformatted_20_Text"/>
      <text:p text:style-name="Preformatted_20_Text"/>
      <text:p text:style-name="Preformatted_20_Text"><text:s text:c="2"/>cctcgccggc gtggtggact ctgtcgccta catgccctct gcggctgagg <text:s text:c="3"/>9534 P01 <text:s text:c="4"/></text:p>
      <text:p text:style-name="Preformatted_20_Text"><text:s text:c="2"/>cctcgccggc gtggtggact ctgtcgccta catgccctct gcggctgagg <text:s text:c="3"/>9543 AP008984_1</text:p>
      <text:p text:style-name="Preformatted_20_Text"/>
      <text:p text:style-name="Preformatted_20_Text"/>
      <text:p text:style-name="Preformatted_20_Text"/>
      <text:p text:style-name="Preformatted_20_Text"><text:s text:c="2"/>tgctgatcga ggctgccatg gacgaggcct tctcgtacaa ccctgacgag <text:s text:c="3"/>9584 P01 <text:s text:c="4"/></text:p>
      <text:p text:style-name="Preformatted_20_Text"><text:s text:c="2"/>tgctgatcga ggctgccatg gacgaggcct tctcgtacaa ccctgacgag <text:s text:c="3"/>9593 AP008984_1</text:p>
      <text:p text:style-name="Preformatted_20_Text"/>
      <text:p text:style-name="Preformatted_20_Text"><text:soft-page-break/></text:p>
      <text:p text:style-name="Preformatted_20_Text"/>
      <text:p text:style-name="Preformatted_20_Text"><text:s text:c="2"/>gaggatgcca ggctcaacgc ttccagggcc aacgcaacca gcaacagcac <text:s text:c="3"/>9634 P01 <text:s text:c="4"/></text:p>
      <text:p text:style-name="Preformatted_20_Text"><text:s text:c="2"/>gaggatgcca ggctcaacgc ttccagggcc aacgcaacca gcaacagcac <text:s text:c="3"/>9643 AP008984_1</text:p>
      <text:p text:style-name="Preformatted_20_Text"/>
      <text:p text:style-name="Preformatted_20_Text"/>
      <text:p text:style-name="Preformatted_20_Text"/>
      <text:p text:style-name="Preformatted_20_Text"><text:s text:c="2"/>cctgatgaac ggcacctgct ctctggagca gctgtgcaag gcctatgatg <text:s text:c="3"/>9684 P01 <text:s text:c="4"/></text:p>
      <text:p text:style-name="Preformatted_20_Text"><text:s text:c="2"/>cctgatgaac ggcacctgct ctctggagca gctgtgcaag gcctatgatg <text:s text:c="3"/>9693 AP008984_1</text:p>
      <text:p text:style-name="Preformatted_20_Text"/>
      <text:p text:style-name="Preformatted_20_Text"/>
      <text:p text:style-name="Preformatted_20_Text"/>
      <text:p text:style-name="Preformatted_20_Text"><text:s text:c="2"/>ttgctgcgac taccacgccg tctccctctg ctctcctcag caccagtgac <text:s text:c="3"/>9734 P01 <text:s text:c="4"/></text:p>
      <text:p text:style-name="Preformatted_20_Text"><text:s text:c="2"/>ttgctgcgac taccatgccg tctccctctg ctctcctcag caccagtgac <text:s text:c="3"/>9743 AP008984_1</text:p>
      <text:p text:style-name="Preformatted_20_Text"/>
      <text:p text:style-name="Preformatted_20_Text"/>
      <text:p text:style-name="Preformatted_20_Text"/>
      <text:p text:style-name="Preformatted_20_Text"><text:s text:c="2"/>gtcacaacac ccagcatcag gcccaggacc agtgacgtca ccgcgcccag <text:s text:c="3"/>9784 P01 <text:s text:c="4"/></text:p>
      <text:p text:style-name="Preformatted_20_Text"><text:s text:c="2"/>gtcacaacac ccagcatcag gcccaggacc agtgacgtca ccgcgcccag <text:s text:c="3"/>9793 AP008984_1</text:p>
      <text:p text:style-name="Preformatted_20_Text"/>
      <text:p text:style-name="Preformatted_20_Text"/>
      <text:p text:style-name="Preformatted_20_Text"/>
      <text:p text:style-name="Preformatted_20_Text"><text:s text:c="2"/>cagcaggacc agtcacacca cgcccccttc tggtacccat gatggctcca <text:s text:c="3"/>9834 P01 <text:s text:c="4"/></text:p>
      <text:p text:style-name="Preformatted_20_Text"><text:s text:c="2"/>cagcaggacc agtcacacca cgcccccttc tggtacccat gatggctcca <text:s text:c="3"/>9843 AP008984_1</text:p>
      <text:p text:style-name="Preformatted_20_Text"/>
      <text:p text:style-name="Preformatted_20_Text"/>
      <text:p text:style-name="Preformatted_20_Text"/>
      <text:p text:style-name="Preformatted_20_Text"><text:s text:c="2"/>ccgtgtggac tgttggtaac attacaatga ctgctaatgg tacctctgcg <text:s text:c="3"/>9884 P01 <text:s text:c="4"/></text:p>
      <text:p text:style-name="Preformatted_20_Text"><text:s text:c="2"/>ccgtgtggac tgttggtaac attacaatga ctgctaatgg tacctctgcg <text:s text:c="3"/>9893 AP008984_1</text:p>
      <text:p text:style-name="Preformatted_20_Text"/>
      <text:p text:style-name="Preformatted_20_Text"/>
      <text:p text:style-name="Preformatted_20_Text"/>
      <text:p text:style-name="Preformatted_20_Text"><text:s text:c="2"/>gggtgatgct gaggctgagg gatgagggaa gagactgctc ctattgtaca <text:s text:c="3"/>9934 P01 <text:s text:c="4"/></text:p>
      <text:p text:style-name="Preformatted_20_Text"><text:s text:c="2"/>gggtgatgct gaggctgagg gatgagggaa gagactgctc ctattgtaca <text:s text:c="3"/>9943 AP008984_1</text:p>
      <text:p text:style-name="Preformatted_20_Text"/>
      <text:p text:style-name="Preformatted_20_Text"/>
      <text:p text:style-name="Preformatted_20_Text"/>
      <text:p text:style-name="Preformatted_20_Text"><text:s text:c="2"/>gaagctgtaa atgtctagct ttgaatggcc tcgtcgccca acccagggga <text:s text:c="3"/>9984 P01 <text:s text:c="4"/></text:p>
      <text:p text:style-name="Preformatted_20_Text"><text:s text:c="2"/>gaagctgtaa atgtctagct ttgaatggcc tcgtcgccca acccagggga <text:s text:c="3"/>9993 AP008984_1</text:p>
      <text:p text:style-name="Preformatted_20_Text"/>
      <text:p text:style-name="Preformatted_20_Text"/>
      <text:p text:style-name="Preformatted_20_Text"/>
      <text:p text:style-name="Preformatted_20_Text"><text:s text:c="2"/>catcgtgagg ccgctgtcct gtctgttctc cgctccgctt ctctgtctta <text:s text:c="2"/>10034 P01 <text:s text:c="4"/></text:p>
      <text:p text:style-name="Preformatted_20_Text"><text:s text:c="2"/>catcgtgagg ccgctgtcct gtctgttctc cgctccgctt ctctgtctta <text:s text:c="2"/>10043 AP008984_1</text:p>
      <text:p text:style-name="Preformatted_20_Text"/>
      <text:p text:style-name="Preformatted_20_Text"/>
      <text:p text:style-name="Preformatted_20_Text"/>
      <text:p text:style-name="Preformatted_20_Text"><text:s text:c="2"/>ggtctaggtt aggttagtgc agtgcatgat taagcgttaa gttaaagggg <text:s text:c="2"/>10084 P01 <text:s text:c="4"/></text:p>
      <text:p text:style-name="Preformatted_20_Text"><text:s text:c="2"/>ggtctaggtt aggttagtgc agtgcatgat taagcgttaa gttaaagggg <text:s text:c="2"/>10093 AP008984_1</text:p>
      <text:p text:style-name="Preformatted_20_Text"/>
      <text:p text:style-name="Preformatted_20_Text"/>
      <text:p text:style-name="Preformatted_20_Text"/>
      <text:p text:style-name="Preformatted_20_Text"><text:s text:c="2"/>tttagtgtta ggtttagtgt taggtttagt tgtttagtgt ttagttaggc <text:s text:c="2"/>10134 P01 <text:s text:c="4"/></text:p>
      <text:p text:style-name="Preformatted_20_Text"><text:s text:c="2"/>tttagtgtta ggtttagtgt taggtttagt tgtttagtgt ttagttaggc <text:s text:c="2"/>10143 AP008984_1</text:p>
      <text:p text:style-name="Preformatted_20_Text"/>
      <text:p text:style-name="Preformatted_20_Text"/>
      <text:p text:style-name="Preformatted_20_Text"/>
      <text:p text:style-name="Preformatted_20_Text"><text:s text:c="2"/>cggtgcatga aggaaaaggt gccactggca ctgacagagt aggtactggg <text:s text:c="2"/>10184 P01 <text:s text:c="4"/></text:p>
      <text:p text:style-name="Preformatted_20_Text"><text:s text:c="2"/>cggtgcatga aggaaaaggt gccactggca ctgacagagt aggtactggg <text:s text:c="2"/>10193 AP008984_1</text:p>
      <text:p text:style-name="Preformatted_20_Text"/>
      <text:p text:style-name="Preformatted_20_Text"/>
      <text:p text:style-name="Preformatted_20_Text"/>
      <text:p text:style-name="Preformatted_20_Text"><text:s text:c="2"/>tacctgagct ttagcagaac aggtgtgggg gcccagcaaa gccacgtgct <text:s text:c="2"/>10234 P01 <text:s text:c="4"/></text:p>
      <text:p text:style-name="Preformatted_20_Text"><text:s text:c="2"/>tacctgagct ttagcagaac aggtgtgggg gcccagcaaa gccacgtgct <text:s text:c="2"/>10243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agaggctgag ggcaggctga ggtccctgat tcgatggtag agggtccaac <text:s text:c="2"/>10284 P01 <text:s text:c="4"/></text:p>
      <text:p text:style-name="Preformatted_20_Text"><text:s text:c="2"/>agaggctgag ggcaggctga ggtccctgat tcgatggtag agggtccaac <text:s text:c="2"/>10293 AP008984_1</text:p>
      <text:p text:style-name="Preformatted_20_Text"/>
      <text:p text:style-name="Preformatted_20_Text"/>
      <text:p text:style-name="Preformatted_20_Text"/>
      <text:p text:style-name="Preformatted_20_Text"><text:s text:c="2"/>atcggtagga tagcgcaacg ttggttttta gttatctatt catcatcatg <text:s text:c="2"/>10334 P01 <text:s text:c="4"/></text:p>
      <text:p text:style-name="Preformatted_20_Text"><text:s text:c="2"/>atcggtagga tagcgcaacg ttggttttta gttatctatt catcatcatg <text:s text:c="2"/>10343 AP008984_1</text:p>
      <text:p text:style-name="Preformatted_20_Text"/>
      <text:p text:style-name="Preformatted_20_Text"/>
      <text:p text:style-name="Preformatted_20_Text"/>
      <text:p text:style-name="Preformatted_20_Text"><text:s text:c="2"/>aatccaattg tcacaggata attacattca aacaacattg tgtattcaca <text:s text:c="2"/>10384 P01 <text:s text:c="4"/></text:p>
      <text:p text:style-name="Preformatted_20_Text"><text:s text:c="2"/>aatccaattg tcacaggata attacattca aacaacattg tgtattcaca <text:s text:c="2"/>10393 AP008984_1</text:p>
      <text:p text:style-name="Preformatted_20_Text"/>
      <text:p text:style-name="Preformatted_20_Text"/>
      <text:p text:style-name="Preformatted_20_Text"/>
      <text:p text:style-name="Preformatted_20_Text"><text:s text:c="2"/>ggttacttta ctttgtgcct ttatttgccc tcattctgat gttgagcatc <text:s text:c="2"/>10434 P01 <text:s text:c="4"/></text:p>
      <text:p text:style-name="Preformatted_20_Text"><text:s text:c="2"/>ggttacttta ctttgtgcct ttatttgccc tcattctgat gttgagcatc <text:s text:c="2"/>10443 AP008984_1</text:p>
      <text:p text:style-name="Preformatted_20_Text"/>
      <text:p text:style-name="Preformatted_20_Text"/>
      <text:p text:style-name="Preformatted_20_Text"/>
      <text:p text:style-name="Preformatted_20_Text"><text:s text:c="2"/>ttatagtttt gttgagcgct ggtctggagg gggccgtcgc ttggggctgc <text:s text:c="2"/>10484 P01 <text:s text:c="4"/></text:p>
      <text:p text:style-name="Preformatted_20_Text"><text:s text:c="2"/>ttatagtttt gttgagcgct ggtctggagg gggccgtcgc ttggggctgc <text:s text:c="2"/>10493 AP008984_1</text:p>
      <text:p text:style-name="Preformatted_20_Text"/>
      <text:p text:style-name="Preformatted_20_Text"/>
      <text:p text:style-name="Preformatted_20_Text"/>
      <text:p text:style-name="Preformatted_20_Text"><text:s text:c="2"/>cgtctgctgt tcccgatggg gctctggtgc gccacgagtc cccggtcctc <text:s text:c="2"/>10534 P01 <text:s text:c="4"/></text:p>
      <text:p text:style-name="Preformatted_20_Text"><text:s text:c="2"/>cgtctgctgt tcccgatggg gctctggtgc gccacgagtc cccggtcctc <text:s text:c="2"/>10543 AP008984_1</text:p>
      <text:p text:style-name="Preformatted_20_Text"/>
      <text:p text:style-name="Preformatted_20_Text"/>
      <text:p text:style-name="Preformatted_20_Text"/>
      <text:p text:style-name="Preformatted_20_Text"><text:s text:c="2"/>tctgggccct cgtagtttag tttgattatt taaccttcat ggattaggta <text:s text:c="2"/>10584 P01 <text:s text:c="4"/></text:p>
      <text:p text:style-name="Preformatted_20_Text"><text:s text:c="2"/>tctgggccct cgtagtttag tttgattatt taaccttcat ggattaggta <text:s text:c="2"/>10593 AP008984_1</text:p>
      <text:p text:style-name="Preformatted_20_Text"/>
      <text:p text:style-name="Preformatted_20_Text"/>
      <text:p text:style-name="Preformatted_20_Text"/>
      <text:p text:style-name="Preformatted_20_Text"><text:s text:c="2"/>ccattatcat ttttcgttta gtctctacgt gaagttgcat atttctaaaa <text:s text:c="2"/>10634 P01 <text:s text:c="4"/></text:p>
      <text:p text:style-name="Preformatted_20_Text"><text:s text:c="2"/>ccattatcat ttttcgttta gtctctacgt gaagttgcat atttctaaaa <text:s text:c="2"/>10643 AP008984_1</text:p>
      <text:p text:style-name="Preformatted_20_Text"/>
      <text:p text:style-name="Preformatted_20_Text"/>
      <text:p text:style-name="Preformatted_20_Text"/>
      <text:p text:style-name="Preformatted_20_Text"><text:s text:c="2"/>gtggttcaat cgaatgactg agttatgaac gagtggttat cattttattt <text:s text:c="2"/>10684 P01 <text:s text:c="4"/></text:p>
      <text:p text:style-name="Preformatted_20_Text"><text:s text:c="2"/>gtggttcaat cgaatgactg agttatgaac gagtggttat cattttattt <text:s text:c="2"/>10693 AP008984_1</text:p>
      <text:p text:style-name="Preformatted_20_Text"/>
      <text:p text:style-name="Preformatted_20_Text"/>
      <text:p text:style-name="Preformatted_20_Text"/>
      <text:p text:style-name="Preformatted_20_Text"><text:s text:c="2"/>ggatacttat ggttactcgt aatggttaca tatattacat atattacata <text:s text:c="2"/>10734 P01 <text:s text:c="4"/></text:p>
      <text:p text:style-name="Preformatted_20_Text"><text:s text:c="2"/>ggatacttat ggttactcgt aatggttaca tatattacat atattacata <text:s text:c="2"/>10743 AP008984_1</text:p>
      <text:p text:style-name="Preformatted_20_Text"/>
      <text:p text:style-name="Preformatted_20_Text"/>
      <text:p text:style-name="Preformatted_20_Text"/>
      <text:p text:style-name="Preformatted_20_Text"><text:s text:c="2"/>tcatactata cggtttactt gtttattttg ctcgttactg atctacttca <text:s text:c="2"/>10784 P01 <text:s text:c="4"/></text:p>
      <text:p text:style-name="Preformatted_20_Text"><text:s text:c="2"/>tcatactata cggtttactt gtttattttg ctcgttactg atctacttca <text:s text:c="2"/>10793 AP008984_1</text:p>
      <text:p text:style-name="Preformatted_20_Text"/>
      <text:p text:style-name="Preformatted_20_Text"/>
      <text:p text:style-name="Preformatted_20_Text"/>
      <text:p text:style-name="Preformatted_20_Text"><text:s text:c="2"/>gctgactcta catacccttt actctacaaa cccatgactt tatctttacc <text:s text:c="2"/>10834 P01 <text:s text:c="4"/></text:p>
      <text:p text:style-name="Preformatted_20_Text"><text:s text:c="2"/>gctgactcta catacccttt actctacaaa cccatgactt tatctttacc <text:s text:c="2"/>10843 AP008984_1</text:p>
      <text:p text:style-name="Preformatted_20_Text"/>
      <text:p text:style-name="Preformatted_20_Text"/>
      <text:p text:style-name="Preformatted_20_Text"/>
      <text:p text:style-name="Preformatted_20_Text"><text:s text:c="2"/>ttgttatggc taattgaaag accgataaat tttgtcagaa tgtacgatgt <text:s text:c="2"/>10884 P01 <text:s text:c="4"/></text:p>
      <text:p text:style-name="Preformatted_20_Text"><text:soft-page-break/><text:s text:c="2"/>ttgttatggc taattgaaag accgataaat tttgtcagaa tgtacgatgt <text:s text:c="2"/>10893 AP008984_1</text:p>
      <text:p text:style-name="Preformatted_20_Text"/>
      <text:p text:style-name="Preformatted_20_Text"/>
      <text:p text:style-name="Preformatted_20_Text"/>
      <text:p text:style-name="Preformatted_20_Text"><text:s text:c="2"/>ggtttaacat cttagcatcg tctctctttg cttgcttgat taccattatt <text:s text:c="2"/>10934 P01 <text:s text:c="4"/></text:p>
      <text:p text:style-name="Preformatted_20_Text"><text:s text:c="2"/>ggtttaacat cttagcatcg tctctctttg cttgcttgat taccattatt <text:s text:c="2"/>10943 AP008984_1</text:p>
      <text:p text:style-name="Preformatted_20_Text"/>
      <text:p text:style-name="Preformatted_20_Text"/>
      <text:p text:style-name="Preformatted_20_Text"/>
      <text:p text:style-name="Preformatted_20_Text"><text:s text:c="2"/>gtgatatatt aatggtcttt ggaagaaacg aataaacaag cgatttaact <text:s text:c="2"/>10984 P01 <text:s text:c="4"/></text:p>
      <text:p text:style-name="Preformatted_20_Text"><text:s text:c="2"/>gtgatatatt aatggtcttt ggaagaaacg aataaacaag cgatttaact <text:s text:c="2"/>10993 AP008984_1</text:p>
      <text:p text:style-name="Preformatted_20_Text"/>
      <text:p text:style-name="Preformatted_20_Text"/>
      <text:p text:style-name="Preformatted_20_Text"/>
      <text:p text:style-name="Preformatted_20_Text"><text:s text:c="2"/>tt-ggggtcc ggttcccagt gtatgcgtac cactgggcga ctctaatgtt <text:s text:c="2"/>11033 P01 <text:s text:c="4"/></text:p>
      <text:p text:style-name="Preformatted_20_Text"><text:s text:c="2"/>ttgggggtcc ggttcccagt gtatgcgtac cactgggcga ctctaatgtt <text:s text:c="2"/>11043 AP008984_1</text:p>
      <text:p text:style-name="Preformatted_20_Text"/>
      <text:p text:style-name="Preformatted_20_Text"/>
      <text:p text:style-name="Preformatted_20_Text"/>
      <text:p text:style-name="Preformatted_20_Text"><text:s text:c="2"/>atactttgtc aaccttatta tgtggttccc tattttattg accaaacata <text:s text:c="2"/>11083 P01 <text:s text:c="4"/></text:p>
      <text:p text:style-name="Preformatted_20_Text"><text:s text:c="2"/>atactttgtc aaccttatta tgtggttccc tattttattg accaaacata <text:s text:c="2"/>11093 AP008984_1</text:p>
      <text:p text:style-name="Preformatted_20_Text"/>
      <text:p text:style-name="Preformatted_20_Text"/>
      <text:p text:style-name="Preformatted_20_Text"/>
      <text:p text:style-name="Preformatted_20_Text"><text:s text:c="2"/>gtgttagttt gttatacaat cttatacaaa aagttcattt tgtaatacta <text:s text:c="2"/>11133 P01 <text:s text:c="4"/></text:p>
      <text:p text:style-name="Preformatted_20_Text"><text:s text:c="2"/>gtgttagttt gttatacaat cttatacaaa aagttcattt tgtaatacta <text:s text:c="2"/>11143 AP008984_1</text:p>
      <text:p text:style-name="Preformatted_20_Text"/>
      <text:p text:style-name="Preformatted_20_Text"/>
      <text:p text:style-name="Preformatted_20_Text"/>
      <text:p text:style-name="Preformatted_20_Text"><text:s text:c="2"/>ccatactgat agtgtcatct ctagaactga atatgaatac tatcaatact <text:s text:c="2"/>11183 P01 <text:s text:c="4"/></text:p>
      <text:p text:style-name="Preformatted_20_Text"><text:s text:c="2"/>ccatactgat agtgtcatct ctagaactga atatgaatac tatcaatact <text:s text:c="2"/>11193 AP008984_1</text:p>
      <text:p text:style-name="Preformatted_20_Text"/>
      <text:p text:style-name="Preformatted_20_Text"/>
      <text:p text:style-name="Preformatted_20_Text"/>
      <text:p text:style-name="Preformatted_20_Text"><text:s text:c="2"/>tgcctaccaa tacttgcctt actctaataa agaaaattat ttgaccttac <text:s text:c="2"/>11233 P01 <text:s text:c="4"/></text:p>
      <text:p text:style-name="Preformatted_20_Text"><text:s text:c="2"/>tgcctaccaa tacttgcctt actctaataa agaaaattat ttgaccttac <text:s text:c="2"/>11243 AP008984_1</text:p>
      <text:p text:style-name="Preformatted_20_Text"/>
      <text:p text:style-name="Preformatted_20_Text"/>
      <text:p text:style-name="Preformatted_20_Text"/>
      <text:p text:style-name="Preformatted_20_Text"><text:s text:c="2"/>acatgttctt gtcatcatta tcacaatgtt tattgattca acatttaata <text:s text:c="2"/>11283 P01 <text:s text:c="4"/></text:p>
      <text:p text:style-name="Preformatted_20_Text"><text:s text:c="2"/>acatgttctt gtcatcatta tcacaatgtt tattgattca acatttaata <text:s text:c="2"/>11293 AP008984_1</text:p>
      <text:p text:style-name="Preformatted_20_Text"/>
      <text:p text:style-name="Preformatted_20_Text"/>
      <text:p text:style-name="Preformatted_20_Text"/>
      <text:p text:style-name="Preformatted_20_Text"><text:s text:c="2"/>tccatccaca ttcaacattg tatgtatata agtaagtaca tcaattgttt <text:s text:c="2"/>11333 P01 <text:s text:c="4"/></text:p>
      <text:p text:style-name="Preformatted_20_Text"><text:s text:c="2"/>tccatccaca ttcaacattg tatgtatata agtaagtac- ---------- <text:s text:c="2"/>11332 AP008984_1</text:p>
      <text:p text:style-name="Preformatted_20_Text"/>
      <text:p text:style-name="Preformatted_20_Text"/>
      <text:p text:style-name="Preformatted_20_Text"/>
      <text:p text:style-name="Preformatted_20_Text"><text:s text:c="2"/>gaacataaat gtaagtaata attttttaaa aaaaataaaa aaattgtttg <text:s text:c="2"/>11383 P01 <text:s text:c="4"/></text:p>
      <text:p text:style-name="Preformatted_20_Text"><text:s text:c="2"/>---------- ---------- ---------- ---------- aaattgtttg <text:s text:c="2"/>11342 AP008984_1</text:p>
      <text:p text:style-name="Preformatted_20_Text"/>
      <text:p text:style-name="Preformatted_20_Text"/>
      <text:p text:style-name="Preformatted_20_Text"/>
      <text:p text:style-name="Preformatted_20_Text"><text:s text:c="2"/>acacatcaac tgtaagtaca tcaattgttt gacacatcat caagaacttc <text:s text:c="2"/>11433 P01 <text:s text:c="4"/></text:p>
      <text:p text:style-name="Preformatted_20_Text"><text:s text:c="2"/>acacatcaac tgtaagtaca tcaattgttt gacacatcat caagaacttc <text:s text:c="2"/>11392 AP008984_1</text:p>
      <text:p text:style-name="Preformatted_20_Text"/>
      <text:p text:style-name="Preformatted_20_Text"/>
      <text:p text:style-name="Preformatted_20_Text"/>
      <text:p text:style-name="Preformatted_20_Text"><text:s text:c="2"/>agcaagacaa agacattagt cagagtcaga gtcagagtct ggctccacat <text:s text:c="2"/>11483 P01 <text:s text:c="4"/></text:p>
      <text:p text:style-name="Preformatted_20_Text"><text:s text:c="2"/>agcaagacaa agacattagt cagagtcaga gtcagagtct ggctccacat <text:s text:c="2"/>11442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actctctgga cttcttcttg gacttgtccc tcttctcgct cctctccctc <text:s text:c="2"/>11533 P01 <text:s text:c="4"/></text:p>
      <text:p text:style-name="Preformatted_20_Text"><text:s text:c="2"/>actctctgga cttcttcttg gacttgtccc tcttctcgct cctctccctc <text:s text:c="2"/>11492 AP008984_1</text:p>
      <text:p text:style-name="Preformatted_20_Text"/>
      <text:p text:style-name="Preformatted_20_Text"/>
      <text:p text:style-name="Preformatted_20_Text"/>
      <text:p text:style-name="Preformatted_20_Text"><text:s text:c="2"/>tcgctcctgt gcttcttgtg cttgtgcttc ttctccttct ccttgtgtga <text:s text:c="2"/>11583 P01 <text:s text:c="4"/></text:p>
      <text:p text:style-name="Preformatted_20_Text"><text:s text:c="2"/>tcgctcctgt gcttcttgtg cttgtgcttc ttctccttct ccttgtgtga <text:s text:c="2"/>11542 AP008984_1</text:p>
      <text:p text:style-name="Preformatted_20_Text"/>
      <text:p text:style-name="Preformatted_20_Text"/>
      <text:p text:style-name="Preformatted_20_Text"/>
      <text:p text:style-name="Preformatted_20_Text"><text:s text:c="2"/>tgagtgagca gagtgagcag agtgagcaga gtgagcagag tgagagggag <text:s text:c="2"/>11633 P01 <text:s text:c="4"/></text:p>
      <text:p text:style-name="Preformatted_20_Text"><text:s text:c="2"/>tgagtgagca gagtgagcag agtgagcaga gtgagcagag tgagagggag <text:s text:c="2"/>11592 AP008984_1</text:p>
      <text:p text:style-name="Preformatted_20_Text"/>
      <text:p text:style-name="Preformatted_20_Text"/>
      <text:p text:style-name="Preformatted_20_Text"/>
      <text:p text:style-name="Preformatted_20_Text"><text:s text:c="2"/>aggcaggggg tgacccaggg gacagctcta tcctctctgc agacttgggc <text:s text:c="2"/>11683 P01 <text:s text:c="4"/></text:p>
      <text:p text:style-name="Preformatted_20_Text"><text:s text:c="2"/>aggcaggggg tgacccaggg gacagctcta tcctctctgc agacttgggc <text:s text:c="2"/>11642 AP008984_1</text:p>
      <text:p text:style-name="Preformatted_20_Text"/>
      <text:p text:style-name="Preformatted_20_Text"/>
      <text:p text:style-name="Preformatted_20_Text"/>
      <text:p text:style-name="Preformatted_20_Text"><text:s text:c="2"/>gtcttgggag acggctcagc agactgagac gctgaagacg gcgcggggcg <text:s text:c="2"/>11733 P01 <text:s text:c="4"/></text:p>
      <text:p text:style-name="Preformatted_20_Text"><text:s text:c="2"/>gtcttgggag acggctcagc agactgagac gctgaagacg gcgcggggcg <text:s text:c="2"/>11692 AP008984_1</text:p>
      <text:p text:style-name="Preformatted_20_Text"/>
      <text:p text:style-name="Preformatted_20_Text"/>
      <text:p text:style-name="Preformatted_20_Text"/>
      <text:p text:style-name="Preformatted_20_Text"><text:s text:c="2"/>cttcttggac ttggccttgg ggatggcagg ggcagcctgg tgcaggggtg <text:s text:c="2"/>11783 P01 <text:s text:c="4"/></text:p>
      <text:p text:style-name="Preformatted_20_Text"><text:s text:c="2"/>cttcttggac ttggccttgg ggatggcagg ggcagcctgg tgcaggggtg <text:s text:c="2"/>11742 AP008984_1</text:p>
      <text:p text:style-name="Preformatted_20_Text"/>
      <text:p text:style-name="Preformatted_20_Text"/>
      <text:p text:style-name="Preformatted_20_Text"/>
      <text:p text:style-name="Preformatted_20_Text"><text:s text:c="2"/>caggcacgtg tggctcagca gaggtggctg aggtgaacag ggagtgctcc <text:s text:c="2"/>11833 P01 <text:s text:c="4"/></text:p>
      <text:p text:style-name="Preformatted_20_Text"><text:s text:c="2"/>caggcacgtg tggctcagca gaggtggctg aggtgaacag ggagtgctcc <text:s text:c="2"/>11792 AP008984_1</text:p>
      <text:p text:style-name="Preformatted_20_Text"/>
      <text:p text:style-name="Preformatted_20_Text"/>
      <text:p text:style-name="Preformatted_20_Text"/>
      <text:p text:style-name="Preformatted_20_Text"><text:s text:c="2"/>aatactgcaa aggaatcaaa gaacacaaca catcagacac tgtgctgtac <text:s text:c="2"/>11883 P01 <text:s text:c="4"/></text:p>
      <text:p text:style-name="Preformatted_20_Text"><text:s text:c="2"/>aacactgcaa aggaatcaaa gaacacaaca catcagacac tgtgctgtac <text:s text:c="2"/>11842 AP008984_1</text:p>
      <text:p text:style-name="Preformatted_20_Text"/>
      <text:p text:style-name="Preformatted_20_Text"/>
      <text:p text:style-name="Preformatted_20_Text"/>
      <text:p text:style-name="Preformatted_20_Text"><text:s text:c="2"/>agtgtgac-a gtgtgacaag tgtgagaaag caaagaactc aataattacc <text:s text:c="2"/>11932 P01 <text:s text:c="4"/></text:p>
      <text:p text:style-name="Preformatted_20_Text"><text:s text:c="2"/>agtgtgacaa gtgtgacaag tgtgagaaag caaagaactc aataattacc <text:s text:c="2"/>11892 AP008984_1</text:p>
      <text:p text:style-name="Preformatted_20_Text"/>
      <text:p text:style-name="Preformatted_20_Text"/>
      <text:p text:style-name="Preformatted_20_Text"/>
      <text:p text:style-name="Preformatted_20_Text"><text:s text:c="2"/>tccagccagg actgatgcag gggtgctggt ctctgcaaac tcttgccact <text:s text:c="2"/>11982 P01 <text:s text:c="4"/></text:p>
      <text:p text:style-name="Preformatted_20_Text"><text:s text:c="2"/>tccagccagg actgatgcag gggtgctggt ctctgcaaac tcttgccact <text:s text:c="2"/>11942 AP008984_1</text:p>
      <text:p text:style-name="Preformatted_20_Text"/>
      <text:p text:style-name="Preformatted_20_Text"/>
      <text:p text:style-name="Preformatted_20_Text"/>
      <text:p text:style-name="Preformatted_20_Text"><text:s text:c="2"/>ctgaggcagt gttgaggcca tctgggatct gtctgtccat ggtgcagaag <text:s text:c="2"/>12032 P01 <text:s text:c="4"/></text:p>
      <text:p text:style-name="Preformatted_20_Text"><text:s text:c="2"/>ctgaggcagt gttgaggcca tctgggatct gtctgtccat ggtgcagaag <text:s text:c="2"/>11992 AP008984_1</text:p>
      <text:p text:style-name="Preformatted_20_Text"/>
      <text:p text:style-name="Preformatted_20_Text"/>
      <text:p text:style-name="Preformatted_20_Text"/>
      <text:p text:style-name="Preformatted_20_Text"><text:s text:c="2"/>cgccacttgt accactggtt gtccatgcag atggcgtcct gccagtctga <text:s text:c="2"/>12082 P01 <text:s text:c="4"/></text:p>
      <text:p text:style-name="Preformatted_20_Text"><text:s text:c="2"/>cgccacttgt accactggtt gtccatgcag atggcgtcct gccagtctga <text:s text:c="2"/>12042 AP008984_1</text:p>
      <text:p text:style-name="Preformatted_20_Text"/>
      <text:p text:style-name="Preformatted_20_Text"/>
      <text:p text:style-name="Preformatted_20_Text"/>
      <text:p text:style-name="Preformatted_20_Text"><text:s text:c="2"/>cttcttgagg atgaagctgg tctggcccag ggtgaagttg tgcacgggca <text:s text:c="2"/>12132 P01 <text:s text:c="4"/></text:p>
      <text:p text:style-name="Preformatted_20_Text"><text:s text:c="2"/>cttcttgagg atgaagctgg tctggcccag ggtgaagttg tgcacgggca <text:s text:c="2"/>12092 AP008984_1</text:p>
      <text:p text:style-name="Preformatted_20_Text"/>
      <text:p text:style-name="Preformatted_20_Text"/>
      <text:p text:style-name="Preformatted_20_Text"><text:soft-page-break/></text:p>
      <text:p text:style-name="Preformatted_20_Text"><text:s text:c="2"/>gcatggggcc tgtgatggga ggcagccttg gtggacccac agacttgaag <text:s text:c="2"/>12182 P01 <text:s text:c="4"/></text:p>
      <text:p text:style-name="Preformatted_20_Text"><text:s text:c="2"/>gcatggggcc tgtgatggga ggcagccttg gtggacccac agacttgaag <text:s text:c="2"/>12142 AP008984_1</text:p>
      <text:p text:style-name="Preformatted_20_Text"/>
      <text:p text:style-name="Preformatted_20_Text"/>
      <text:p text:style-name="Preformatted_20_Text"/>
      <text:p text:style-name="Preformatted_20_Text"><text:s text:c="2"/>agtgtgatgc caggaggcct gaaccaggtc cacacggtgg ggcccatggt <text:s text:c="2"/>12232 P01 <text:s text:c="4"/></text:p>
      <text:p text:style-name="Preformatted_20_Text"><text:s text:c="2"/>agtgtgatgc caggaggcct gaaccaggtc cacacggtgg ggcccatggt <text:s text:c="2"/>12192 AP008984_1</text:p>
      <text:p text:style-name="Preformatted_20_Text"/>
      <text:p text:style-name="Preformatted_20_Text"/>
      <text:p text:style-name="Preformatted_20_Text"/>
      <text:p text:style-name="Preformatted_20_Text"><text:s text:c="2"/>ggacctgtca atgacccagt acgggtccca gtctgtggtg tagtagcgca <text:s text:c="2"/>12282 P01 <text:s text:c="4"/></text:p>
      <text:p text:style-name="Preformatted_20_Text"><text:s text:c="2"/>ggacctgtca atgacccagt acgggtccca gtctgtggtg tagtagcgca <text:s text:c="2"/>12242 AP008984_1</text:p>
      <text:p text:style-name="Preformatted_20_Text"/>
      <text:p text:style-name="Preformatted_20_Text"/>
      <text:p text:style-name="Preformatted_20_Text"/>
      <text:p text:style-name="Preformatted_20_Text"><text:s text:c="2"/>tggacatcac gttctgctct ggggttggag ggccctctgc ctgagaagtg <text:s text:c="2"/>12332 P01 <text:s text:c="4"/></text:p>
      <text:p text:style-name="Preformatted_20_Text"><text:s text:c="2"/>tggacatcac gttctgctct ggggttggag ggccctctgc ctgagaagtg <text:s text:c="2"/>12292 AP008984_1</text:p>
      <text:p text:style-name="Preformatted_20_Text"/>
      <text:p text:style-name="Preformatted_20_Text"/>
      <text:p text:style-name="Preformatted_20_Text"/>
      <text:p text:style-name="Preformatted_20_Text"><text:s text:c="2"/>gctggtactt gggagggcat ctgtctgggt gctggtgctg ctgggtgctg <text:s text:c="2"/>12382 P01 <text:s text:c="4"/></text:p>
      <text:p text:style-name="Preformatted_20_Text"><text:s text:c="2"/>gctggtactt gggagggcat ctgtctgggt gctggtgctg ctgggtgctg <text:s text:c="2"/>12342 AP008984_1</text:p>
      <text:p text:style-name="Preformatted_20_Text"/>
      <text:p text:style-name="Preformatted_20_Text"/>
      <text:p text:style-name="Preformatted_20_Text"/>
      <text:p text:style-name="Preformatted_20_Text"><text:s text:c="2"/>tggtatctgt gctgattgct gtggtttggt gggttgctga ggtggctgag <text:s text:c="2"/>12432 P01 <text:s text:c="4"/></text:p>
      <text:p text:style-name="Preformatted_20_Text"><text:s text:c="2"/>tggtatctgt gctgattgct gtggtttggt gggttgctga ggtggctgag <text:s text:c="2"/>12392 AP008984_1</text:p>
      <text:p text:style-name="Preformatted_20_Text"/>
      <text:p text:style-name="Preformatted_20_Text"/>
      <text:p text:style-name="Preformatted_20_Text"/>
      <text:p text:style-name="Preformatted_20_Text"><text:s text:c="2"/>gtgtgggttg atgaggtggt ggtgtgggtt gctgatgtgg tggtgtgctt <text:s text:c="2"/>12482 P01 <text:s text:c="4"/></text:p>
      <text:p text:style-name="Preformatted_20_Text"><text:s text:c="2"/>gtgtgggttg atgaggtggt ggtgtgggtt gctgatgtgg tggtgtgctt <text:s text:c="2"/>12442 AP008984_1</text:p>
      <text:p text:style-name="Preformatted_20_Text"/>
      <text:p text:style-name="Preformatted_20_Text"/>
      <text:p text:style-name="Preformatted_20_Text"/>
      <text:p text:style-name="Preformatted_20_Text"><text:s text:c="2"/>ttagcaggtt tcttacttgg tttctcttca ggctttgctg tgagcttggc <text:s text:c="2"/>12532 P01 <text:s text:c="4"/></text:p>
      <text:p text:style-name="Preformatted_20_Text"><text:s text:c="2"/>ttagcaggtt tcttacttgg tttctcttca ggctttgctg tgagcttggc <text:s text:c="2"/>12492 AP008984_1</text:p>
      <text:p text:style-name="Preformatted_20_Text"/>
      <text:p text:style-name="Preformatted_20_Text"/>
      <text:p text:style-name="Preformatted_20_Text"/>
      <text:p text:style-name="Preformatted_20_Text"><text:s text:c="2"/>caggtcaggc ttgacgtcct ctgttgctgc ttcatcacat gaagtgtctt <text:s text:c="2"/>12582 P01 <text:s text:c="4"/></text:p>
      <text:p text:style-name="Preformatted_20_Text"><text:s text:c="2"/>caggtcaggc ttgacgtcct ctgttgctgc ttcatcacat gaagtgtctt <text:s text:c="2"/>12542 AP008984_1</text:p>
      <text:p text:style-name="Preformatted_20_Text"/>
      <text:p text:style-name="Preformatted_20_Text"/>
      <text:p text:style-name="Preformatted_20_Text"/>
      <text:p text:style-name="Preformatted_20_Text"><text:s text:c="2"/>gtggctcagt ctttatgggt acctctgtct cagcatctga agtgggtgca <text:s text:c="2"/>12632 P01 <text:s text:c="4"/></text:p>
      <text:p text:style-name="Preformatted_20_Text"><text:s text:c="2"/>gtggctcagt ctttatgggt acctctgtct cagcatctga agtgggtgca <text:s text:c="2"/>12592 AP008984_1</text:p>
      <text:p text:style-name="Preformatted_20_Text"/>
      <text:p text:style-name="Preformatted_20_Text"/>
      <text:p text:style-name="Preformatted_20_Text"/>
      <text:p text:style-name="Preformatted_20_Text"><text:s text:c="2"/>ggtgttgtgg tggtggtggc tgctgtggtt gaagttgaag cttcttcttc <text:s text:c="2"/>12682 P01 <text:s text:c="4"/></text:p>
      <text:p text:style-name="Preformatted_20_Text"><text:s text:c="2"/>ggtgttgtgg tggtggtggc tgctgtggtt gaagttgaag cttcttcttc <text:s text:c="2"/>12642 AP008984_1</text:p>
      <text:p text:style-name="Preformatted_20_Text"/>
      <text:p text:style-name="Preformatted_20_Text"/>
      <text:p text:style-name="Preformatted_20_Text"/>
      <text:p text:style-name="Preformatted_20_Text"><text:s text:c="2"/>ttcttcatca ctgctgtcct cctcctcttc aaggtcaaag tctgaaagga <text:s text:c="2"/>12732 P01 <text:s text:c="4"/></text:p>
      <text:p text:style-name="Preformatted_20_Text"><text:s text:c="2"/>ttcttcatca ctgctgtcct cctcctcttc aaggtcaaag tctgaaagga <text:s text:c="2"/>12692 AP008984_1</text:p>
      <text:p text:style-name="Preformatted_20_Text"/>
      <text:p text:style-name="Preformatted_20_Text"/>
      <text:p text:style-name="Preformatted_20_Text"/>
      <text:p text:style-name="Preformatted_20_Text"><text:s text:c="2"/>actcttcctt gccatagttt ctgccctggt tcacactctc ttcaagctct <text:s text:c="2"/>12782 P01 <text:s text:c="4"/></text:p>
      <text:p text:style-name="Preformatted_20_Text"><text:s text:c="2"/>actcttcctt gccatagttt ctgccctggt tcacactctc ttcaagctct <text:s text:c="2"/>12742 AP008984_1</text:p>
      <text:p text:style-name="Preformatted_20_Text"/>
      <text:p text:style-name="Preformatted_20_Text"><text:soft-page-break/></text:p>
      <text:p text:style-name="Preformatted_20_Text"/>
      <text:p text:style-name="Preformatted_20_Text"><text:s text:c="2"/>ttgccaaaca gtctcacctg cactccttga ggtacctcgt ccttggtcat <text:s text:c="2"/>12832 P01 <text:s text:c="4"/></text:p>
      <text:p text:style-name="Preformatted_20_Text"><text:s text:c="2"/>ttgccaaaca gtctcacctg cactccttga ggtacctcgt ccttggtcat <text:s text:c="2"/>12792 AP008984_1</text:p>
      <text:p text:style-name="Preformatted_20_Text"/>
      <text:p text:style-name="Preformatted_20_Text"/>
      <text:p text:style-name="Preformatted_20_Text"/>
      <text:p text:style-name="Preformatted_20_Text"><text:s text:c="2"/>gacgtgccat tcccaccagg tacggtcagc gccagtgatg tgacacagct <text:s text:c="2"/>12882 P01 <text:s text:c="4"/></text:p>
      <text:p text:style-name="Preformatted_20_Text"><text:s text:c="2"/>gacgtgccat tcccaccagg tacggtcagc gccagtgatg tgacacagct <text:s text:c="2"/>12842 AP008984_1</text:p>
      <text:p text:style-name="Preformatted_20_Text"/>
      <text:p text:style-name="Preformatted_20_Text"/>
      <text:p text:style-name="Preformatted_20_Text"/>
      <text:p text:style-name="Preformatted_20_Text"><text:s text:c="2"/>tgactttgta gagtctgaag gccaggctgg aggtggttga gcgcatccag <text:s text:c="2"/>12932 P01 <text:s text:c="4"/></text:p>
      <text:p text:style-name="Preformatted_20_Text"><text:s text:c="2"/>tgactttgta gagtctgaag gccaggctgg aggtggttga gcgcatccag <text:s text:c="2"/>12892 AP008984_1</text:p>
      <text:p text:style-name="Preformatted_20_Text"/>
      <text:p text:style-name="Preformatted_20_Text"/>
      <text:p text:style-name="Preformatted_20_Text"/>
      <text:p text:style-name="Preformatted_20_Text"><text:s text:c="2"/>atgtcagagt ctgagccctt cttcttgtac aggcagtgct gagtgtcgcg <text:s text:c="2"/>12982 P01 <text:s text:c="4"/></text:p>
      <text:p text:style-name="Preformatted_20_Text"><text:s text:c="2"/>atgtcagagt ctgagccctt cttcttgtac aggcagtgct gagtgtcgcg <text:s text:c="2"/>12942 AP008984_1</text:p>
      <text:p text:style-name="Preformatted_20_Text"/>
      <text:p text:style-name="Preformatted_20_Text"/>
      <text:p text:style-name="Preformatted_20_Text"/>
      <text:p text:style-name="Preformatted_20_Text"><text:s text:c="2"/>ccagtgcagg atccaagagc ctcccttgaa gggcagaggt gggcagcgtg <text:s text:c="2"/>13032 P01 <text:s text:c="4"/></text:p>
      <text:p text:style-name="Preformatted_20_Text"><text:s text:c="2"/>ccagtgcagg atccaagagc ctcccttgaa gggcagaggt gggcagcgtg <text:s text:c="2"/>12992 AP008984_1</text:p>
      <text:p text:style-name="Preformatted_20_Text"/>
      <text:p text:style-name="Preformatted_20_Text"/>
      <text:p text:style-name="Preformatted_20_Text"/>
      <text:p text:style-name="Preformatted_20_Text"><text:s text:c="2"/>tgctgagtgc gctctcgctg tcgtagactg gaggtccgta ggcctgctgc <text:s text:c="2"/>13082 P01 <text:s text:c="4"/></text:p>
      <text:p text:style-name="Preformatted_20_Text"><text:s text:c="2"/>tgctgagtgc gctctcgctg tcgtagactg gaggtccgta ggcctgctgc <text:s text:c="2"/>13042 AP008984_1</text:p>
      <text:p text:style-name="Preformatted_20_Text"/>
      <text:p text:style-name="Preformatted_20_Text"/>
      <text:p text:style-name="Preformatted_20_Text"/>
      <text:p text:style-name="Preformatted_20_Text"><text:s text:c="2"/>tgtggggaga gacctgtggg ctgcagagtg gtgaactgca cccagtcaaa <text:s text:c="2"/>13132 P01 <text:s text:c="4"/></text:p>
      <text:p text:style-name="Preformatted_20_Text"><text:s text:c="2"/>tgtggggaga gacctgtggg ctgcagagtg gtgaactgca cccagtcaaa <text:s text:c="2"/>13092 AP008984_1</text:p>
      <text:p text:style-name="Preformatted_20_Text"/>
      <text:p text:style-name="Preformatted_20_Text"/>
      <text:p text:style-name="Preformatted_20_Text"/>
      <text:p text:style-name="Preformatted_20_Text"><text:s text:c="2"/>tttttgctga gcgttcctgt tcacgatgaa gaaagcagcg ccgtctgcct <text:s text:c="2"/>13182 P01 <text:s text:c="4"/></text:p>
      <text:p text:style-name="Preformatted_20_Text"><text:s text:c="2"/>tttttgctga gcgttcctgt tcacgatgaa gaaagcagcg ccgtctgcct <text:s text:c="2"/>13142 AP008984_1</text:p>
      <text:p text:style-name="Preformatted_20_Text"/>
      <text:p text:style-name="Preformatted_20_Text"/>
      <text:p text:style-name="Preformatted_20_Text"/>
      <text:p text:style-name="Preformatted_20_Text"><text:s text:c="2"/>tgactctgta gatgggcttc agcgtctggt gctgagtctt gggcaacttg <text:s text:c="2"/>13232 P01 <text:s text:c="4"/></text:p>
      <text:p text:style-name="Preformatted_20_Text"><text:s text:c="2"/>tgactctgta gatgggcttc agcgtctggt gttgagtctt gggcaacttg <text:s text:c="2"/>13192 AP008984_1</text:p>
      <text:p text:style-name="Preformatted_20_Text"/>
      <text:p text:style-name="Preformatted_20_Text"/>
      <text:p text:style-name="Preformatted_20_Text"/>
      <text:p text:style-name="Preformatted_20_Text"><text:s text:c="2"/>gggtcaggct tcttcacggg gctggtgccc agctcaaact tctcctcagc <text:s text:c="2"/>13282 P01 <text:s text:c="4"/></text:p>
      <text:p text:style-name="Preformatted_20_Text"><text:s text:c="2"/>gggtcaggct tcttcacggg gctggtgccc agctcaaact tctcctcagc <text:s text:c="2"/>13242 AP008984_1</text:p>
      <text:p text:style-name="Preformatted_20_Text"/>
      <text:p text:style-name="Preformatted_20_Text"/>
      <text:p text:style-name="Preformatted_20_Text"/>
      <text:p text:style-name="Preformatted_20_Text"><text:s text:c="2"/>agtcagagtg tgcgttggag caaagtggtt aggtctgccg ttgagcagcg <text:s text:c="2"/>13332 P01 <text:s text:c="4"/></text:p>
      <text:p text:style-name="Preformatted_20_Text"><text:s text:c="2"/>agtcagagtg tgcgttggag caaagtggtt aggtctgccg ttgagcagcg <text:s text:c="2"/>13292 AP008984_1</text:p>
      <text:p text:style-name="Preformatted_20_Text"/>
      <text:p text:style-name="Preformatted_20_Text"/>
      <text:p text:style-name="Preformatted_20_Text"/>
      <text:p text:style-name="Preformatted_20_Text"><text:s text:c="2"/>tgccagtggg tacactgcac cactcaaacc accactcagt gtacaggtga <text:s text:c="2"/>13382 P01 <text:s text:c="4"/></text:p>
      <text:p text:style-name="Preformatted_20_Text"><text:s text:c="2"/>tgccagtggg tacgctgcac cactcaaacc accactcagt gtacaggtga <text:s text:c="2"/>13342 AP008984_1</text:p>
      <text:p text:style-name="Preformatted_20_Text"/>
      <text:p text:style-name="Preformatted_20_Text"/>
      <text:p text:style-name="Preformatted_20_Text"/>
      <text:p text:style-name="Preformatted_20_Text"><text:s text:c="2"/>gactcagcat gatcaaccaa gtcagctcta atgcaagcaa cagcgtgtct <text:s text:c="2"/>13432 P01 <text:s text:c="4"/></text:p>
      <text:p text:style-name="Preformatted_20_Text"><text:s text:c="2"/>gactcagcat gatcaaccaa gtcagctcta atgcaagcaa cagcgtgtct <text:s text:c="2"/>13392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ctggtacgga gtaccctcag cgttcttagc acaccaccac ccatcagtca <text:s text:c="2"/>13482 P01 <text:s text:c="4"/></text:p>
      <text:p text:style-name="Preformatted_20_Text"><text:s text:c="2"/>ctggtacgga gtaccctcag cgttcttagc acaccaccac ccatcagtca <text:s text:c="2"/>13442 AP008984_1</text:p>
      <text:p text:style-name="Preformatted_20_Text"/>
      <text:p text:style-name="Preformatted_20_Text"/>
      <text:p text:style-name="Preformatted_20_Text"/>
      <text:p text:style-name="Preformatted_20_Text"><text:s text:c="2"/>gtctctttct aatcaaataa ccactgtttc cacacgtcac atgataacac <text:s text:c="2"/>13532 P01 <text:s text:c="4"/></text:p>
      <text:p text:style-name="Preformatted_20_Text"><text:s text:c="2"/>gtctctttct aatcaaataa ccactgtttc cacacgtcac atgataacac <text:s text:c="2"/>13492 AP008984_1</text:p>
      <text:p text:style-name="Preformatted_20_Text"/>
      <text:p text:style-name="Preformatted_20_Text"/>
      <text:p text:style-name="Preformatted_20_Text"/>
      <text:p text:style-name="Preformatted_20_Text"><text:s text:c="2"/>tcaatgtcat tcttcgaatc gttgaaagcc tttctagggt ttgcaagttt <text:s text:c="2"/>13582 P01 <text:s text:c="4"/></text:p>
      <text:p text:style-name="Preformatted_20_Text"><text:s text:c="2"/>tcaatgtcat tcttcgaatc gttgaaagcc tttctagggt ttgcaagttt <text:s text:c="2"/>13542 AP008984_1</text:p>
      <text:p text:style-name="Preformatted_20_Text"/>
      <text:p text:style-name="Preformatted_20_Text"/>
      <text:p text:style-name="Preformatted_20_Text"/>
      <text:p text:style-name="Preformatted_20_Text"><text:s text:c="2"/>aggaccaaaa ctctttaccg tgctcctgtg tctggcacca gcgctgaact <text:s text:c="2"/>13632 P01 <text:s text:c="4"/></text:p>
      <text:p text:style-name="Preformatted_20_Text"><text:s text:c="2"/>aggaccaaaa ctctttaccg tgctcctgtg tttggcacca gcgctgaact <text:s text:c="2"/>13592 AP008984_1</text:p>
      <text:p text:style-name="Preformatted_20_Text"/>
      <text:p text:style-name="Preformatted_20_Text"/>
      <text:p text:style-name="Preformatted_20_Text"/>
      <text:p text:style-name="Preformatted_20_Text"><text:s text:c="2"/>tcttccattc ccagtcacca ttcttgcgag gtttgatcca gaaggcatca <text:s text:c="2"/>13682 P01 <text:s text:c="4"/></text:p>
      <text:p text:style-name="Preformatted_20_Text"><text:s text:c="2"/>tcttccattc ccagtcacca ttcttgcgag gtttgatcca gaaggcatca <text:s text:c="2"/>13642 AP008984_1</text:p>
      <text:p text:style-name="Preformatted_20_Text"/>
      <text:p text:style-name="Preformatted_20_Text"/>
      <text:p text:style-name="Preformatted_20_Text"/>
      <text:p text:style-name="Preformatted_20_Text"><text:s text:c="2"/>ccctcgtacg agtgcacgta gaaacgcatg gctcaagtgt tgaggttgag <text:s text:c="2"/>13732 P01 <text:s text:c="4"/></text:p>
      <text:p text:style-name="Preformatted_20_Text"><text:s text:c="2"/>ccctcgtacg agtgcacgta gaaacgcatg gctcaagtgt tgaggttgag <text:s text:c="2"/>13692 AP008984_1</text:p>
      <text:p text:style-name="Preformatted_20_Text"/>
      <text:p text:style-name="Preformatted_20_Text"/>
      <text:p text:style-name="Preformatted_20_Text"/>
      <text:p text:style-name="Preformatted_20_Text"><text:s text:c="2"/>agaagagaca aggcgagaaa gtaa--aaaa gacagagtat gtcaatgact <text:s text:c="2"/>13780 P01 <text:s text:c="4"/></text:p>
      <text:p text:style-name="Preformatted_20_Text"><text:s text:c="2"/>agaagagaca aggcgagaaa gtaaaaaaaa gacagagtat gtcaatgact <text:s text:c="2"/>13742 AP008984_1</text:p>
      <text:p text:style-name="Preformatted_20_Text"/>
      <text:p text:style-name="Preformatted_20_Text"/>
      <text:p text:style-name="Preformatted_20_Text"/>
      <text:p text:style-name="Preformatted_20_Text"><text:s text:c="2"/>ctcgttgtac aaacggacag agtttcaccc tcgcgcaaaa gtgtcagaaa <text:s text:c="2"/>13830 P01 <text:s text:c="4"/></text:p>
      <text:p text:style-name="Preformatted_20_Text"><text:s text:c="2"/>ctcgttgtac aaacggacag agtttcaccc tcgcgcaaaa gtgtcagaaa <text:s text:c="2"/>13792 AP008984_1</text:p>
      <text:p text:style-name="Preformatted_20_Text"/>
      <text:p text:style-name="Preformatted_20_Text"/>
      <text:p text:style-name="Preformatted_20_Text"/>
      <text:p text:style-name="Preformatted_20_Text"><text:s text:c="2"/>ttgagaggta cgacgctcga cgcccttatc aagggcagcg ccgcccacca <text:s text:c="2"/>13880 P01 <text:s text:c="4"/></text:p>
      <text:p text:style-name="Preformatted_20_Text"><text:s text:c="2"/>ttgagaggta cgacgctcga cgcccttatc aagggcagcg ccgcccacca <text:s text:c="2"/>13842 AP008984_1</text:p>
      <text:p text:style-name="Preformatted_20_Text"/>
      <text:p text:style-name="Preformatted_20_Text"/>
      <text:p text:style-name="Preformatted_20_Text"/>
      <text:p text:style-name="Preformatted_20_Text"><text:s text:c="2"/>caacccgaaa ctgatcctcc ctcttcgcct tcaaaaccct cctctttgac <text:s text:c="2"/>13930 P01 <text:s text:c="4"/></text:p>
      <text:p text:style-name="Preformatted_20_Text"><text:s text:c="2"/>caacccgaaa ctgatcctcc ctcttcgcct tcaaaaccct cctctttgac <text:s text:c="2"/>13892 AP008984_1</text:p>
      <text:p text:style-name="Preformatted_20_Text"/>
      <text:p text:style-name="Preformatted_20_Text"/>
      <text:p text:style-name="Preformatted_20_Text"/>
      <text:p text:style-name="Preformatted_20_Text"><text:s text:c="2"/>gtcagaccct cccttattgc cacaatgcta ccacatcaat aggcgttaaa <text:s text:c="2"/>13980 P01 <text:s text:c="4"/></text:p>
      <text:p text:style-name="Preformatted_20_Text"><text:s text:c="2"/>gtcagaccct cccttattgc cacaatgcta ccacatcaat aggcgttaaa <text:s text:c="2"/>13942 AP008984_1</text:p>
      <text:p text:style-name="Preformatted_20_Text"/>
      <text:p text:style-name="Preformatted_20_Text"/>
      <text:p text:style-name="Preformatted_20_Text"/>
      <text:p text:style-name="Preformatted_20_Text"><text:s text:c="2"/>tgcgtcatta acggtcagtg tcgcaatcag tggcaacagt cacacccttt <text:s text:c="2"/>14030 P01 <text:s text:c="4"/></text:p>
      <text:p text:style-name="Preformatted_20_Text"><text:s text:c="2"/>tgcgtcatta acggtcagtg tcgcaatcag tggcaacagt cacacccttt <text:s text:c="2"/>13992 AP008984_1</text:p>
      <text:p text:style-name="Preformatted_20_Text"/>
      <text:p text:style-name="Preformatted_20_Text"/>
      <text:p text:style-name="Preformatted_20_Text"/>
      <text:p text:style-name="Preformatted_20_Text"><text:s text:c="2"/>attagtcatc ctttcctcgt aatcgccgtt aaatgcgtca ttaacggtca <text:s text:c="2"/>14080 P01 <text:s text:c="4"/></text:p>
      <text:p text:style-name="Preformatted_20_Text"><text:soft-page-break/><text:s text:c="2"/>attagtcatc ctttcctcgt aatcgccgtt aaatgcgtca ttaacggtca <text:s text:c="2"/>14042 AP008984_1</text:p>
      <text:p text:style-name="Preformatted_20_Text"/>
      <text:p text:style-name="Preformatted_20_Text"/>
      <text:p text:style-name="Preformatted_20_Text"/>
      <text:p text:style-name="Preformatted_20_Text"><text:s text:c="2"/>gtgtcgcaat cagtggcaac agtcacacct ttttcctcgt aatcgagtca <text:s text:c="2"/>14130 P01 <text:s text:c="4"/></text:p>
      <text:p text:style-name="Preformatted_20_Text"><text:s text:c="2"/>gtgtcgcaat cagtggcaac agtcacacct ttttcctcgt aatcgagtca <text:s text:c="2"/>14092 AP008984_1</text:p>
      <text:p text:style-name="Preformatted_20_Text"/>
      <text:p text:style-name="Preformatted_20_Text"/>
      <text:p text:style-name="Preformatted_20_Text"/>
      <text:p text:style-name="Preformatted_20_Text"><text:s text:c="2"/>ccctttcctc gtaatctaat ctagtcactt cactccttcg ccatgtatgc <text:s text:c="2"/>14180 P01 <text:s text:c="4"/></text:p>
      <text:p text:style-name="Preformatted_20_Text"><text:s text:c="2"/>ccctttcctc gtaatctaat ctagtcactt cactccttcg ccatgtatgc <text:s text:c="2"/>14142 AP008984_1</text:p>
      <text:p text:style-name="Preformatted_20_Text"/>
      <text:p text:style-name="Preformatted_20_Text"/>
      <text:p text:style-name="Preformatted_20_Text"/>
      <text:p text:style-name="Preformatted_20_Text"><text:s text:c="2"/>cctggccatg tattgcccct gactgtacgc tacaccctgg ccatgtacgc <text:s text:c="2"/>14230 P01 <text:s text:c="4"/></text:p>
      <text:p text:style-name="Preformatted_20_Text"><text:s text:c="2"/>cctggccatg tattgcccct gactgtacgc tacaccctgg ccatgtacgc <text:s text:c="2"/>14192 AP008984_1</text:p>
      <text:p text:style-name="Preformatted_20_Text"/>
      <text:p text:style-name="Preformatted_20_Text"/>
      <text:p text:style-name="Preformatted_20_Text"/>
      <text:p text:style-name="Preformatted_20_Text"><text:s text:c="2"/>tgtatagtac accctggtca taatagtcta tgtctaagta ttatgtctaa <text:s text:c="2"/>14280 P01 <text:s text:c="4"/></text:p>
      <text:p text:style-name="Preformatted_20_Text"><text:s text:c="2"/>tgtatagtac accctggtca taatagtcta tgtctaagta ttatgtctaa <text:s text:c="2"/>14242 AP008984_1</text:p>
      <text:p text:style-name="Preformatted_20_Text"/>
      <text:p text:style-name="Preformatted_20_Text"/>
      <text:p text:style-name="Preformatted_20_Text"/>
      <text:p text:style-name="Preformatted_20_Text"><text:s text:c="2"/>gtattagtat tatagtatta gtattatagt attatgtatg tgtctaagta <text:s text:c="2"/>14330 P01 <text:s text:c="4"/></text:p>
      <text:p text:style-name="Preformatted_20_Text"><text:s text:c="2"/>gtattagtat tatagtatta gtattatagt attatgtatg tgtctaagta <text:s text:c="2"/>14292 AP008984_1</text:p>
      <text:p text:style-name="Preformatted_20_Text"/>
      <text:p text:style-name="Preformatted_20_Text"/>
      <text:p text:style-name="Preformatted_20_Text"/>
      <text:p text:style-name="Preformatted_20_Text"><text:s text:c="2"/>caagtatttg tctaagtata atgtctaagt atagtaagtt taatgtctaa <text:s text:c="2"/>14380 P01 <text:s text:c="4"/></text:p>
      <text:p text:style-name="Preformatted_20_Text"><text:s text:c="2"/>caagtatttg tctaagtata atgtctaagt atagtaagtt taatgtctaa <text:s text:c="2"/>14342 AP008984_1</text:p>
      <text:p text:style-name="Preformatted_20_Text"/>
      <text:p text:style-name="Preformatted_20_Text"/>
      <text:p text:style-name="Preformatted_20_Text"/>
      <text:p text:style-name="Preformatted_20_Text"><text:s text:c="2"/>gtttaatgtc taagtatttg tctaagttta atgtctaagt atttgtctaa <text:s text:c="2"/>14430 P01 <text:s text:c="4"/></text:p>
      <text:p text:style-name="Preformatted_20_Text"><text:s text:c="2"/>gtttaatgtc taagtatttg tctaagttta atgtctaagt atttgtctaa <text:s text:c="2"/>14392 AP008984_1</text:p>
      <text:p text:style-name="Preformatted_20_Text"/>
      <text:p text:style-name="Preformatted_20_Text"/>
      <text:p text:style-name="Preformatted_20_Text"/>
      <text:p text:style-name="Preformatted_20_Text"><text:s text:c="2"/>gtttaatgtc taagtatttg tctaagtata atgtctaagt atagtaagtt <text:s text:c="2"/>14480 P01 <text:s text:c="4"/></text:p>
      <text:p text:style-name="Preformatted_20_Text"><text:s text:c="2"/>gtataatgtc taagtatttg tctaagtata atgtctaagt atagtaagtt <text:s text:c="2"/>14442 AP008984_1</text:p>
      <text:p text:style-name="Preformatted_20_Text"/>
      <text:p text:style-name="Preformatted_20_Text"/>
      <text:p text:style-name="Preformatted_20_Text"/>
      <text:p text:style-name="Preformatted_20_Text"><text:s text:c="2"/>taatgtctaa gtttaatgtc taagtataag aactttatgg cctcttgtgc <text:s text:c="2"/>14530 P01 <text:s text:c="4"/></text:p>
      <text:p text:style-name="Preformatted_20_Text"><text:s text:c="2"/>taatgtctaa gtttaatgtc taagtataag aactttatgg cctcttgtgc <text:s text:c="2"/>14492 AP008984_1</text:p>
      <text:p text:style-name="Preformatted_20_Text"/>
      <text:p text:style-name="Preformatted_20_Text"/>
      <text:p text:style-name="Preformatted_20_Text"/>
      <text:p text:style-name="Preformatted_20_Text"><text:s text:c="2"/>ctcattagtt cttcattatt ttattatatt atttatgaac taccctcatc <text:s text:c="2"/>14580 P01 <text:s text:c="4"/></text:p>
      <text:p text:style-name="Preformatted_20_Text"><text:s text:c="2"/>ctcattagtt cttcattatt ttattatatt atttatgaac taccctcatc <text:s text:c="2"/>14542 AP008984_1</text:p>
      <text:p text:style-name="Preformatted_20_Text"/>
      <text:p text:style-name="Preformatted_20_Text"/>
      <text:p text:style-name="Preformatted_20_Text"/>
      <text:p text:style-name="Preformatted_20_Text"><text:s text:c="2"/>gtggtaggat tattgttata tgttatactt gtgtacttgt attacacatg <text:s text:c="2"/>14630 P01 <text:s text:c="4"/></text:p>
      <text:p text:style-name="Preformatted_20_Text"><text:s text:c="2"/>gtggtaggat tattgttata tgttatactt gtgtacttgt attacacatg <text:s text:c="2"/>14592 AP008984_1</text:p>
      <text:p text:style-name="Preformatted_20_Text"/>
      <text:p text:style-name="Preformatted_20_Text"/>
      <text:p text:style-name="Preformatted_20_Text"/>
      <text:p text:style-name="Preformatted_20_Text"><text:s text:c="2"/>agtgcaat-- gagagagtca gaaaaacaat tcaacatcat ttattaaagt <text:s text:c="2"/>14678 P01 <text:s text:c="4"/></text:p>
      <text:p text:style-name="Preformatted_20_Text"><text:s text:c="2"/>agtgcaatga gagagagtca gaaaaacaat tcaacatcat ttattaaagt <text:s text:c="2"/>14642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aaatagttac acacatgagc atggtactgt tttgtatttt cacatcagca <text:s text:c="2"/>14728 P01 <text:s text:c="4"/></text:p>
      <text:p text:style-name="Preformatted_20_Text"><text:s text:c="2"/>aaatagttac acacatgagc atggtactgt tttgtatttt cacatcagca <text:s text:c="2"/>14692 AP008984_1</text:p>
      <text:p text:style-name="Preformatted_20_Text"/>
      <text:p text:style-name="Preformatted_20_Text"/>
      <text:p text:style-name="Preformatted_20_Text"/>
      <text:p text:style-name="Preformatted_20_Text"><text:s text:c="2"/>tcaaacatca aacatcaaac atcaaacatt caagaatcaa gtaataatat <text:s text:c="2"/>14778 P01 <text:s text:c="4"/></text:p>
      <text:p text:style-name="Preformatted_20_Text"><text:s text:c="2"/>tcaaacatca aacatcaaac atcaaacatt caagaatcaa gtaataatat <text:s text:c="2"/>14742 AP008984_1</text:p>
      <text:p text:style-name="Preformatted_20_Text"/>
      <text:p text:style-name="Preformatted_20_Text"/>
      <text:p text:style-name="Preformatted_20_Text"/>
      <text:p text:style-name="Preformatted_20_Text"><text:s text:c="2"/>ctgcatagca t--------- atagcataac aatgtacaag gatcagatct <text:s text:c="2"/>14819 P01 <text:s text:c="4"/></text:p>
      <text:p text:style-name="Preformatted_20_Text"><text:s text:c="2"/>ctgcatagca taacaatcac atagcataac aatgtacaag gatcagatct <text:s text:c="2"/>14792 AP008984_1</text:p>
      <text:p text:style-name="Preformatted_20_Text"/>
      <text:p text:style-name="Preformatted_20_Text"/>
      <text:p text:style-name="Preformatted_20_Text"/>
      <text:p text:style-name="Preformatted_20_Text"><text:s text:c="2"/>ttgagtgtaa aagtgtaaag agagtctatt ttcttgctct tctgcccctc <text:s text:c="2"/>14869 P01 <text:s text:c="4"/></text:p>
      <text:p text:style-name="Preformatted_20_Text"><text:s text:c="2"/>ttgagtgtaa aagtgtaaag agagtctatt ttcttgctct tctgcccctc <text:s text:c="2"/>14842 AP008984_1</text:p>
      <text:p text:style-name="Preformatted_20_Text"/>
      <text:p text:style-name="Preformatted_20_Text"/>
      <text:p text:style-name="Preformatted_20_Text"/>
      <text:p text:style-name="Preformatted_20_Text"><text:s text:c="2"/>ttcttgttct tgctgccaac tggtctacct ggcccacgct tagcaacctg <text:s text:c="2"/>14919 P01 <text:s text:c="4"/></text:p>
      <text:p text:style-name="Preformatted_20_Text"><text:s text:c="2"/>ttcttgttct tgctgccaac tggtctacct ggcccacgct tagcaacctg <text:s text:c="2"/>14892 AP008984_1</text:p>
      <text:p text:style-name="Preformatted_20_Text"/>
      <text:p text:style-name="Preformatted_20_Text"/>
      <text:p text:style-name="Preformatted_20_Text"/>
      <text:p text:style-name="Preformatted_20_Text"><text:s text:c="2"/>ggcagcaaca gcagcgacca cagcggcctc ttcctcctct gcatcaggct <text:s text:c="2"/>14969 P01 <text:s text:c="4"/></text:p>
      <text:p text:style-name="Preformatted_20_Text"><text:s text:c="2"/>ggcagcaaca gcagcgacca cagcggcctc ttcctcctct gcatcaggct <text:s text:c="2"/>14942 AP008984_1</text:p>
      <text:p text:style-name="Preformatted_20_Text"/>
      <text:p text:style-name="Preformatted_20_Text"/>
      <text:p text:style-name="Preformatted_20_Text"/>
      <text:p text:style-name="Preformatted_20_Text"><text:s text:c="2"/>cctctggctc aggcagacca ctctctctgg ctctctcagc tctctgctct <text:s text:c="2"/>15019 P01 <text:s text:c="4"/></text:p>
      <text:p text:style-name="Preformatted_20_Text"><text:s text:c="2"/>cctctggctc aggcagacca ctctctctgg ctctctcagc tctctgctct <text:s text:c="2"/>14992 AP008984_1</text:p>
      <text:p text:style-name="Preformatted_20_Text"/>
      <text:p text:style-name="Preformatted_20_Text"/>
      <text:p text:style-name="Preformatted_20_Text"/>
      <text:p text:style-name="Preformatted_20_Text"><text:s text:c="2"/>ctgtcactgc gtctcctcac acgctcagct tcaagcagtg ctgggtcaag <text:s text:c="2"/>15069 P01 <text:s text:c="4"/></text:p>
      <text:p text:style-name="Preformatted_20_Text"><text:s text:c="2"/>ctgtcactgc gtctcctcac acgctcagct tcaagcagtg ctgggtcaag <text:s text:c="2"/>15042 AP008984_1</text:p>
      <text:p text:style-name="Preformatted_20_Text"/>
      <text:p text:style-name="Preformatted_20_Text"/>
      <text:p text:style-name="Preformatted_20_Text"/>
      <text:p text:style-name="Preformatted_20_Text"><text:s text:c="2"/>tggctcggac acaacacgaa caaacatgca ggcgtcctca tcaccgtccg <text:s text:c="2"/>15119 P01 <text:s text:c="4"/></text:p>
      <text:p text:style-name="Preformatted_20_Text"><text:s text:c="2"/>tggctcggac acaacacgaa caaacatgca ggcgtcctca tcaccgtccg <text:s text:c="2"/>15092 AP008984_1</text:p>
      <text:p text:style-name="Preformatted_20_Text"/>
      <text:p text:style-name="Preformatted_20_Text"/>
      <text:p text:style-name="Preformatted_20_Text"/>
      <text:p text:style-name="Preformatted_20_Text"><text:s text:c="2"/>actcgtcagc gtcttcgtcc tcctcatcat cagcctcctc tcccctgggc <text:s text:c="2"/>15169 P01 <text:s text:c="4"/></text:p>
      <text:p text:style-name="Preformatted_20_Text"><text:s text:c="2"/>actcgtcagc gtcttcgtcc tcctcatcat cagcctcctc tcccctgggc <text:s text:c="2"/>15142 AP008984_1</text:p>
      <text:p text:style-name="Preformatted_20_Text"/>
      <text:p text:style-name="Preformatted_20_Text"/>
      <text:p text:style-name="Preformatted_20_Text"/>
      <text:p text:style-name="Preformatted_20_Text"><text:s text:c="2"/>tcttgcttga tgaaggccag cactgcgagt tgttggtgca gtgatggtgt <text:s text:c="2"/>15219 P01 <text:s text:c="4"/></text:p>
      <text:p text:style-name="Preformatted_20_Text"><text:s text:c="2"/>tcttgcttga tgaaggccag cactgcgagt tgttggtgca gtgatggtgt <text:s text:c="2"/>15192 AP008984_1</text:p>
      <text:p text:style-name="Preformatted_20_Text"/>
      <text:p text:style-name="Preformatted_20_Text"/>
      <text:p text:style-name="Preformatted_20_Text"/>
      <text:p text:style-name="Preformatted_20_Text"><text:s text:c="2"/>gagaagtgta gagttagggg tagagggctc accagcatca gcatcagcag <text:s text:c="2"/>15269 P01 <text:s text:c="4"/></text:p>
      <text:p text:style-name="Preformatted_20_Text"><text:s text:c="2"/>gagaagtgta gagttagggg tagagggctc accagcatca gcatcagcag <text:s text:c="2"/>15242 AP008984_1</text:p>
      <text:p text:style-name="Preformatted_20_Text"/>
      <text:p text:style-name="Preformatted_20_Text"/>
      <text:p text:style-name="Preformatted_20_Text"/>
      <text:p text:style-name="Preformatted_20_Text"><text:s text:c="2"/>aggacctctg tgtctctgga acatgtgtga cttgtgtctc tgtctctggc <text:s text:c="2"/>15319 P01 <text:s text:c="4"/></text:p>
      <text:p text:style-name="Preformatted_20_Text"><text:s text:c="2"/>aggacctctg tgtctctgga acatgtgtga cttgtgtctc tgtctctggc <text:s text:c="2"/>15292 AP008984_1</text:p>
      <text:p text:style-name="Preformatted_20_Text"/>
      <text:p text:style-name="Preformatted_20_Text"/>
      <text:p text:style-name="Preformatted_20_Text"><text:soft-page-break/></text:p>
      <text:p text:style-name="Preformatted_20_Text"><text:s text:c="2"/>tctggtgtct ctggctcagc agtggcgtct tgtggcacct caccctcctc <text:s text:c="2"/>15369 P01 <text:s text:c="4"/></text:p>
      <text:p text:style-name="Preformatted_20_Text"><text:s text:c="2"/>tctggtgtct ctggctcagc agtggcgtct tgtggcacct caccctcctc <text:s text:c="2"/>15342 AP008984_1</text:p>
      <text:p text:style-name="Preformatted_20_Text"/>
      <text:p text:style-name="Preformatted_20_Text"/>
      <text:p text:style-name="Preformatted_20_Text"/>
      <text:p text:style-name="Preformatted_20_Text"><text:s text:c="2"/>agcatcctca ccctcctcag catcatcagc agtctcagca tcatcagcag <text:s text:c="2"/>15419 P01 <text:s text:c="4"/></text:p>
      <text:p text:style-name="Preformatted_20_Text"><text:s text:c="2"/>agcatcctca ccctcctcag catcatcagc agtctcagca tcatcagcag <text:s text:c="2"/>15392 AP008984_1</text:p>
      <text:p text:style-name="Preformatted_20_Text"/>
      <text:p text:style-name="Preformatted_20_Text"/>
      <text:p text:style-name="Preformatted_20_Text"/>
      <text:p text:style-name="Preformatted_20_Text"><text:s text:c="2"/>tctcttgtgg gtctctgtct gcagtggaca tcacctcctc ctcaccagca <text:s text:c="2"/>15469 P01 <text:s text:c="4"/></text:p>
      <text:p text:style-name="Preformatted_20_Text"><text:s text:c="2"/>tctcttgtgg gtctctgtct gcagtggaca tcacctcctc ctcaccagca <text:s text:c="2"/>15442 AP008984_1</text:p>
      <text:p text:style-name="Preformatted_20_Text"/>
      <text:p text:style-name="Preformatted_20_Text"/>
      <text:p text:style-name="Preformatted_20_Text"/>
      <text:p text:style-name="Preformatted_20_Text"><text:s text:c="2"/>tcagcagcag gc-------- -tcatcatca tcatcagagt cagagatgag <text:s text:c="2"/>15510 P01 <text:s text:c="4"/></text:p>
      <text:p text:style-name="Preformatted_20_Text"><text:s text:c="2"/>tcagcagcag gctcatcatc atcatcatca tcatcagagt cagagatgag <text:s text:c="2"/>15492 AP008984_1</text:p>
      <text:p text:style-name="Preformatted_20_Text"/>
      <text:p text:style-name="Preformatted_20_Text"/>
      <text:p text:style-name="Preformatted_20_Text"/>
      <text:p text:style-name="Preformatted_20_Text"><text:s text:c="2"/>gatggtctca gtctgttgtg gtggtggtgt ggacttggct gcacggcgct <text:s text:c="2"/>15560 P01 <text:s text:c="4"/></text:p>
      <text:p text:style-name="Preformatted_20_Text"><text:s text:c="2"/>gatggtctca gtctgttgtg gtggtggtgt ggacttggct gcacggcgct <text:s text:c="2"/>15542 AP008984_1</text:p>
      <text:p text:style-name="Preformatted_20_Text"/>
      <text:p text:style-name="Preformatted_20_Text"/>
      <text:p text:style-name="Preformatted_20_Text"/>
      <text:p text:style-name="Preformatted_20_Text"><text:s text:c="2"/>gctcacggct tgcaagacgg ctgaagtaca ggtcttcttg ctcttgcttg <text:s text:c="2"/>15610 P01 <text:s text:c="4"/></text:p>
      <text:p text:style-name="Preformatted_20_Text"><text:s text:c="2"/>gctcacggct tgcaagacgg ctgaagtaca ggtcttcttg ctcttgcttg <text:s text:c="2"/>15592 AP008984_1</text:p>
      <text:p text:style-name="Preformatted_20_Text"/>
      <text:p text:style-name="Preformatted_20_Text"/>
      <text:p text:style-name="Preformatted_20_Text"/>
      <text:p text:style-name="Preformatted_20_Text"><text:s text:c="2"/>ggtacagtga cagtgacagg tgcaggtgca gactcttcct caccttctcc <text:s text:c="2"/>15660 P01 <text:s text:c="4"/></text:p>
      <text:p text:style-name="Preformatted_20_Text"><text:s text:c="2"/>ggtacagtga cagtgacagg tgcaggtgca gactcttcct caccttctcc <text:s text:c="2"/>15642 AP008984_1</text:p>
      <text:p text:style-name="Preformatted_20_Text"/>
      <text:p text:style-name="Preformatted_20_Text"/>
      <text:p text:style-name="Preformatted_20_Text"/>
      <text:p text:style-name="Preformatted_20_Text"><text:s text:c="2"/>atcactcagc tgtgccactt ggtgttgtgg tggtggtggt ggtggtgggt <text:s text:c="2"/>15710 P01 <text:s text:c="4"/></text:p>
      <text:p text:style-name="Preformatted_20_Text"><text:s text:c="2"/>atcactcagc tgtgccactt ggtgttgtgg tggtggt--- --------gt <text:s text:c="2"/>15681 AP008984_1</text:p>
      <text:p text:style-name="Preformatted_20_Text"/>
      <text:p text:style-name="Preformatted_20_Text"/>
      <text:p text:style-name="Preformatted_20_Text"/>
      <text:p text:style-name="Preformatted_20_Text"><text:s text:c="2"/>gggagtgcgt ggtgcaggtt caggtgctgt ctgctgctgt acctctgctg <text:s text:c="2"/>15760 P01 <text:s text:c="4"/></text:p>
      <text:p text:style-name="Preformatted_20_Text"><text:s text:c="2"/>gggagtgcgt ggtgcaggtt caggtgctgt ctgctgctgt acctctgctg <text:s text:c="2"/>15731 AP008984_1</text:p>
      <text:p text:style-name="Preformatted_20_Text"/>
      <text:p text:style-name="Preformatted_20_Text"/>
      <text:p text:style-name="Preformatted_20_Text"/>
      <text:p text:style-name="Preformatted_20_Text"><text:s text:c="2"/>ctgcagtctc ctcatcatca ctgctggatg tcacattgtc tgcatactgc <text:s text:c="2"/>15810 P01 <text:s text:c="4"/></text:p>
      <text:p text:style-name="Preformatted_20_Text"><text:s text:c="2"/>ctgcagtctc ctcatcatca ctgctggatg tcacattgtc tgcatactgc <text:s text:c="2"/>15781 AP008984_1</text:p>
      <text:p text:style-name="Preformatted_20_Text"/>
      <text:p text:style-name="Preformatted_20_Text"/>
      <text:p text:style-name="Preformatted_20_Text"/>
      <text:p text:style-name="Preformatted_20_Text"><text:s text:c="2"/>ttcaccttct tcaacagcag gctggaaggg tcgtagggtg caaagccgcg <text:s text:c="2"/>15860 P01 <text:s text:c="4"/></text:p>
      <text:p text:style-name="Preformatted_20_Text"><text:s text:c="2"/>ttcaccttct tcaacagcag gctggaaggg tcgtagggtg caaagccgcg <text:s text:c="2"/>15831 AP008984_1</text:p>
      <text:p text:style-name="Preformatted_20_Text"/>
      <text:p text:style-name="Preformatted_20_Text"/>
      <text:p text:style-name="Preformatted_20_Text"/>
      <text:p text:style-name="Preformatted_20_Text"><text:s text:c="2"/>tctgacagtg tcccatctct tggcagccag gtcacacacc ttctgcatgc <text:s text:c="2"/>15910 P01 <text:s text:c="4"/></text:p>
      <text:p text:style-name="Preformatted_20_Text"><text:s text:c="2"/>tctgacagtg tcccatctct tggcagccag gtcacacacc ttctgcatgc <text:s text:c="2"/>15881 AP008984_1</text:p>
      <text:p text:style-name="Preformatted_20_Text"/>
      <text:p text:style-name="Preformatted_20_Text"/>
      <text:p text:style-name="Preformatted_20_Text"/>
      <text:p text:style-name="Preformatted_20_Text"><text:s text:c="2"/>tgccagtctt gttcatctcc cccatgctgc caaatctgta acacatctcc <text:s text:c="2"/>15960 P01 <text:s text:c="4"/></text:p>
      <text:p text:style-name="Preformatted_20_Text"><text:s text:c="2"/>tgccagtctt gttcatctcc cccatgctgc caaatctgta acacatctcc <text:s text:c="2"/>15931 AP008984_1</text:p>
      <text:p text:style-name="Preformatted_20_Text"/>
      <text:p text:style-name="Preformatted_20_Text"><text:soft-page-break/></text:p>
      <text:p text:style-name="Preformatted_20_Text"/>
      <text:p text:style-name="Preformatted_20_Text"><text:s text:c="2"/>atggcaaggc acatgaaggc cttcttgcaa tctgcacaca caatacaaga <text:s text:c="2"/>16010 P01 <text:s text:c="4"/></text:p>
      <text:p text:style-name="Preformatted_20_Text"><text:s text:c="2"/>atggcaaggc acatgaaggc cttcttgcaa tctgcacaca caatacaaga <text:s text:c="2"/>15981 AP008984_1</text:p>
      <text:p text:style-name="Preformatted_20_Text"/>
      <text:p text:style-name="Preformatted_20_Text"/>
      <text:p text:style-name="Preformatted_20_Text"/>
      <text:p text:style-name="Preformatted_20_Text"><text:s text:c="2"/>gagagcacac atgagacact gaacatgaac actgaacaca acaacattca <text:s text:c="2"/>16060 P01 <text:s text:c="4"/></text:p>
      <text:p text:style-name="Preformatted_20_Text"><text:s text:c="2"/>gagagcacac atgagacact gaacatgaac actgaacaca acaacattca <text:s text:c="2"/>16031 AP008984_1</text:p>
      <text:p text:style-name="Preformatted_20_Text"/>
      <text:p text:style-name="Preformatted_20_Text"/>
      <text:p text:style-name="Preformatted_20_Text"/>
      <text:p text:style-name="Preformatted_20_Text"><text:s text:c="2"/>caatattcac aatagtattg agtgtgtgtg tgtgtgtgtt gtgtgtgtgt <text:s text:c="2"/>16110 P01 <text:s text:c="4"/></text:p>
      <text:p text:style-name="Preformatted_20_Text"><text:s text:c="2"/>caatattcac aatagca--- ---------- --------tt gtgtgtgtgt <text:s text:c="2"/>16060 AP008984_1</text:p>
      <text:p text:style-name="Preformatted_20_Text"/>
      <text:p text:style-name="Preformatted_20_Text"/>
      <text:p text:style-name="Preformatted_20_Text"/>
      <text:p text:style-name="Preformatted_20_Text"><text:s text:c="2"/>gtgtgtgtgt gtgtgtgtgt gtgtgtgtgt gtgtgtgtgt gtgtgtgtgt <text:s text:c="2"/>16160 P01 <text:s text:c="4"/></text:p>
      <text:p text:style-name="Preformatted_20_Text"><text:s text:c="2"/>gtgtgtgtgt gtgtgtgtgt gtgtgtgtgt gtgtgtgtgt gtgtgtgtgt <text:s text:c="2"/>16110 AP008984_1</text:p>
      <text:p text:style-name="Preformatted_20_Text"/>
      <text:p text:style-name="Preformatted_20_Text"/>
      <text:p text:style-name="Preformatted_20_Text"/>
      <text:p text:style-name="Preformatted_20_Text"><text:s text:c="2"/>gtgtgtgata agagtatgga ataatactta cgggtgatgg ggatggattc <text:s text:c="2"/>16210 P01 <text:s text:c="4"/></text:p>
      <text:p text:style-name="Preformatted_20_Text"><text:s text:c="2"/>gtgtgtgata agagtatgga ataatactta cgggtgatgg ggatggattc <text:s text:c="2"/>16160 AP008984_1</text:p>
      <text:p text:style-name="Preformatted_20_Text"/>
      <text:p text:style-name="Preformatted_20_Text"/>
      <text:p text:style-name="Preformatted_20_Text"/>
      <text:p text:style-name="Preformatted_20_Text"><text:s text:c="2"/>acgcgcagca taaggcccca gcttctcacg tctctcctgg cgtctgtgtt <text:s text:c="2"/>16260 P01 <text:s text:c="4"/></text:p>
      <text:p text:style-name="Preformatted_20_Text"><text:s text:c="2"/>acgcgcagca taaggcccca gcttctcacg tctctcctgg cgtctgtgtt <text:s text:c="2"/>16210 AP008984_1</text:p>
      <text:p text:style-name="Preformatted_20_Text"/>
      <text:p text:style-name="Preformatted_20_Text"/>
      <text:p text:style-name="Preformatted_20_Text"/>
      <text:p text:style-name="Preformatted_20_Text"><text:s text:c="2"/>tacgtctgga aggacctggt gcatcttcat cactgctctc ttgcggcttc <text:s text:c="2"/>16310 P01 <text:s text:c="4"/></text:p>
      <text:p text:style-name="Preformatted_20_Text"><text:s text:c="2"/>tacgtctgga aggacctggt gcatcctcat cactgctctc ttgcggcttc <text:s text:c="2"/>16260 AP008984_1</text:p>
      <text:p text:style-name="Preformatted_20_Text"/>
      <text:p text:style-name="Preformatted_20_Text"/>
      <text:p text:style-name="Preformatted_20_Text"/>
      <text:p text:style-name="Preformatted_20_Text"><text:s text:c="2"/>cagtcagctg cccatctgtc tgcgctctgc ttccatggct tgtcagctcc <text:s text:c="2"/>16360 P01 <text:s text:c="4"/></text:p>
      <text:p text:style-name="Preformatted_20_Text"><text:s text:c="2"/>cagtcagctg cccatctgtc tgcgctctgc ttccatggct tgtcagctcc <text:s text:c="2"/>16310 AP008984_1</text:p>
      <text:p text:style-name="Preformatted_20_Text"/>
      <text:p text:style-name="Preformatted_20_Text"/>
      <text:p text:style-name="Preformatted_20_Text"/>
      <text:p text:style-name="Preformatted_20_Text"><text:s text:c="2"/>cttgtcactc ttgtcagagt gcttgtgctg cttgctcttg ggctcagagg <text:s text:c="2"/>16410 P01 <text:s text:c="4"/></text:p>
      <text:p text:style-name="Preformatted_20_Text"><text:s text:c="2"/>cttgtcactc ttgtcagagt gcttgtgctg cttgctcttg ggctcagagg <text:s text:c="2"/>16360 AP008984_1</text:p>
      <text:p text:style-name="Preformatted_20_Text"/>
      <text:p text:style-name="Preformatted_20_Text"/>
      <text:p text:style-name="Preformatted_20_Text"/>
      <text:p text:style-name="Preformatted_20_Text"><text:s text:c="2"/>gagagggtga gcgcttgcgc tttctcttgc caccttcctt ggctcttggt <text:s text:c="2"/>16460 P01 <text:s text:c="4"/></text:p>
      <text:p text:style-name="Preformatted_20_Text"><text:s text:c="2"/>gagagggtga gcgcttgcgc tttctcttgc caccttcctt ggctcttggt <text:s text:c="2"/>16410 AP008984_1</text:p>
      <text:p text:style-name="Preformatted_20_Text"/>
      <text:p text:style-name="Preformatted_20_Text"/>
      <text:p text:style-name="Preformatted_20_Text"/>
      <text:p text:style-name="Preformatted_20_Text"><text:s text:c="2"/>ggtgaccgct cttcaggtac catttcaacc tcactcctat ctagcatcac <text:s text:c="2"/>16510 P01 <text:s text:c="4"/></text:p>
      <text:p text:style-name="Preformatted_20_Text"><text:s text:c="2"/>ggtgactgct cttcaggtac catttcaacc tcactcctat ctagcatcac <text:s text:c="2"/>16460 AP008984_1</text:p>
      <text:p text:style-name="Preformatted_20_Text"/>
      <text:p text:style-name="Preformatted_20_Text"/>
      <text:p text:style-name="Preformatted_20_Text"/>
      <text:p text:style-name="Preformatted_20_Text"><text:s text:c="2"/>aacaggtgtt ctggactcac caagtctctg ctgaccagat gaattgggtg <text:s text:c="2"/>16560 P01 <text:s text:c="4"/></text:p>
      <text:p text:style-name="Preformatted_20_Text"><text:s text:c="2"/>aacaggtgtt ctggactcac caagtctctg ctgagcagat gaattgggtg <text:s text:c="2"/>16510 AP008984_1</text:p>
      <text:p text:style-name="Preformatted_20_Text"/>
      <text:p text:style-name="Preformatted_20_Text"/>
      <text:p text:style-name="Preformatted_20_Text"/>
      <text:p text:style-name="Preformatted_20_Text"><text:s text:c="2"/>gtgtggacct ggacctggac ctggagtctt tcctcacagt cttgggcttt <text:s text:c="2"/>16610 P01 <text:s text:c="4"/></text:p>
      <text:p text:style-name="Preformatted_20_Text"><text:s text:c="2"/>gtgtggacct ggacctggac ctggagtctt tcctcacagt cttgggcttt <text:s text:c="2"/>16560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tgcttgggtc ttgctctgcg tgtgccatgc tccttgatgt actgtctgta <text:s text:c="2"/>16660 P01 <text:s text:c="4"/></text:p>
      <text:p text:style-name="Preformatted_20_Text"><text:s text:c="2"/>tgcttgggtc ttgctctgcg tgtgccatgc tccttgatgt actgtctgta <text:s text:c="2"/>16610 AP008984_1</text:p>
      <text:p text:style-name="Preformatted_20_Text"/>
      <text:p text:style-name="Preformatted_20_Text"/>
      <text:p text:style-name="Preformatted_20_Text"/>
      <text:p text:style-name="Preformatted_20_Text"><text:s text:c="2"/>gtctggtact gtcatgtcca tctcagcagc tgcagcctgc tccttggcct <text:s text:c="2"/>16710 P01 <text:s text:c="4"/></text:p>
      <text:p text:style-name="Preformatted_20_Text"><text:s text:c="2"/>gtctggtact gtcatgtcca tctcagcagc tgcagcctgc tccttggcct <text:s text:c="2"/>16660 AP008984_1</text:p>
      <text:p text:style-name="Preformatted_20_Text"/>
      <text:p text:style-name="Preformatted_20_Text"/>
      <text:p text:style-name="Preformatted_20_Text"/>
      <text:p text:style-name="Preformatted_20_Text"><text:s text:c="2"/>tcagtctggc tctgtagtgc ctgtccctcc tggccttgta ccacttggag <text:s text:c="2"/>16760 P01 <text:s text:c="4"/></text:p>
      <text:p text:style-name="Preformatted_20_Text"><text:s text:c="2"/>tcagtctggc tctgtagtgc ctgtccctcc tggccttgta ccacttggag <text:s text:c="2"/>16710 AP008984_1</text:p>
      <text:p text:style-name="Preformatted_20_Text"/>
      <text:p text:style-name="Preformatted_20_Text"/>
      <text:p text:style-name="Preformatted_20_Text"/>
      <text:p text:style-name="Preformatted_20_Text"><text:s text:c="2"/>cgtctctcag gctcagtcag tggtggtgca aactcagagt cagattcagg <text:s text:c="2"/>16810 P01 <text:s text:c="4"/></text:p>
      <text:p text:style-name="Preformatted_20_Text"><text:s text:c="2"/>cgtctctcag gctcagtcag tggtggtgca aactcagagt cagattcagg <text:s text:c="2"/>16760 AP008984_1</text:p>
      <text:p text:style-name="Preformatted_20_Text"/>
      <text:p text:style-name="Preformatted_20_Text"/>
      <text:p text:style-name="Preformatted_20_Text"/>
      <text:p text:style-name="Preformatted_20_Text"><text:s text:c="2"/>acgctttctg ggttcttcat cagactgttc aatctcactc tcatccagct <text:s text:c="2"/>16860 P01 <text:s text:c="4"/></text:p>
      <text:p text:style-name="Preformatted_20_Text"><text:s text:c="2"/>acgctttctg ggttcttcat cagactgttc aatctcactc tcatccagct <text:s text:c="2"/>16810 AP008984_1</text:p>
      <text:p text:style-name="Preformatted_20_Text"/>
      <text:p text:style-name="Preformatted_20_Text"/>
      <text:p text:style-name="Preformatted_20_Text"/>
      <text:p text:style-name="Preformatted_20_Text"><text:s text:c="2"/>ctaccctcac acgttttggc ttgtgcttgg gtggtggtgt gggctgagaa <text:s text:c="2"/>16910 P01 <text:s text:c="4"/></text:p>
      <text:p text:style-name="Preformatted_20_Text"><text:s text:c="2"/>ctaccctcac acgttttggc ttgtgcttgg gtggtggtgt gggctgagaa <text:s text:c="2"/>16860 AP008984_1</text:p>
      <text:p text:style-name="Preformatted_20_Text"/>
      <text:p text:style-name="Preformatted_20_Text"/>
      <text:p text:style-name="Preformatted_20_Text"/>
      <text:p text:style-name="Preformatted_20_Text"><text:s text:c="2"/>ggtccagaca cactcacatc atcttcctcc tcttcaacaa catgtttctt <text:s text:c="2"/>16960 P01 <text:s text:c="4"/></text:p>
      <text:p text:style-name="Preformatted_20_Text"><text:s text:c="2"/>ggtccagaca cactcacatc atcttcctcc tcttcaacaa catgtttctt <text:s text:c="2"/>16910 AP008984_1</text:p>
      <text:p text:style-name="Preformatted_20_Text"/>
      <text:p text:style-name="Preformatted_20_Text"/>
      <text:p text:style-name="Preformatted_20_Text"/>
      <text:p text:style-name="Preformatted_20_Text"><text:s text:c="2"/>gctcttgtgc ttgctcttgt ctttcttctt cttgtccctc ttctctttct <text:s text:c="2"/>17010 P01 <text:s text:c="4"/></text:p>
      <text:p text:style-name="Preformatted_20_Text"><text:s text:c="2"/>gctcttgtgc ttgctcttgt ctttcttctt cttgtccctc ttctctttct <text:s text:c="2"/>16960 AP008984_1</text:p>
      <text:p text:style-name="Preformatted_20_Text"/>
      <text:p text:style-name="Preformatted_20_Text"/>
      <text:p text:style-name="Preformatted_20_Text"/>
      <text:p text:style-name="Preformatted_20_Text"><text:s text:c="2"/>ctctcctctc tctcttgtct ttgcttttgc ttttgctttt cttttt-tct <text:s text:c="2"/>17059 P01 <text:s text:c="4"/></text:p>
      <text:p text:style-name="Preformatted_20_Text"><text:s text:c="2"/>ctctcctctc tctcttgtct ttgcttttgc ttttgctttt ctttttctct <text:s text:c="2"/>17010 AP008984_1</text:p>
      <text:p text:style-name="Preformatted_20_Text"/>
      <text:p text:style-name="Preformatted_20_Text"/>
      <text:p text:style-name="Preformatted_20_Text"/>
      <text:p text:style-name="Preformatted_20_Text"><text:s text:c="2"/>ttctcaccat gcttgcttga cttgcgtctc acaacaacat cttcactatc <text:s text:c="2"/>17109 P01 <text:s text:c="4"/></text:p>
      <text:p text:style-name="Preformatted_20_Text"><text:s text:c="2"/>ttctcaccat gcttgcttga cttgcgtctc acaacaacat cttcactatc <text:s text:c="2"/>17060 AP008984_1</text:p>
      <text:p text:style-name="Preformatted_20_Text"/>
      <text:p text:style-name="Preformatted_20_Text"/>
      <text:p text:style-name="Preformatted_20_Text"/>
      <text:p text:style-name="Preformatted_20_Text"><text:s text:c="2"/>ttcttcttct tcaacagcaa gagcttcttc tacaacctct tcttcagtct <text:s text:c="2"/>17159 P01 <text:s text:c="4"/></text:p>
      <text:p text:style-name="Preformatted_20_Text"><text:s text:c="2"/>ttcttcttct tcaacagcaa gagcttcttc tacaacctct tcttcagtct <text:s text:c="2"/>17110 AP008984_1</text:p>
      <text:p text:style-name="Preformatted_20_Text"/>
      <text:p text:style-name="Preformatted_20_Text"/>
      <text:p text:style-name="Preformatted_20_Text"/>
      <text:p text:style-name="Preformatted_20_Text"><text:s text:c="2"/>cttccccacc actcaaaaca acaagagtct taccatgggt cagaggctgg <text:s text:c="2"/>17209 P01 <text:s text:c="4"/></text:p>
      <text:p text:style-name="Preformatted_20_Text"><text:s text:c="2"/>cttccccacc actcaaaaca acaagagtct taccatgggt cagaggctgg <text:s text:c="2"/>17160 AP008984_1</text:p>
      <text:p text:style-name="Preformatted_20_Text"/>
      <text:p text:style-name="Preformatted_20_Text"/>
      <text:p text:style-name="Preformatted_20_Text"/>
      <text:p text:style-name="Preformatted_20_Text"><text:s text:c="2"/>ttgtcatgct caagaggtcc ttgcagatca gtctctctgt agcgctgtct <text:s text:c="2"/>17259 P01 <text:s text:c="4"/></text:p>
      <text:p text:style-name="Preformatted_20_Text"><text:soft-page-break/><text:s text:c="2"/>ttgtcatgct caagaggtcc ttgcagatca gtctctctgt agcgctgtct <text:s text:c="2"/>17210 AP008984_1</text:p>
      <text:p text:style-name="Preformatted_20_Text"/>
      <text:p text:style-name="Preformatted_20_Text"/>
      <text:p text:style-name="Preformatted_20_Text"/>
      <text:p text:style-name="Preformatted_20_Text"><text:s text:c="2"/>catttgctca tgcagacgct cgatctcatc aggctcatag tcagacaaat <text:s text:c="2"/>17309 P01 <text:s text:c="4"/></text:p>
      <text:p text:style-name="Preformatted_20_Text"><text:s text:c="2"/>catttgctca tgcagacgct cgatctcatc aggctcatag tcagacaaat <text:s text:c="2"/>17260 AP008984_1</text:p>
      <text:p text:style-name="Preformatted_20_Text"/>
      <text:p text:style-name="Preformatted_20_Text"/>
      <text:p text:style-name="Preformatted_20_Text"/>
      <text:p text:style-name="Preformatted_20_Text"><text:s text:c="2"/>cagttgctct cacagacttc ttggctactg gtacacgtgc tgaagaggta <text:s text:c="2"/>17359 P01 <text:s text:c="4"/></text:p>
      <text:p text:style-name="Preformatted_20_Text"><text:s text:c="2"/>cagttgctct cacagacttc ttggctactg gtacacgtgc tgaagaggta <text:s text:c="2"/>17310 AP008984_1</text:p>
      <text:p text:style-name="Preformatted_20_Text"/>
      <text:p text:style-name="Preformatted_20_Text"/>
      <text:p text:style-name="Preformatted_20_Text"/>
      <text:p text:style-name="Preformatted_20_Text"><text:s text:c="2"/>cctgctgttg gaggtcttgc tgatctgggt gttgaagaag cgaactttct <text:s text:c="2"/>17409 P01 <text:s text:c="4"/></text:p>
      <text:p text:style-name="Preformatted_20_Text"><text:s text:c="2"/>cctgctgttg gaggtcttgc tgatctgggt gttgaagaag cgaactttct <text:s text:c="2"/>17360 AP008984_1</text:p>
      <text:p text:style-name="Preformatted_20_Text"/>
      <text:p text:style-name="Preformatted_20_Text"/>
      <text:p text:style-name="Preformatted_20_Text"/>
      <text:p text:style-name="Preformatted_20_Text"><text:s text:c="2"/>tgctgctttc acttgctgct ggcgctgctg ctcggtctcg ctatcgtact <text:s text:c="2"/>17459 P01 <text:s text:c="4"/></text:p>
      <text:p text:style-name="Preformatted_20_Text"><text:s text:c="2"/>tgctgctttc acttgctgct ggcgctgctg ctcggtctcg ctatcgtact <text:s text:c="2"/>17410 AP008984_1</text:p>
      <text:p text:style-name="Preformatted_20_Text"/>
      <text:p text:style-name="Preformatted_20_Text"/>
      <text:p text:style-name="Preformatted_20_Text"/>
      <text:p text:style-name="Preformatted_20_Text"><text:s text:c="2"/>cggatgaaga catggtacta gttgtagttg ttcaagtatc aaagtgtcaa <text:s text:c="2"/>17509 P01 <text:s text:c="4"/></text:p>
      <text:p text:style-name="Preformatted_20_Text"><text:s text:c="2"/>cggatgaaga catggtacta gttgtagttg ttcaagtatc aaagtgtcaa <text:s text:c="2"/>17460 AP008984_1</text:p>
      <text:p text:style-name="Preformatted_20_Text"/>
      <text:p text:style-name="Preformatted_20_Text"/>
      <text:p text:style-name="Preformatted_20_Text"/>
      <text:p text:style-name="Preformatted_20_Text"><text:s text:c="2"/>agtgttcaaa gcgctcaaac gacaaagtgt caaagtctcg aaaaagtaac <text:s text:c="2"/>17559 P01 <text:s text:c="4"/></text:p>
      <text:p text:style-name="Preformatted_20_Text"><text:s text:c="2"/>agtgttcaaa gcgctcaaac gacaaagtgt caaagtctcg aaaaagtaac <text:s text:c="2"/>17510 AP008984_1</text:p>
      <text:p text:style-name="Preformatted_20_Text"/>
      <text:p text:style-name="Preformatted_20_Text"/>
      <text:p text:style-name="Preformatted_20_Text"/>
      <text:p text:style-name="Preformatted_20_Text"><text:s text:c="2"/>aaagtgtcaa tgaaagtcta cgaacgctaa gcgaaaatgc aaggcggcgt <text:s text:c="2"/>17609 P01 <text:s text:c="4"/></text:p>
      <text:p text:style-name="Preformatted_20_Text"><text:s text:c="2"/>aaagtgtcaa tgaaagtcta cgaacgctaa gcgaaaatgc aaggcggcgt <text:s text:c="2"/>17560 AP008984_1</text:p>
      <text:p text:style-name="Preformatted_20_Text"/>
      <text:p text:style-name="Preformatted_20_Text"/>
      <text:p text:style-name="Preformatted_20_Text"/>
      <text:p text:style-name="Preformatted_20_Text"><text:s text:c="2"/>gctctgataa gaatggcagc ttcccgctca gtctctcctt tatgagcgcg <text:s text:c="2"/>17659 P01 <text:s text:c="4"/></text:p>
      <text:p text:style-name="Preformatted_20_Text"><text:s text:c="2"/>gctctgataa gaatggcagc ttcccgctca gtctctcctt tatgagcgcg <text:s text:c="2"/>17610 AP008984_1</text:p>
      <text:p text:style-name="Preformatted_20_Text"/>
      <text:p text:style-name="Preformatted_20_Text"/>
      <text:p text:style-name="Preformatted_20_Text"/>
      <text:p text:style-name="Preformatted_20_Text"><text:s text:c="2"/>ccggctccgc ctcccagccc cgcccgcaca gaggtgactc agttaagttt <text:s text:c="2"/>17709 P01 <text:s text:c="4"/></text:p>
      <text:p text:style-name="Preformatted_20_Text"><text:s text:c="2"/>ccggctccgc ctcccagccc cgcccgcaca gaggtgactc agttaagttt <text:s text:c="2"/>17660 AP008984_1</text:p>
      <text:p text:style-name="Preformatted_20_Text"/>
      <text:p text:style-name="Preformatted_20_Text"/>
      <text:p text:style-name="Preformatted_20_Text"/>
      <text:p text:style-name="Preformatted_20_Text"><text:s text:c="2"/>cgattcacgc ccaaggcgtc gcccacgccg tctcacaggg cgtcgtcaca <text:s text:c="2"/>17759 P01 <text:s text:c="4"/></text:p>
      <text:p text:style-name="Preformatted_20_Text"><text:s text:c="2"/>cgattcacgc ccaaggcgtc gcccacgccg tctcacaggg cgtcgtcaca <text:s text:c="2"/>17710 AP008984_1</text:p>
      <text:p text:style-name="Preformatted_20_Text"/>
      <text:p text:style-name="Preformatted_20_Text"/>
      <text:p text:style-name="Preformatted_20_Text"/>
      <text:p text:style-name="Preformatted_20_Text"><text:s text:c="2"/>acaagtccaa gtatgtacaa tatttacaat aattacagtc ttgcaatgaa <text:s text:c="2"/>17809 P01 <text:s text:c="4"/></text:p>
      <text:p text:style-name="Preformatted_20_Text"><text:s text:c="2"/>acaagtccaa gtatgtacaa tatttacaat aattacagtc ttgcaatgaa <text:s text:c="2"/>17760 AP008984_1</text:p>
      <text:p text:style-name="Preformatted_20_Text"/>
      <text:p text:style-name="Preformatted_20_Text"/>
      <text:p text:style-name="Preformatted_20_Text"/>
      <text:p text:style-name="Preformatted_20_Text"><text:s text:c="2"/>tcagagtttc tgtcttactc aatcctgcga cgccttgcct gcggggcagc <text:s text:c="2"/>17859 P01 <text:s text:c="4"/></text:p>
      <text:p text:style-name="Preformatted_20_Text"><text:s text:c="2"/>tcagagtttc tgtcttactc aatcctgcga cgccttgcct gcggggcagc <text:s text:c="2"/>17810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ttcggcctcg ttgccctcct cgtcgctgtc ccttgtacgc cgtcttgcct <text:s text:c="2"/>17909 P01 <text:s text:c="4"/></text:p>
      <text:p text:style-name="Preformatted_20_Text"><text:s text:c="2"/>ttcggcctcg ttgccctcct cgtcgctgtc ccttgtacgc cgtcttgcct <text:s text:c="2"/>17860 AP008984_1</text:p>
      <text:p text:style-name="Preformatted_20_Text"/>
      <text:p text:style-name="Preformatted_20_Text"/>
      <text:p text:style-name="Preformatted_20_Text"/>
      <text:p text:style-name="Preformatted_20_Text"><text:s text:c="2"/>gacgctcttg gtgctctctg taggccctct ccatgctctc cttgcgcctc <text:s text:c="2"/>17959 P01 <text:s text:c="4"/></text:p>
      <text:p text:style-name="Preformatted_20_Text"><text:s text:c="2"/>gacgctcttg gtgctctctg taggccctct ccatgctctc cttgcgcctc <text:s text:c="2"/>17910 AP008984_1</text:p>
      <text:p text:style-name="Preformatted_20_Text"/>
      <text:p text:style-name="Preformatted_20_Text"/>
      <text:p text:style-name="Preformatted_20_Text"/>
      <text:p text:style-name="Preformatted_20_Text"><text:s text:c="2"/>ttcacatcac acaacagact gtaaggtgta gcataagaag tagactctac <text:s text:c="2"/>18009 P01 <text:s text:c="4"/></text:p>
      <text:p text:style-name="Preformatted_20_Text"><text:s text:c="2"/>ttcacatcac acaacagact gtaaggtgta gcataagaag tagactctac <text:s text:c="2"/>17960 AP008984_1</text:p>
      <text:p text:style-name="Preformatted_20_Text"/>
      <text:p text:style-name="Preformatted_20_Text"/>
      <text:p text:style-name="Preformatted_20_Text"/>
      <text:p text:style-name="Preformatted_20_Text"><text:s text:c="2"/>ctcacactcc actccgttga tcactctgtt catggtcagg ctgctctgct <text:s text:c="2"/>18059 P01 <text:s text:c="4"/></text:p>
      <text:p text:style-name="Preformatted_20_Text"><text:s text:c="2"/>ttcacactcc actccgttga tcactctgtt catggtcagg ctgctctgct <text:s text:c="2"/>18010 AP008984_1</text:p>
      <text:p text:style-name="Preformatted_20_Text"/>
      <text:p text:style-name="Preformatted_20_Text"/>
      <text:p text:style-name="Preformatted_20_Text"/>
      <text:p text:style-name="Preformatted_20_Text"><text:s text:c="2"/>cagtcaccct cacatgtgaa gagttgtccc catcataaga cgtcgtgctg <text:s text:c="2"/>18109 P01 <text:s text:c="4"/></text:p>
      <text:p text:style-name="Preformatted_20_Text"><text:s text:c="2"/>cagtcaccct cacatgtgaa gagttgtccc catcataaga cgtcgtgctg <text:s text:c="2"/>18060 AP008984_1</text:p>
      <text:p text:style-name="Preformatted_20_Text"/>
      <text:p text:style-name="Preformatted_20_Text"/>
      <text:p text:style-name="Preformatted_20_Text"/>
      <text:p text:style-name="Preformatted_20_Text"><text:s text:c="2"/>tcaggcgcac actcgtcctc atcactccat gtatgcacat cagccatgct <text:s text:c="2"/>18159 P01 <text:s text:c="4"/></text:p>
      <text:p text:style-name="Preformatted_20_Text"><text:s text:c="2"/>tcaggcgcac actcgtcctc atcactccat gtatgcacat cagccatgct <text:s text:c="2"/>18110 AP008984_1</text:p>
      <text:p text:style-name="Preformatted_20_Text"/>
      <text:p text:style-name="Preformatted_20_Text"/>
      <text:p text:style-name="Preformatted_20_Text"/>
      <text:p text:style-name="Preformatted_20_Text"><text:s text:c="2"/>cattgaacgt acactggtgt cactcactgt gttgtcttgt agaggagcgt <text:s text:c="2"/>18209 P01 <text:s text:c="4"/></text:p>
      <text:p text:style-name="Preformatted_20_Text"><text:s text:c="2"/>cattgaacgt acactggtgt cactcactgt gttgtcttgt agaggagcgt <text:s text:c="2"/>18160 AP008984_1</text:p>
      <text:p text:style-name="Preformatted_20_Text"/>
      <text:p text:style-name="Preformatted_20_Text"/>
      <text:p text:style-name="Preformatted_20_Text"/>
      <text:p text:style-name="Preformatted_20_Text"><text:s text:c="2"/>ctacagcgat ggtgcgtctc catgagctgg tctcccccgt aaccagatcc <text:s text:c="2"/>18259 P01 <text:s text:c="4"/></text:p>
      <text:p text:style-name="Preformatted_20_Text"><text:s text:c="2"/>ctacagcgat ggtgcgtctc catgagctgg tctcccccgt aaccagatcc <text:s text:c="2"/>18210 AP008984_1</text:p>
      <text:p text:style-name="Preformatted_20_Text"/>
      <text:p text:style-name="Preformatted_20_Text"/>
      <text:p text:style-name="Preformatted_20_Text"/>
      <text:p text:style-name="Preformatted_20_Text"><text:s text:c="2"/>ttgaggtgcc tgggcagctc atctagtctc aggcctacca gtctgaaggt <text:s text:c="2"/>18309 P01 <text:s text:c="4"/></text:p>
      <text:p text:style-name="Preformatted_20_Text"><text:s text:c="2"/>ttgaggtgcc tgggcagctc atctagtctc aggcctacca gtctgaaggt <text:s text:c="2"/>18260 AP008984_1</text:p>
      <text:p text:style-name="Preformatted_20_Text"/>
      <text:p text:style-name="Preformatted_20_Text"/>
      <text:p text:style-name="Preformatted_20_Text"/>
      <text:p text:style-name="Preformatted_20_Text"><text:s text:c="2"/>gtctacgtgc gtggttctga aacactcggt gtagatggtc aggcacagca <text:s text:c="2"/>18359 P01 <text:s text:c="4"/></text:p>
      <text:p text:style-name="Preformatted_20_Text"><text:s text:c="2"/>gtctacgtgc gtggttctga aacactcggt gtagatggtc aggcacagca <text:s text:c="2"/>18310 AP008984_1</text:p>
      <text:p text:style-name="Preformatted_20_Text"/>
      <text:p text:style-name="Preformatted_20_Text"/>
      <text:p text:style-name="Preformatted_20_Text"/>
      <text:p text:style-name="Preformatted_20_Text"><text:s text:c="2"/>tcttgagcgt ggtcagggtc aggttgaaac caaacagttc acgcaccact <text:s text:c="2"/>18409 P01 <text:s text:c="4"/></text:p>
      <text:p text:style-name="Preformatted_20_Text"><text:s text:c="2"/>tcttgagcgt ggtcagggtc aggttgaaac caaacagttc acgcaccact <text:s text:c="2"/>18360 AP008984_1</text:p>
      <text:p text:style-name="Preformatted_20_Text"/>
      <text:p text:style-name="Preformatted_20_Text"/>
      <text:p text:style-name="Preformatted_20_Text"/>
      <text:p text:style-name="Preformatted_20_Text"><text:s text:c="2"/>ctgaacacag tgcaggcggc ttgtctcacc tcacacttca gcctgtcgtc <text:s text:c="2"/>18459 P01 <text:s text:c="4"/></text:p>
      <text:p text:style-name="Preformatted_20_Text"><text:s text:c="2"/>ctgaacacag tgcaggcggc ttgtctcacc tcacacttca gcctgtcgtc <text:s text:c="2"/>18410 AP008984_1</text:p>
      <text:p text:style-name="Preformatted_20_Text"/>
      <text:p text:style-name="Preformatted_20_Text"/>
      <text:p text:style-name="Preformatted_20_Text"/>
      <text:p text:style-name="Preformatted_20_Text"><text:s text:c="2"/>cacctgccat gctgggctgc ccctcgcgtc tctatggatg gagaagacgc <text:s text:c="2"/>18509 P01 <text:s text:c="4"/></text:p>
      <text:p text:style-name="Preformatted_20_Text"><text:s text:c="2"/>cacctgccat gctgggctgc ccctcgcgtc tctatggatg gagaagacgc <text:s text:c="2"/>18460 AP008984_1</text:p>
      <text:p text:style-name="Preformatted_20_Text"/>
      <text:p text:style-name="Preformatted_20_Text"/>
      <text:p text:style-name="Preformatted_20_Text"><text:soft-page-break/></text:p>
      <text:p text:style-name="Preformatted_20_Text"><text:s text:c="2"/>tcttcagcct cagcctcagc tcaaacatgg tctctggtgt gcacagcgtg <text:s text:c="2"/>18559 P01 <text:s text:c="4"/></text:p>
      <text:p text:style-name="Preformatted_20_Text"><text:s text:c="2"/>tcttcagcct cagcctcagc tcaaacatgg tctctggtgt gcacagcgtg <text:s text:c="2"/>18510 AP008984_1</text:p>
      <text:p text:style-name="Preformatted_20_Text"/>
      <text:p text:style-name="Preformatted_20_Text"/>
      <text:p text:style-name="Preformatted_20_Text"/>
      <text:p text:style-name="Preformatted_20_Text"><text:s text:c="2"/>cgtccgtggt cagtcacacc aagcacgagt cgcgtcgcct tgatcaccgt <text:s text:c="2"/>18609 P01 <text:s text:c="4"/></text:p>
      <text:p text:style-name="Preformatted_20_Text"><text:s text:c="2"/>cgtccgtggt cagtcacacc aagcacgagt cgcgtcgcct tgatcaccgt <text:s text:c="2"/>18560 AP008984_1</text:p>
      <text:p text:style-name="Preformatted_20_Text"/>
      <text:p text:style-name="Preformatted_20_Text"/>
      <text:p text:style-name="Preformatted_20_Text"/>
      <text:p text:style-name="Preformatted_20_Text"><text:s text:c="2"/>cgcacacgtc gtcctcccgg gtctgaacat ctctgggatg atgtccctca <text:s text:c="2"/>18659 P01 <text:s text:c="4"/></text:p>
      <text:p text:style-name="Preformatted_20_Text"><text:s text:c="2"/>cgcacacgtc gtcctcacgg gtctgaacat ctctgggatg atgtccctca <text:s text:c="2"/>18610 AP008984_1</text:p>
      <text:p text:style-name="Preformatted_20_Text"/>
      <text:p text:style-name="Preformatted_20_Text"/>
      <text:p text:style-name="Preformatted_20_Text"/>
      <text:p text:style-name="Preformatted_20_Text"><text:s text:c="2"/>gtccagccat cacaagcact gcgttgtttg ccattgtagg ttgttggtgt <text:s text:c="2"/>18709 P01 <text:s text:c="4"/></text:p>
      <text:p text:style-name="Preformatted_20_Text"><text:s text:c="2"/>gtccagccat cacaagcact gcgttgtttg ccattgtagg ttgttggtgt <text:s text:c="2"/>18660 AP008984_1</text:p>
      <text:p text:style-name="Preformatted_20_Text"/>
      <text:p text:style-name="Preformatted_20_Text"/>
      <text:p text:style-name="Preformatted_20_Text"/>
      <text:p text:style-name="Preformatted_20_Text"><text:s text:c="2"/>agtattagag cactagtatt agagcactaa aagtattaaa gtgttagagt <text:s text:c="2"/>18759 P01 <text:s text:c="4"/></text:p>
      <text:p text:style-name="Preformatted_20_Text"><text:s text:c="2"/>agtattagag cactagtatt agagcactaa aagtattaaa gtgttagagt <text:s text:c="2"/>18710 AP008984_1</text:p>
      <text:p text:style-name="Preformatted_20_Text"/>
      <text:p text:style-name="Preformatted_20_Text"/>
      <text:p text:style-name="Preformatted_20_Text"/>
      <text:p text:style-name="Preformatted_20_Text"><text:s text:c="2"/>acaaacgacg tagcgtctag gtctatagtc tagagtatga atgaagttga <text:s text:c="2"/>18809 P01 <text:s text:c="4"/></text:p>
      <text:p text:style-name="Preformatted_20_Text"><text:s text:c="2"/>acaaacgacg tagcgtctag gtctatagtc tagagtatga atgaagttga <text:s text:c="2"/>18760 AP008984_1</text:p>
      <text:p text:style-name="Preformatted_20_Text"/>
      <text:p text:style-name="Preformatted_20_Text"/>
      <text:p text:style-name="Preformatted_20_Text"/>
      <text:p text:style-name="Preformatted_20_Text"><text:s text:c="2"/>gcggcagcca ttgcgcatgt cccacattag ctcctcccct tcccacccaa <text:s text:c="2"/>18859 P01 <text:s text:c="4"/></text:p>
      <text:p text:style-name="Preformatted_20_Text"><text:s text:c="2"/>gcggcagcca ttgcgcctgt cccacattag ctcctcccct tcccacccaa <text:s text:c="2"/>18810 AP008984_1</text:p>
      <text:p text:style-name="Preformatted_20_Text"/>
      <text:p text:style-name="Preformatted_20_Text"/>
      <text:p text:style-name="Preformatted_20_Text"/>
      <text:p text:style-name="Preformatted_20_Text"><text:s text:c="2"/>tgaataatcg aacggtcatc acacaccctt cccagcagtg ggtgactcat <text:s text:c="2"/>18909 P01 <text:s text:c="4"/></text:p>
      <text:p text:style-name="Preformatted_20_Text"><text:s text:c="2"/>tgaataatcg aacggtcatc acacaccctt cccagcagtg ggtgactcat <text:s text:c="2"/>18860 AP008984_1</text:p>
      <text:p text:style-name="Preformatted_20_Text"/>
      <text:p text:style-name="Preformatted_20_Text"/>
      <text:p text:style-name="Preformatted_20_Text"/>
      <text:p text:style-name="Preformatted_20_Text"><text:s text:c="2"/>agtaattaag tggtgtacaa aacgaaacat agtaattaag tgttgcgcaa <text:s text:c="2"/>18959 P01 <text:s text:c="4"/></text:p>
      <text:p text:style-name="Preformatted_20_Text"><text:s text:c="2"/>agtaattaag tggtgtacaa aacgaaacat agtaattaag tgttgcgcaa <text:s text:c="2"/>18910 AP008984_1</text:p>
      <text:p text:style-name="Preformatted_20_Text"/>
      <text:p text:style-name="Preformatted_20_Text"/>
      <text:p text:style-name="Preformatted_20_Text"/>
      <text:p text:style-name="Preformatted_20_Text"><text:s text:c="2"/>aacgaaaacc acagtaatta agtgttgcgc aaaacgaaac agttgtgcga <text:s text:c="2"/>19009 P01 <text:s text:c="4"/></text:p>
      <text:p text:style-name="Preformatted_20_Text"><text:s text:c="2"/>aacgaaaacc acagtaatta agtgttgcgc aaaacgaaac agttgtgcga <text:s text:c="2"/>18960 AP008984_1</text:p>
      <text:p text:style-name="Preformatted_20_Text"/>
      <text:p text:style-name="Preformatted_20_Text"/>
      <text:p text:style-name="Preformatted_20_Text"/>
      <text:p text:style-name="Preformatted_20_Text"><text:s text:c="2"/>aacgaaacca cagtgattaa gtgttgcgca aaacgaaaca gttgtgcgaa <text:s text:c="2"/>19059 P01 <text:s text:c="4"/></text:p>
      <text:p text:style-name="Preformatted_20_Text"><text:s text:c="2"/>aacgaaacca cagtgattaa gtgttgcg-- ---------- ---------- <text:s text:c="2"/>18988 AP008984_1</text:p>
      <text:p text:style-name="Preformatted_20_Text"/>
      <text:p text:style-name="Preformatted_20_Text"/>
      <text:p text:style-name="Preformatted_20_Text"/>
      <text:p text:style-name="Preformatted_20_Text"><text:s text:c="2"/>acgaaaccac agtgattaag tgttgcacaa aacgaaacag ttgtgcgaaa <text:s text:c="2"/>19109 P01 <text:s text:c="4"/></text:p>
      <text:p text:style-name="Preformatted_20_Text"><text:s text:c="2"/>---------- ---------- -------caa aacgaaacag ttgtgcgaaa <text:s text:c="2"/>19011 AP008984_1</text:p>
      <text:p text:style-name="Preformatted_20_Text"/>
      <text:p text:style-name="Preformatted_20_Text"/>
      <text:p text:style-name="Preformatted_20_Text"/>
      <text:p text:style-name="Preformatted_20_Text"><text:s text:c="2"/>cgaaaccaca gtgattaagt gttgcgcaaa acgaaacagt tgtgcgaaac <text:s text:c="2"/>19159 P01 <text:s text:c="4"/></text:p>
      <text:p text:style-name="Preformatted_20_Text"><text:s text:c="2"/>cgaaaccaca gtgattaagt gttgcgcaaa acgaaacagt tgtgcgaaac <text:s text:c="2"/>19061 AP008984_1</text:p>
      <text:p text:style-name="Preformatted_20_Text"/>
      <text:p text:style-name="Preformatted_20_Text"><text:soft-page-break/></text:p>
      <text:p text:style-name="Preformatted_20_Text"/>
      <text:p text:style-name="Preformatted_20_Text"><text:s text:c="2"/>gaaaaccaca gttaagtg-- ---------- ---------- ---------- <text:s text:c="2"/>19177 P01 <text:s text:c="4"/></text:p>
      <text:p text:style-name="Preformatted_20_Text"><text:s text:c="2"/>gaaaaccaca gttaagtgtt gtcaaaacga aacagttgtg cgaaacgaaa <text:s text:c="2"/>19111 AP008984_1</text:p>
      <text:p text:style-name="Preformatted_20_Text"/>
      <text:p text:style-name="Preformatted_20_Text"/>
      <text:p text:style-name="Preformatted_20_Text"/>
      <text:p text:style-name="Preformatted_20_Text"><text:s text:c="2"/>---------- ----ttgtca aaacgaaaca gttgtgcgaa acgaaaccac <text:s text:c="2"/>19213 P01 <text:s text:c="4"/></text:p>
      <text:p text:style-name="Preformatted_20_Text"><text:s text:c="2"/>accacagtta agtgttgtca aaacgaaaca gttgtgcgaa acgaaaccac <text:s text:c="2"/>19161 AP008984_1</text:p>
      <text:p text:style-name="Preformatted_20_Text"/>
      <text:p text:style-name="Preformatted_20_Text"/>
      <text:p text:style-name="Preformatted_20_Text"/>
      <text:p text:style-name="Preformatted_20_Text"><text:s text:c="2"/>agtgattaag tgttgtcaaa acgaatcata gtaattaagt gttgcgcaaa <text:s text:c="2"/>19263 P01 <text:s text:c="4"/></text:p>
      <text:p text:style-name="Preformatted_20_Text"><text:s text:c="2"/>agtgattaag tgttgtcaaa acgaatcata gtaattaagt gttgcgcaaa <text:s text:c="2"/>19211 AP008984_1</text:p>
      <text:p text:style-name="Preformatted_20_Text"/>
      <text:p text:style-name="Preformatted_20_Text"/>
      <text:p text:style-name="Preformatted_20_Text"/>
      <text:p text:style-name="Preformatted_20_Text"><text:s text:c="2"/>atgaaaacca caacgatcgg tgtcattcaa aacatgtttg tttattctca <text:s text:c="2"/>19313 P01 <text:s text:c="4"/></text:p>
      <text:p text:style-name="Preformatted_20_Text"><text:s text:c="2"/>atgaaaacca caacgatcgg tgtcattcaa aacatgtttg tttattctca <text:s text:c="2"/>19261 AP008984_1</text:p>
      <text:p text:style-name="Preformatted_20_Text"/>
      <text:p text:style-name="Preformatted_20_Text"/>
      <text:p text:style-name="Preformatted_20_Text"/>
      <text:p text:style-name="Preformatted_20_Text"><text:s text:c="2"/>catcacacgc aatcaatcac aattcaatac aatacaattc aattcaacgg <text:s text:c="2"/>19363 P01 <text:s text:c="4"/></text:p>
      <text:p text:style-name="Preformatted_20_Text"><text:s text:c="2"/>catcacacgc aatcaatcac aattcaatac aatacaattc aattcaacgg <text:s text:c="2"/>19311 AP008984_1</text:p>
      <text:p text:style-name="Preformatted_20_Text"/>
      <text:p text:style-name="Preformatted_20_Text"/>
      <text:p text:style-name="Preformatted_20_Text"/>
      <text:p text:style-name="Preformatted_20_Text"><text:s text:c="2"/>taaattggac aaagacatta tggacatggc actgggcaat ggtgtggatg <text:s text:c="2"/>19413 P01 <text:s text:c="4"/></text:p>
      <text:p text:style-name="Preformatted_20_Text"><text:s text:c="2"/>taaattggac aaagacatta tggacatggc actgggcaat ggtgtggatg <text:s text:c="2"/>19361 AP008984_1</text:p>
      <text:p text:style-name="Preformatted_20_Text"/>
      <text:p text:style-name="Preformatted_20_Text"/>
      <text:p text:style-name="Preformatted_20_Text"/>
      <text:p text:style-name="Preformatted_20_Text"><text:s text:c="2"/>gtgtgcttgg ttcatcttca tcttctgtgg tagtggaagt gtggggcagc <text:s text:c="2"/>19463 P01 <text:s text:c="4"/></text:p>
      <text:p text:style-name="Preformatted_20_Text"><text:s text:c="2"/>gtgtgcttgg ttcatcttca tcttctgtgg tagtggaagt gtggggcagc <text:s text:c="2"/>19411 AP008984_1</text:p>
      <text:p text:style-name="Preformatted_20_Text"/>
      <text:p text:style-name="Preformatted_20_Text"/>
      <text:p text:style-name="Preformatted_20_Text"/>
      <text:p text:style-name="Preformatted_20_Text"><text:s text:c="2"/>catctcaagc tctgaccagt gcgtctctgt agtctcctct gtctcatcag <text:s text:c="2"/>19513 P01 <text:s text:c="4"/></text:p>
      <text:p text:style-name="Preformatted_20_Text"><text:s text:c="2"/>catctcaagc tctgaccagt gcgtctctgt agtctcctct gtctcatcag <text:s text:c="2"/>19461 AP008984_1</text:p>
      <text:p text:style-name="Preformatted_20_Text"/>
      <text:p text:style-name="Preformatted_20_Text"/>
      <text:p text:style-name="Preformatted_20_Text"/>
      <text:p text:style-name="Preformatted_20_Text"><text:s text:c="2"/>tgtccacagc tccttgaagt cacagctctg cctgcccttc atcagctcaa <text:s text:c="2"/>19563 P01 <text:s text:c="4"/></text:p>
      <text:p text:style-name="Preformatted_20_Text"><text:s text:c="2"/>tgtccacagc tccttgaagt cacagctctg cctgcccttc atcagctcaa <text:s text:c="2"/>19511 AP008984_1</text:p>
      <text:p text:style-name="Preformatted_20_Text"/>
      <text:p text:style-name="Preformatted_20_Text"/>
      <text:p text:style-name="Preformatted_20_Text"/>
      <text:p text:style-name="Preformatted_20_Text"><text:s text:c="2"/>agtgtgaggc ctgtctgtgt gtggggttgg gtatggcctt gtgctccatg <text:s text:c="2"/>19613 P01 <text:s text:c="4"/></text:p>
      <text:p text:style-name="Preformatted_20_Text"><text:s text:c="2"/>agtgtgaggc ctgtctgtgt gtggggttgg gtatggcctt gtgctccatg <text:s text:c="2"/>19561 AP008984_1</text:p>
      <text:p text:style-name="Preformatted_20_Text"/>
      <text:p text:style-name="Preformatted_20_Text"/>
      <text:p text:style-name="Preformatted_20_Text"/>
      <text:p text:style-name="Preformatted_20_Text"><text:s text:c="2"/>tatgtgggct catcctcaca cagtgtccct gtacgtgaca tgcaccatta <text:s text:c="2"/>19663 P01 <text:s text:c="4"/></text:p>
      <text:p text:style-name="Preformatted_20_Text"><text:s text:c="2"/>tatgtgggct catcctcaca cagtgtccct gtacgtgaca tgcaccatta <text:s text:c="2"/>19611 AP008984_1</text:p>
      <text:p text:style-name="Preformatted_20_Text"/>
      <text:p text:style-name="Preformatted_20_Text"/>
      <text:p text:style-name="Preformatted_20_Text"/>
      <text:p text:style-name="Preformatted_20_Text"><text:s text:c="2"/>gtataaagtg ccaaagtact agaagtgcca aagtactagc aatataataa <text:s text:c="2"/>19713 P01 <text:s text:c="4"/></text:p>
      <text:p text:style-name="Preformatted_20_Text"><text:s text:c="2"/>gtataaagtg ccaaagtact agaagtgcca aagtactagc aatataataa <text:s text:c="2"/>19661 AP008984_1</text:p>
      <text:p text:style-name="Preformatted_20_Text"/>
      <text:p text:style-name="Preformatted_20_Text"/>
      <text:p text:style-name="Preformatted_20_Text"/>
      <text:p text:style-name="Preformatted_20_Text"><text:s text:c="2"/>tataataata taataatata acaatataac acttacgtgt gttcattgta <text:s text:c="2"/>19763 P01 <text:s text:c="4"/></text:p>
      <text:p text:style-name="Preformatted_20_Text"><text:s text:c="2"/>tataataata taataatata acaatataac acttacgtgt gttcattgta <text:s text:c="2"/>19711 AP008984_1</text:p>
      <text:p text:style-name="Preformatted_20_Text"><text:soft-page-break/></text:p>
      <text:p text:style-name="Preformatted_20_Text"/>
      <text:p text:style-name="Preformatted_20_Text"/>
      <text:p text:style-name="Preformatted_20_Text"><text:s text:c="2"/>gtgttcatag ttgttctagt agttctagta gtatagtaca agtgtagaga <text:s text:c="2"/>19813 P01 <text:s text:c="4"/></text:p>
      <text:p text:style-name="Preformatted_20_Text"><text:s text:c="2"/>gtgttcatag ttgttctagt agttctagta gtatagtaca agtgtagaga <text:s text:c="2"/>19761 AP008984_1</text:p>
      <text:p text:style-name="Preformatted_20_Text"/>
      <text:p text:style-name="Preformatted_20_Text"/>
      <text:p text:style-name="Preformatted_20_Text"/>
      <text:p text:style-name="Preformatted_20_Text"><text:s text:c="2"/>gatgtggtct caagagatgc tctgtctgat ctgagtgtgt gggctctgag <text:s text:c="2"/>19863 P01 <text:s text:c="4"/></text:p>
      <text:p text:style-name="Preformatted_20_Text"><text:s text:c="2"/>gatgtggtct caagagatgc tctgtctgat ctgagtgtgt gggctctgag <text:s text:c="2"/>19811 AP008984_1</text:p>
      <text:p text:style-name="Preformatted_20_Text"/>
      <text:p text:style-name="Preformatted_20_Text"/>
      <text:p text:style-name="Preformatted_20_Text"/>
      <text:p text:style-name="Preformatted_20_Text"><text:s text:c="2"/>tctggctcat atagtgtcca ctgactcagt tcatagtgca tcatcgtgca <text:s text:c="2"/>19913 P01 <text:s text:c="4"/></text:p>
      <text:p text:style-name="Preformatted_20_Text"><text:s text:c="2"/>tctggctcat atagtgtcca ctgactcagt tcatagtgca tcatcgtgca <text:s text:c="2"/>19861 AP008984_1</text:p>
      <text:p text:style-name="Preformatted_20_Text"/>
      <text:p text:style-name="Preformatted_20_Text"/>
      <text:p text:style-name="Preformatted_20_Text"/>
      <text:p text:style-name="Preformatted_20_Text"><text:s text:c="2"/>tcatagtgtg tggtgagtgt accaagtacc aaggatgacc atgagaggta <text:s text:c="2"/>19963 P01 <text:s text:c="4"/></text:p>
      <text:p text:style-name="Preformatted_20_Text"><text:s text:c="2"/>tcatagtgtg tggtgagtgt accaagtacc aaggatgacc atgagaggta <text:s text:c="2"/>19911 AP008984_1</text:p>
      <text:p text:style-name="Preformatted_20_Text"/>
      <text:p text:style-name="Preformatted_20_Text"/>
      <text:p text:style-name="Preformatted_20_Text"/>
      <text:p text:style-name="Preformatted_20_Text"><text:s text:c="2"/>tagctcaagt gcatttattg ataaatcata acatatcagt gcaatggtac <text:s text:c="2"/>20013 P01 <text:s text:c="4"/></text:p>
      <text:p text:style-name="Preformatted_20_Text"><text:s text:c="2"/>tagctcaagt gcatttattg ataaatcata acatatcagt gcaatggtac <text:s text:c="2"/>19961 AP008984_1</text:p>
      <text:p text:style-name="Preformatted_20_Text"/>
      <text:p text:style-name="Preformatted_20_Text"/>
      <text:p text:style-name="Preformatted_20_Text"/>
      <text:p text:style-name="Preformatted_20_Text"><text:s text:c="2"/>agtacaacag tggcatcaaa caccaatgcc tccatcaata acagtgtcca <text:s text:c="2"/>20063 P01 <text:s text:c="4"/></text:p>
      <text:p text:style-name="Preformatted_20_Text"><text:s text:c="2"/>agtacaacag tggcatcaaa caccaa---- -----caata acagtgtcca <text:s text:c="2"/>20002 AP008984_1</text:p>
      <text:p text:style-name="Preformatted_20_Text"/>
      <text:p text:style-name="Preformatted_20_Text"/>
      <text:p text:style-name="Preformatted_20_Text"/>
      <text:p text:style-name="Preformatted_20_Text"><text:s text:c="2"/>tagatttacg tgcattcact ctctgtattc tagtaatttt ggcacgtttg <text:s text:c="2"/>20113 P01 <text:s text:c="4"/></text:p>
      <text:p text:style-name="Preformatted_20_Text"><text:s text:c="2"/>tagatttacg tgcattcact ctctgtattc tagtaatttt ggcacgtttg <text:s text:c="2"/>20052 AP008984_1</text:p>
      <text:p text:style-name="Preformatted_20_Text"/>
      <text:p text:style-name="Preformatted_20_Text"/>
      <text:p text:style-name="Preformatted_20_Text"/>
      <text:p text:style-name="Preformatted_20_Text"><text:s text:c="2"/>cgtgccagca gctgttgctt tctcagatag cagctatcat tgcgaccaag <text:s text:c="2"/>20163 P01 <text:s text:c="4"/></text:p>
      <text:p text:style-name="Preformatted_20_Text"><text:s text:c="2"/>cgtgccagca gctgttgctt tctcagatag cagctatcat tgcgaccaag <text:s text:c="2"/>20102 AP008984_1</text:p>
      <text:p text:style-name="Preformatted_20_Text"/>
      <text:p text:style-name="Preformatted_20_Text"/>
      <text:p text:style-name="Preformatted_20_Text"/>
      <text:p text:style-name="Preformatted_20_Text"><text:s text:c="2"/>gtaagacgca ccagccctgt gcatgatcat actatcaaca ctttgacaca <text:s text:c="2"/>20213 P01 <text:s text:c="4"/></text:p>
      <text:p text:style-name="Preformatted_20_Text"><text:s text:c="2"/>gtaagacgca ccagccctgt gcatgatcat actatcaaca ctttgacaca <text:s text:c="2"/>20152 AP008984_1</text:p>
      <text:p text:style-name="Preformatted_20_Text"/>
      <text:p text:style-name="Preformatted_20_Text"/>
      <text:p text:style-name="Preformatted_20_Text"/>
      <text:p text:style-name="Preformatted_20_Text"><text:s text:c="2"/>tcttaataga atcaactaca gcagcattat tagcatcaac aagagaatca <text:s text:c="2"/>20263 P01 <text:s text:c="4"/></text:p>
      <text:p text:style-name="Preformatted_20_Text"><text:s text:c="2"/>tcttaataga atcaactaca gcagcattat tagcatcaac aagagaatca <text:s text:c="2"/>20202 AP008984_1</text:p>
      <text:p text:style-name="Preformatted_20_Text"/>
      <text:p text:style-name="Preformatted_20_Text"/>
      <text:p text:style-name="Preformatted_20_Text"/>
      <text:p text:style-name="Preformatted_20_Text"><text:s text:c="2"/>gcagggtaat caaccagtgc atacacatgc tcttcttctt cttgctgttg <text:s text:c="2"/>20313 P01 <text:s text:c="4"/></text:p>
      <text:p text:style-name="Preformatted_20_Text"><text:s text:c="2"/>gcagggtaat caaccagtgc atacacatgc tcttcttctt cttgctgttg <text:s text:c="2"/>20252 AP008984_1</text:p>
      <text:p text:style-name="Preformatted_20_Text"/>
      <text:p text:style-name="Preformatted_20_Text"/>
      <text:p text:style-name="Preformatted_20_Text"/>
      <text:p text:style-name="Preformatted_20_Text"><text:s text:c="2"/>gagtctgtcc ttcacctcgc tgtacggctc aagcatgggc acctcaggct <text:s text:c="2"/>20363 P01 <text:s text:c="4"/></text:p>
      <text:p text:style-name="Preformatted_20_Text"><text:s text:c="2"/>gagtctgtcc ttcacctcgc tgtacggctc aagcatgggc acctcaggct <text:s text:c="2"/>20302 AP008984_1</text:p>
      <text:p text:style-name="Preformatted_20_Text"/>
      <text:p text:style-name="Preformatted_20_Text"/>
      <text:p text:style-name="Preformatted_20_Text"/>
      <text:p text:style-name="Preformatted_20_Text"><text:s text:c="2"/>caggcacttc aggcagaggt ctctgggcca gcggggcagc agcatcagct <text:s text:c="2"/>20413 P01 <text:s text:c="4"/></text:p>
      <text:p text:style-name="Preformatted_20_Text"><text:soft-page-break/><text:s text:c="2"/>caggcacttc aggcagaggt ctctgggcca gcggggcagc agcatcagct <text:s text:c="2"/>20352 AP008984_1</text:p>
      <text:p text:style-name="Preformatted_20_Text"/>
      <text:p text:style-name="Preformatted_20_Text"/>
      <text:p text:style-name="Preformatted_20_Text"/>
      <text:p text:style-name="Preformatted_20_Text"><text:s text:c="2"/>tcaggtgtca gggcatcacg tctccccact gtaacatgag atgcacagtc <text:s text:c="2"/>20463 P01 <text:s text:c="4"/></text:p>
      <text:p text:style-name="Preformatted_20_Text"><text:s text:c="2"/>tcaggtgtca gggcatcacg tctccccact gtaacatgag atgcacagtc <text:s text:c="2"/>20402 AP008984_1</text:p>
      <text:p text:style-name="Preformatted_20_Text"/>
      <text:p text:style-name="Preformatted_20_Text"/>
      <text:p text:style-name="Preformatted_20_Text"/>
      <text:p text:style-name="Preformatted_20_Text"><text:s text:c="2"/>agagtcaagc aagcaagcac gagtatataa gagtataaga gcatcagtat <text:s text:c="2"/>20513 P01 <text:s text:c="4"/></text:p>
      <text:p text:style-name="Preformatted_20_Text"><text:s text:c="2"/>agagtcaagc aagcaagcac gagtatataa gagtataaga gcatcagtat <text:s text:c="2"/>20452 AP008984_1</text:p>
      <text:p text:style-name="Preformatted_20_Text"/>
      <text:p text:style-name="Preformatted_20_Text"/>
      <text:p text:style-name="Preformatted_20_Text"/>
      <text:p text:style-name="Preformatted_20_Text"><text:s text:c="2"/>tatcacgaga caacagacac aatacttaca agcaccacgg actgtgtaga <text:s text:c="2"/>20563 P01 <text:s text:c="4"/></text:p>
      <text:p text:style-name="Preformatted_20_Text"><text:s text:c="2"/>tatcacgaga caacagacac aatacttaca agcaccacgg actgtgtaga <text:s text:c="2"/>20502 AP008984_1</text:p>
      <text:p text:style-name="Preformatted_20_Text"/>
      <text:p text:style-name="Preformatted_20_Text"/>
      <text:p text:style-name="Preformatted_20_Text"/>
      <text:p text:style-name="Preformatted_20_Text"><text:s text:c="2"/>aggctttgct gaacttcaga aatctggagg ccatggtagt ggtagtgtag <text:s text:c="2"/>20613 P01 <text:s text:c="4"/></text:p>
      <text:p text:style-name="Preformatted_20_Text"><text:s text:c="2"/>aggctttgct gaacttcaga aatctggagg ccatggtagt ggtagtgtag <text:s text:c="2"/>20552 AP008984_1</text:p>
      <text:p text:style-name="Preformatted_20_Text"/>
      <text:p text:style-name="Preformatted_20_Text"/>
      <text:p text:style-name="Preformatted_20_Text"/>
      <text:p text:style-name="Preformatted_20_Text"><text:s text:c="2"/>tagagaggcg gcgtgcaaga cggattagat agagtgagag tgttatgtcc <text:s text:c="2"/>20663 P01 <text:s text:c="4"/></text:p>
      <text:p text:style-name="Preformatted_20_Text"><text:s text:c="2"/>tagagacgcg gcgtgcaaga cggattagat agagtgagag tgttatgtcc <text:s text:c="2"/>20602 AP008984_1</text:p>
      <text:p text:style-name="Preformatted_20_Text"/>
      <text:p text:style-name="Preformatted_20_Text"/>
      <text:p text:style-name="Preformatted_20_Text"/>
      <text:p text:style-name="Preformatted_20_Text"><text:s text:c="2"/>tccatgccat cagcctcagc tcttaaaccc ctctacgcgc gtcaatgtct <text:s text:c="2"/>20713 P01 <text:s text:c="4"/></text:p>
      <text:p text:style-name="Preformatted_20_Text"><text:s text:c="2"/>tccatgccat cagcctcagc tcttaaaccc ctctacgcgc gtcaatgtct <text:s text:c="2"/>20652 AP008984_1</text:p>
      <text:p text:style-name="Preformatted_20_Text"/>
      <text:p text:style-name="Preformatted_20_Text"/>
      <text:p text:style-name="Preformatted_20_Text"/>
      <text:p text:style-name="Preformatted_20_Text"><text:s text:c="2"/>gagtcaattg ggtgtgctga tgctgcgccc atcacggttg cacgcgatac <text:s text:c="2"/>20763 P01 <text:s text:c="4"/></text:p>
      <text:p text:style-name="Preformatted_20_Text"><text:s text:c="2"/>gagtcaattg ggtgtgctga tgctgcgccc atcacggttg cacgcgatac <text:s text:c="2"/>20702 AP008984_1</text:p>
      <text:p text:style-name="Preformatted_20_Text"/>
      <text:p text:style-name="Preformatted_20_Text"/>
      <text:p text:style-name="Preformatted_20_Text"/>
      <text:p text:style-name="Preformatted_20_Text"><text:s text:c="2"/>ctgactcaca gggcggcgtg cacgccggcg caccctaacg acgccttcca <text:s text:c="2"/>20813 P01 <text:s text:c="4"/></text:p>
      <text:p text:style-name="Preformatted_20_Text"><text:s text:c="2"/>ctgactcaca gggcggcgtg cacgccggcg caccctaacg acgccttcca <text:s text:c="2"/>20752 AP008984_1</text:p>
      <text:p text:style-name="Preformatted_20_Text"/>
      <text:p text:style-name="Preformatted_20_Text"/>
      <text:p text:style-name="Preformatted_20_Text"/>
      <text:p text:style-name="Preformatted_20_Text"><text:s text:c="2"/>cccccaccca cgcacccaca cgacgcacga cgcttacgac cacaagccac <text:s text:c="2"/>20863 P01 <text:s text:c="4"/></text:p>
      <text:p text:style-name="Preformatted_20_Text"><text:s text:c="2"/>cc-------- cacgcacaca cgacgcacga cgcttacgac cacaagccac <text:s text:c="2"/>20794 AP008984_1</text:p>
      <text:p text:style-name="Preformatted_20_Text"/>
      <text:p text:style-name="Preformatted_20_Text"/>
      <text:p text:style-name="Preformatted_20_Text"/>
      <text:p text:style-name="Preformatted_20_Text"><text:s text:c="2"/>acctattgcg acataagccg cacaaggtgc acgattactc acaagccaca <text:s text:c="2"/>20913 P01 <text:s text:c="4"/></text:p>
      <text:p text:style-name="Preformatted_20_Text"><text:s text:c="2"/>acctattgcg acataagccg cacaaggtgc acgattactc acaagccaca <text:s text:c="2"/>20844 AP008984_1</text:p>
      <text:p text:style-name="Preformatted_20_Text"/>
      <text:p text:style-name="Preformatted_20_Text"/>
      <text:p text:style-name="Preformatted_20_Text"/>
      <text:p text:style-name="Preformatted_20_Text"><text:s text:c="2"/>cctattgtgc aatacatggc aaggcggcgt gcgtcgtgta tgtgtcaacg <text:s text:c="2"/>20963 P01 <text:s text:c="4"/></text:p>
      <text:p text:style-name="Preformatted_20_Text"><text:s text:c="2"/>cctattgtgc aatacatggc aaggcggcgt gcgtcgtgta tgtgtcaacg <text:s text:c="2"/>20894 AP008984_1</text:p>
      <text:p text:style-name="Preformatted_20_Text"/>
      <text:p text:style-name="Preformatted_20_Text"/>
      <text:p text:style-name="Preformatted_20_Text"/>
      <text:p text:style-name="Preformatted_20_Text"><text:s text:c="2"/>gtgtgtcatg atgtggcaat ggtgtggtgt gtcatagtat gcctagggct <text:s text:c="2"/>21013 P01 <text:s text:c="4"/></text:p>
      <text:p text:style-name="Preformatted_20_Text"><text:s text:c="2"/>gtgtgtcatg atgtggcaat ggtgtggtgt gtcatagtat gcctagggct <text:s text:c="2"/>20944 AP008984_1</text:p>
      <text:p text:style-name="Preformatted_20_Text"/>
      <text:p text:style-name="Preformatted_20_Text"/>
      <text:p text:style-name="Preformatted_20_Text"/>
      <text:p text:style-name="Preformatted_20_Text"><text:soft-page-break/><text:s text:c="2"/>catgcttgtc cctttattgt attatattgt attgtattat attgtatt-t <text:s text:c="2"/>21062 P01 <text:s text:c="4"/></text:p>
      <text:p text:style-name="Preformatted_20_Text"><text:s text:c="2"/>catgcttgtc cctttattgt attatattgt attgtattat attgtattat <text:s text:c="2"/>20994 AP008984_1</text:p>
      <text:p text:style-name="Preformatted_20_Text"/>
      <text:p text:style-name="Preformatted_20_Text"/>
      <text:p text:style-name="Preformatted_20_Text"/>
      <text:p text:style-name="Preformatted_20_Text"><text:s text:c="2"/>attatattat attatattat attatattga agacatgaga gagtagtaca <text:s text:c="2"/>21112 P01 <text:s text:c="4"/></text:p>
      <text:p text:style-name="Preformatted_20_Text"><text:s text:c="2"/>attatattat attatattat attatattga agacatgaga gagtagtaca <text:s text:c="2"/>21044 AP008984_1</text:p>
      <text:p text:style-name="Preformatted_20_Text"/>
      <text:p text:style-name="Preformatted_20_Text"/>
      <text:p text:style-name="Preformatted_20_Text"/>
      <text:p text:style-name="Preformatted_20_Text"><text:s text:c="2"/>gttcaactca ttcaataatt tattatatat gtacaataca catcatggta <text:s text:c="2"/>21162 P01 <text:s text:c="4"/></text:p>
      <text:p text:style-name="Preformatted_20_Text"><text:s text:c="2"/>gttcaactca ttcaataatt tattatatat gtacaataca catcatggta <text:s text:c="2"/>21094 AP008984_1</text:p>
      <text:p text:style-name="Preformatted_20_Text"/>
      <text:p text:style-name="Preformatted_20_Text"/>
      <text:p text:style-name="Preformatted_20_Text"/>
      <text:p text:style-name="Preformatted_20_Text"><text:s text:c="2"/>caacatcaca cagtacatca gggactcatc cagttgccat cacgttcaac <text:s text:c="2"/>21212 P01 <text:s text:c="4"/></text:p>
      <text:p text:style-name="Preformatted_20_Text"><text:s text:c="2"/>caacatcaca cagtacatca gggactcatc cagttgccat cacgttcaac <text:s text:c="2"/>21144 AP008984_1</text:p>
      <text:p text:style-name="Preformatted_20_Text"/>
      <text:p text:style-name="Preformatted_20_Text"/>
      <text:p text:style-name="Preformatted_20_Text"/>
      <text:p text:style-name="Preformatted_20_Text"><text:s text:c="2"/>agcatcagtg ccatcatcat taacaaactt attctgattc ttatcccaac <text:s text:c="2"/>21262 P01 <text:s text:c="4"/></text:p>
      <text:p text:style-name="Preformatted_20_Text"><text:s text:c="2"/>agcatcagtg ccatcatcat taacaaactt attctgattc ttatcccaac <text:s text:c="2"/>21194 AP008984_1</text:p>
      <text:p text:style-name="Preformatted_20_Text"/>
      <text:p text:style-name="Preformatted_20_Text"/>
      <text:p text:style-name="Preformatted_20_Text"/>
      <text:p text:style-name="Preformatted_20_Text"><text:s text:c="2"/>gccagctata gtacacacaa cgcttcttct caagatcaca tgaatacaca <text:s text:c="2"/>21312 P01 <text:s text:c="4"/></text:p>
      <text:p text:style-name="P1"><text:s text:c="2"/>gcca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1:03:09.623606650</meta:creation-date>
    <dc:date>2023-02-14T11:06:16.306367979</dc:date>
    <meta:editing-duration>PT3M7S</meta:editing-duration>
    <meta:editing-cycles>1</meta:editing-cycles>
    <meta:document-statistic meta:table-count="0" meta:image-count="0" meta:object-count="0" meta:page-count="34" meta:paragraph-count="858" meta:word-count="6008" meta:character-count="63398" meta:non-whitespace-character-count="52159"/>
    <meta:generator>LibreOffice/7.3.7.2$Linux_X86_64 LibreOffice_project/30$Build-2</meta:generator>
  </office:meta>
</office:document-meta>
</file>